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9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mc=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mc=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mc=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 office:value-type="string">
            <text:p>#</text:p>
          </table:table-cell>
          <table:table-cell office:value-type="string">
            <text:p>ms=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ms=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ms=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#</text:p>
          </table:table-cell>
          <table:table-cell/>
          <table:table-cell office:value-type="string">
            <text:p>Overhead without spacetree node memory</text:p>
          </table:table-cell>
          <table:table-cell table:number-columns-repeated="3"/>
          <table:table-cell office:value-type="string">
            <text:p>Overhead with 10 Byte spacetree node memory</text:p>
          </table:table-cell>
          <table:table-cell table:number-columns-repeated="3"/>
          <table:table-cell office:value-type="string">
            <text:p>Overhead with 100 Byte spacetree node memory</text:p>
          </table:table-cell>
          <table:table-cell/>
        </table:table-row>
        <table:table-row table:style-name="ro2">
          <table:table-cell office:value-type="string">
            <text:p>#</text:p>
          </table:table-cell>
          <table:table-cell office:value-type="string">
            <text:p>g=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g=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g=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#</text:p>
          </table:table-cell>
          <table:table-cell office:value-type="string">
            <text:p>m</text:p>
          </table:table-cell>
          <table:table-cell table:number-columns-repeated="2" office:value-type="string">
            <text:p>Overhead</text:p>
          </table:table-cell>
          <table:table-cell/>
          <table:table-cell office:value-type="string">
            <text:p>m</text:p>
          </table:table-cell>
          <table:table-cell table:number-columns-repeated="2" office:value-type="string">
            <text:p>Overhead</text:p>
          </table:table-cell>
          <table:table-cell/>
          <table:table-cell office:value-type="string">
            <text:p>m</text:p>
          </table:table-cell>
          <table:table-cell table:number-columns-repeated="2" office:value-type="string">
            <text:p>Overhead</text:p>
          </table:table-cell>
        </table:table-row>
        <table:table-row table:style-name="ro2">
          <table:table-cell/>
          <table:table-cell table:style-name="ce1" office:value-type="float" office:value="1">
            <text:p>1</text:p>
          </table:table-cell>
          <table:table-cell table:style-name="ce2" table:formula="of:=(([.$B6]+[.C$4])^2*[.$C$1]+[.$C$2])/([.$B6]^2*[.$C$1])" office:value-type="float" office:value="4">
            <text:p>4.0000</text:p>
          </table:table-cell>
          <table:table-cell table:style-name="ce2" table:formula="of:=(([.$B6]+[.D$4])^2*[.$C$1]+[.$C$2])/([.$B6]^2*[.$C$1])" office:value-type="float" office:value="9">
            <text:p>9.0000</text:p>
          </table:table-cell>
          <table:table-cell/>
          <table:table-cell table:style-name="ce1"/>
          <table:table-cell table:style-name="ce2" table:formula="of:=(([.$B6]+[.G$4])^2*[.$G$1]+[.$G$2])/([.$B6]^2*[.$G$1])" office:value-type="float" office:value="4.83333333333333">
            <text:p>4.8333</text:p>
          </table:table-cell>
          <table:table-cell table:style-name="ce2" table:formula="of:=(([.$B6]+[.H$4])^2*[.$G$1]+[.$G$2])/([.$B6]^2*[.$G$1])" office:value-type="float" office:value="9.83333333333333">
            <text:p>9.8333</text:p>
          </table:table-cell>
          <table:table-cell/>
          <table:table-cell table:style-name="ce1"/>
          <table:table-cell table:style-name="ce2" table:formula="of:=(([.$B6]+[.K$4])^2*[.$K$1]+[.$K$2])/([.$B6]^2*[.$K$1])" office:value-type="float" office:value="12.3333333333333">
            <text:p>12.3333</text:p>
          </table:table-cell>
          <table:table-cell table:style-name="ce2" table:formula="of:=(([.$B6]+[.L$4])^2*[.$K$1]+[.$K$2])/([.$B6]^2*[.$K$1])" office:value-type="float" office:value="17.3333333333333">
            <text:p>17.3333</text:p>
          </table:table-cell>
        </table:table-row>
        <table:table-row table:style-name="ro2">
          <table:table-cell/>
          <table:table-cell table:style-name="ce1" office:value-type="float" office:value="2">
            <text:p>2</text:p>
          </table:table-cell>
          <table:table-cell table:style-name="ce2" table:formula="of:=(([.$B7]+[.C$4])^2*[.$C$1]+[.$C$2])/([.$B7]^2*[.$C$1])" office:value-type="float" office:value="2.25">
            <text:p>2.2500</text:p>
          </table:table-cell>
          <table:table-cell table:style-name="ce2" table:formula="of:=(([.$B7]+[.D$4])^2*[.$C$1]+[.$C$2])/([.$B7]^2*[.$C$1])" office:value-type="float" office:value="4">
            <text:p>4.0000</text:p>
          </table:table-cell>
          <table:table-cell/>
          <table:table-cell table:style-name="ce1"/>
          <table:table-cell table:style-name="ce2" table:formula="of:=(([.$B7]+[.G$4])^2*[.$G$1]+[.$G$2])/([.$B7]^2*[.$G$1])" office:value-type="float" office:value="2.45833333333333">
            <text:p>2.4583</text:p>
          </table:table-cell>
          <table:table-cell table:style-name="ce2" table:formula="of:=(([.$B7]+[.H$4])^2*[.$G$1]+[.$G$2])/([.$B7]^2*[.$G$1])" office:value-type="float" office:value="4.20833333333333">
            <text:p>4.2083</text:p>
          </table:table-cell>
          <table:table-cell/>
          <table:table-cell table:style-name="ce1"/>
          <table:table-cell table:style-name="ce2" table:formula="of:=(([.$B7]+[.K$4])^2*[.$K$1]+[.$K$2])/([.$B7]^2*[.$K$1])" office:value-type="float" office:value="4.33333333333333">
            <text:p>4.3333</text:p>
          </table:table-cell>
          <table:table-cell table:style-name="ce2" table:formula="of:=(([.$B7]+[.L$4])^2*[.$K$1]+[.$K$2])/([.$B7]^2*[.$K$1])" office:value-type="float" office:value="6.08333333333333">
            <text:p>6.0833</text:p>
          </table:table-cell>
        </table:table-row>
        <table:table-row table:style-name="ro2">
          <table:table-cell/>
          <table:table-cell table:style-name="ce1" office:value-type="float" office:value="3">
            <text:p>3</text:p>
          </table:table-cell>
          <table:table-cell table:style-name="ce2" table:formula="of:=(([.$B8]+[.C$4])^2*[.$C$1]+[.$C$2])/([.$B8]^2*[.$C$1])" office:value-type="float" office:value="1.77777777777778">
            <text:p>1.7778</text:p>
          </table:table-cell>
          <table:table-cell table:style-name="ce2" table:formula="of:=(([.$B8]+[.D$4])^2*[.$C$1]+[.$C$2])/([.$B8]^2*[.$C$1])" office:value-type="float" office:value="2.77777777777778">
            <text:p>2.7778</text:p>
          </table:table-cell>
          <table:table-cell/>
          <table:table-cell table:style-name="ce1"/>
          <table:table-cell table:style-name="ce2" table:formula="of:=(([.$B8]+[.G$4])^2*[.$G$1]+[.$G$2])/([.$B8]^2*[.$G$1])" office:value-type="float" office:value="1.87037037037037">
            <text:p>1.8704</text:p>
          </table:table-cell>
          <table:table-cell table:style-name="ce2" table:formula="of:=(([.$B8]+[.H$4])^2*[.$G$1]+[.$G$2])/([.$B8]^2*[.$G$1])" office:value-type="float" office:value="2.87037037037037">
            <text:p>2.8704</text:p>
          </table:table-cell>
          <table:table-cell/>
          <table:table-cell table:style-name="ce1"/>
          <table:table-cell table:style-name="ce2" table:formula="of:=(([.$B8]+[.K$4])^2*[.$K$1]+[.$K$2])/([.$B8]^2*[.$K$1])" office:value-type="float" office:value="2.7037037037037">
            <text:p>2.7037</text:p>
          </table:table-cell>
          <table:table-cell table:style-name="ce2" table:formula="of:=(([.$B8]+[.L$4])^2*[.$K$1]+[.$K$2])/([.$B8]^2*[.$K$1])" office:value-type="float" office:value="3.7037037037037">
            <text:p>3.7037</text:p>
          </table:table-cell>
        </table:table-row>
        <table:table-row table:style-name="ro2">
          <table:table-cell/>
          <table:table-cell table:style-name="ce1" office:value-type="float" office:value="4">
            <text:p>4</text:p>
          </table:table-cell>
          <table:table-cell table:style-name="ce2" table:formula="of:=(([.$B9]+[.C$4])^2*[.$C$1]+[.$C$2])/([.$B9]^2*[.$C$1])" office:value-type="float" office:value="1.5625">
            <text:p>1.5625</text:p>
          </table:table-cell>
          <table:table-cell table:style-name="ce2" table:formula="of:=(([.$B9]+[.D$4])^2*[.$C$1]+[.$C$2])/([.$B9]^2*[.$C$1])" office:value-type="float" office:value="2.25">
            <text:p>2.2500</text:p>
          </table:table-cell>
          <table:table-cell/>
          <table:table-cell table:style-name="ce1"/>
          <table:table-cell table:style-name="ce2" table:formula="of:=(([.$B9]+[.G$4])^2*[.$G$1]+[.$G$2])/([.$B9]^2*[.$G$1])" office:value-type="float" office:value="1.61458333333333">
            <text:p>1.6146</text:p>
          </table:table-cell>
          <table:table-cell table:style-name="ce2" table:formula="of:=(([.$B9]+[.H$4])^2*[.$G$1]+[.$G$2])/([.$B9]^2*[.$G$1])" office:value-type="float" office:value="2.30208333333333">
            <text:p>2.3021</text:p>
          </table:table-cell>
          <table:table-cell/>
          <table:table-cell table:style-name="ce1"/>
          <table:table-cell table:style-name="ce2" table:formula="of:=(([.$B9]+[.K$4])^2*[.$K$1]+[.$K$2])/([.$B9]^2*[.$K$1])" office:value-type="float" office:value="2.08333333333333">
            <text:p>2.0833</text:p>
          </table:table-cell>
          <table:table-cell table:style-name="ce2" table:formula="of:=(([.$B9]+[.L$4])^2*[.$K$1]+[.$K$2])/([.$B9]^2*[.$K$1])" office:value-type="float" office:value="2.77083333333333">
            <text:p>2.7708</text:p>
          </table:table-cell>
        </table:table-row>
        <table:table-row table:style-name="ro2">
          <table:table-cell/>
          <table:table-cell table:style-name="ce1" office:value-type="float" office:value="5">
            <text:p>5</text:p>
          </table:table-cell>
          <table:table-cell table:style-name="ce2" table:formula="of:=(([.$B10]+[.C$4])^2*[.$C$1]+[.$C$2])/([.$B10]^2*[.$C$1])" office:value-type="float" office:value="1.44">
            <text:p>1.4400</text:p>
          </table:table-cell>
          <table:table-cell table:style-name="ce2" table:formula="of:=(([.$B10]+[.D$4])^2*[.$C$1]+[.$C$2])/([.$B10]^2*[.$C$1])" office:value-type="float" office:value="1.96">
            <text:p>1.9600</text:p>
          </table:table-cell>
          <table:table-cell/>
          <table:table-cell table:style-name="ce1"/>
          <table:table-cell table:style-name="ce2" table:formula="of:=(([.$B10]+[.G$4])^2*[.$G$1]+[.$G$2])/([.$B10]^2*[.$G$1])" office:value-type="float" office:value="1.47333333333333">
            <text:p>1.4733</text:p>
          </table:table-cell>
          <table:table-cell table:style-name="ce2" table:formula="of:=(([.$B10]+[.H$4])^2*[.$G$1]+[.$G$2])/([.$B10]^2*[.$G$1])" office:value-type="float" office:value="1.99333333333333">
            <text:p>1.9933</text:p>
          </table:table-cell>
          <table:table-cell/>
          <table:table-cell table:style-name="ce1"/>
          <table:table-cell table:style-name="ce2" table:formula="of:=(([.$B10]+[.K$4])^2*[.$K$1]+[.$K$2])/([.$B10]^2*[.$K$1])" office:value-type="float" office:value="1.77333333333333">
            <text:p>1.7733</text:p>
          </table:table-cell>
          <table:table-cell table:style-name="ce2" table:formula="of:=(([.$B10]+[.L$4])^2*[.$K$1]+[.$K$2])/([.$B10]^2*[.$K$1])" office:value-type="float" office:value="2.29333333333333">
            <text:p>2.2933</text:p>
          </table:table-cell>
        </table:table-row>
        <table:table-row table:style-name="ro2">
          <table:table-cell/>
          <table:table-cell table:style-name="ce1" office:value-type="float" office:value="6">
            <text:p>6</text:p>
          </table:table-cell>
          <table:table-cell table:style-name="ce2" table:formula="of:=(([.$B11]+[.C$4])^2*[.$C$1]+[.$C$2])/([.$B11]^2*[.$C$1])" office:value-type="float" office:value="1.36111111111111">
            <text:p>1.3611</text:p>
          </table:table-cell>
          <table:table-cell table:style-name="ce2" table:formula="of:=(([.$B11]+[.D$4])^2*[.$C$1]+[.$C$2])/([.$B11]^2*[.$C$1])" office:value-type="float" office:value="1.77777777777778">
            <text:p>1.7778</text:p>
          </table:table-cell>
          <table:table-cell/>
          <table:table-cell table:style-name="ce1"/>
          <table:table-cell table:style-name="ce2" table:formula="of:=(([.$B11]+[.G$4])^2*[.$G$1]+[.$G$2])/([.$B11]^2*[.$G$1])" office:value-type="float" office:value="1.38425925925926">
            <text:p>1.3843</text:p>
          </table:table-cell>
          <table:table-cell table:style-name="ce2" table:formula="of:=(([.$B11]+[.H$4])^2*[.$G$1]+[.$G$2])/([.$B11]^2*[.$G$1])" office:value-type="float" office:value="1.80092592592593">
            <text:p>1.8009</text:p>
          </table:table-cell>
          <table:table-cell/>
          <table:table-cell table:style-name="ce1"/>
          <table:table-cell table:style-name="ce2" table:formula="of:=(([.$B11]+[.K$4])^2*[.$K$1]+[.$K$2])/([.$B11]^2*[.$K$1])" office:value-type="float" office:value="1.59259259259259">
            <text:p>1.5926</text:p>
          </table:table-cell>
          <table:table-cell table:style-name="ce2" table:formula="of:=(([.$B11]+[.L$4])^2*[.$K$1]+[.$K$2])/([.$B11]^2*[.$K$1])" office:value-type="float" office:value="2.00925925925926">
            <text:p>2.0093</text:p>
          </table:table-cell>
        </table:table-row>
        <table:table-row table:style-name="ro2">
          <table:table-cell/>
          <table:table-cell table:style-name="ce1" office:value-type="float" office:value="7">
            <text:p>7</text:p>
          </table:table-cell>
          <table:table-cell table:style-name="ce2" table:formula="of:=(([.$B12]+[.C$4])^2*[.$C$1]+[.$C$2])/([.$B12]^2*[.$C$1])" office:value-type="float" office:value="1.30612244897959">
            <text:p>1.3061</text:p>
          </table:table-cell>
          <table:table-cell table:style-name="ce2" table:formula="of:=(([.$B12]+[.D$4])^2*[.$C$1]+[.$C$2])/([.$B12]^2*[.$C$1])" office:value-type="float" office:value="1.6530612244898">
            <text:p>1.6531</text:p>
          </table:table-cell>
          <table:table-cell/>
          <table:table-cell table:style-name="ce1"/>
          <table:table-cell table:style-name="ce2" table:formula="of:=(([.$B12]+[.G$4])^2*[.$G$1]+[.$G$2])/([.$B12]^2*[.$G$1])" office:value-type="float" office:value="1.32312925170068">
            <text:p>1.3231</text:p>
          </table:table-cell>
          <table:table-cell table:style-name="ce2" table:formula="of:=(([.$B12]+[.H$4])^2*[.$G$1]+[.$G$2])/([.$B12]^2*[.$G$1])" office:value-type="float" office:value="1.67006802721088">
            <text:p>1.6701</text:p>
          </table:table-cell>
          <table:table-cell/>
          <table:table-cell table:style-name="ce1"/>
          <table:table-cell table:style-name="ce2" table:formula="of:=(([.$B12]+[.K$4])^2*[.$K$1]+[.$K$2])/([.$B12]^2*[.$K$1])" office:value-type="float" office:value="1.47619047619048">
            <text:p>1.4762</text:p>
          </table:table-cell>
          <table:table-cell table:style-name="ce2" table:formula="of:=(([.$B12]+[.L$4])^2*[.$K$1]+[.$K$2])/([.$B12]^2*[.$K$1])" office:value-type="float" office:value="1.82312925170068">
            <text:p>1.8231</text:p>
          </table:table-cell>
        </table:table-row>
        <table:table-row table:style-name="ro2">
          <table:table-cell/>
          <table:table-cell table:style-name="ce1" office:value-type="float" office:value="8">
            <text:p>8</text:p>
          </table:table-cell>
          <table:table-cell table:style-name="ce2" table:formula="of:=(([.$B13]+[.C$4])^2*[.$C$1]+[.$C$2])/([.$B13]^2*[.$C$1])" office:value-type="float" office:value="1.265625">
            <text:p>1.2656</text:p>
          </table:table-cell>
          <table:table-cell table:style-name="ce2" table:formula="of:=(([.$B13]+[.D$4])^2*[.$C$1]+[.$C$2])/([.$B13]^2*[.$C$1])" office:value-type="float" office:value="1.5625">
            <text:p>1.5625</text:p>
          </table:table-cell>
          <table:table-cell/>
          <table:table-cell table:style-name="ce1"/>
          <table:table-cell table:style-name="ce2" table:formula="of:=(([.$B13]+[.G$4])^2*[.$G$1]+[.$G$2])/([.$B13]^2*[.$G$1])" office:value-type="float" office:value="1.27864583333333">
            <text:p>1.2786</text:p>
          </table:table-cell>
          <table:table-cell table:style-name="ce2" table:formula="of:=(([.$B13]+[.H$4])^2*[.$G$1]+[.$G$2])/([.$B13]^2*[.$G$1])" office:value-type="float" office:value="1.57552083333333">
            <text:p>1.5755</text:p>
          </table:table-cell>
          <table:table-cell/>
          <table:table-cell table:style-name="ce1"/>
          <table:table-cell table:style-name="ce2" table:formula="of:=(([.$B13]+[.K$4])^2*[.$K$1]+[.$K$2])/([.$B13]^2*[.$K$1])" office:value-type="float" office:value="1.39583333333333">
            <text:p>1.3958</text:p>
          </table:table-cell>
          <table:table-cell table:style-name="ce2" table:formula="of:=(([.$B13]+[.L$4])^2*[.$K$1]+[.$K$2])/([.$B13]^2*[.$K$1])" office:value-type="float" office:value="1.69270833333333">
            <text:p>1.6927</text:p>
          </table:table-cell>
        </table:table-row>
        <table:table-row table:style-name="ro2">
          <table:table-cell/>
          <table:table-cell table:style-name="ce1" office:value-type="float" office:value="9">
            <text:p>9</text:p>
          </table:table-cell>
          <table:table-cell table:style-name="ce2" table:formula="of:=(([.$B14]+[.C$4])^2*[.$C$1]+[.$C$2])/([.$B14]^2*[.$C$1])" office:value-type="float" office:value="1.23456790123457">
            <text:p>1.2346</text:p>
          </table:table-cell>
          <table:table-cell table:style-name="ce2" table:formula="of:=(([.$B14]+[.D$4])^2*[.$C$1]+[.$C$2])/([.$B14]^2*[.$C$1])" office:value-type="float" office:value="1.49382716049383">
            <text:p>1.4938</text:p>
          </table:table-cell>
          <table:table-cell/>
          <table:table-cell table:style-name="ce1"/>
          <table:table-cell table:style-name="ce2" table:formula="of:=(([.$B14]+[.G$4])^2*[.$G$1]+[.$G$2])/([.$B14]^2*[.$G$1])" office:value-type="float" office:value="1.24485596707819">
            <text:p>1.2449</text:p>
          </table:table-cell>
          <table:table-cell table:style-name="ce2" table:formula="of:=(([.$B14]+[.H$4])^2*[.$G$1]+[.$G$2])/([.$B14]^2*[.$G$1])" office:value-type="float" office:value="1.50411522633745">
            <text:p>1.5041</text:p>
          </table:table-cell>
          <table:table-cell/>
          <table:table-cell table:style-name="ce1"/>
          <table:table-cell table:style-name="ce2" table:formula="of:=(([.$B14]+[.K$4])^2*[.$K$1]+[.$K$2])/([.$B14]^2*[.$K$1])" office:value-type="float" office:value="1.33744855967078">
            <text:p>1.3374</text:p>
          </table:table-cell>
          <table:table-cell table:style-name="ce2" table:formula="of:=(([.$B14]+[.L$4])^2*[.$K$1]+[.$K$2])/([.$B14]^2*[.$K$1])" office:value-type="float" office:value="1.59670781893004">
            <text:p>1.5967</text:p>
          </table:table-cell>
        </table:table-row>
        <table:table-row table:style-name="ro2">
          <table:table-cell/>
          <table:table-cell table:style-name="ce1" office:value-type="float" office:value="10">
            <text:p>10</text:p>
          </table:table-cell>
          <table:table-cell table:style-name="ce2" table:formula="of:=(([.$B15]+[.C$4])^2*[.$C$1]+[.$C$2])/([.$B15]^2*[.$C$1])" office:value-type="float" office:value="1.21">
            <text:p>1.2100</text:p>
          </table:table-cell>
          <table:table-cell table:style-name="ce2" table:formula="of:=(([.$B15]+[.D$4])^2*[.$C$1]+[.$C$2])/([.$B15]^2*[.$C$1])" office:value-type="float" office:value="1.44">
            <text:p>1.4400</text:p>
          </table:table-cell>
          <table:table-cell/>
          <table:table-cell table:style-name="ce1"/>
          <table:table-cell table:style-name="ce2" table:formula="of:=(([.$B15]+[.G$4])^2*[.$G$1]+[.$G$2])/([.$B15]^2*[.$G$1])" office:value-type="float" office:value="1.21833333333333">
            <text:p>1.2183</text:p>
          </table:table-cell>
          <table:table-cell table:style-name="ce2" table:formula="of:=(([.$B15]+[.H$4])^2*[.$G$1]+[.$G$2])/([.$B15]^2*[.$G$1])" office:value-type="float" office:value="1.44833333333333">
            <text:p>1.4483</text:p>
          </table:table-cell>
          <table:table-cell/>
          <table:table-cell table:style-name="ce1"/>
          <table:table-cell table:style-name="ce2" table:formula="of:=(([.$B15]+[.K$4])^2*[.$K$1]+[.$K$2])/([.$B15]^2*[.$K$1])" office:value-type="float" office:value="1.29333333333333">
            <text:p>1.2933</text:p>
          </table:table-cell>
          <table:table-cell table:style-name="ce2" table:formula="of:=(([.$B15]+[.L$4])^2*[.$K$1]+[.$K$2])/([.$B15]^2*[.$K$1])" office:value-type="float" office:value="1.52333333333333">
            <text:p>1.5233</text:p>
          </table:table-cell>
        </table:table-row>
        <table:table-row table:style-name="ro2">
          <table:table-cell/>
          <table:table-cell table:style-name="ce1" office:value-type="float" office:value="11">
            <text:p>11</text:p>
          </table:table-cell>
          <table:table-cell table:style-name="ce2" table:formula="of:=(([.$B16]+[.C$4])^2*[.$C$1]+[.$C$2])/([.$B16]^2*[.$C$1])" office:value-type="float" office:value="1.1900826446281">
            <text:p>1.1901</text:p>
          </table:table-cell>
          <table:table-cell table:style-name="ce2" table:formula="of:=(([.$B16]+[.D$4])^2*[.$C$1]+[.$C$2])/([.$B16]^2*[.$C$1])" office:value-type="float" office:value="1.39669421487603">
            <text:p>1.3967</text:p>
          </table:table-cell>
          <table:table-cell/>
          <table:table-cell table:style-name="ce1"/>
          <table:table-cell table:style-name="ce2" table:formula="of:=(([.$B16]+[.G$4])^2*[.$G$1]+[.$G$2])/([.$B16]^2*[.$G$1])" office:value-type="float" office:value="1.1969696969697">
            <text:p>1.1970</text:p>
          </table:table-cell>
          <table:table-cell table:style-name="ce2" table:formula="of:=(([.$B16]+[.H$4])^2*[.$G$1]+[.$G$2])/([.$B16]^2*[.$G$1])" office:value-type="float" office:value="1.40358126721763">
            <text:p>1.4036</text:p>
          </table:table-cell>
          <table:table-cell/>
          <table:table-cell table:style-name="ce1"/>
          <table:table-cell table:style-name="ce2" table:formula="of:=(([.$B16]+[.K$4])^2*[.$K$1]+[.$K$2])/([.$B16]^2*[.$K$1])" office:value-type="float" office:value="1.25895316804408">
            <text:p>1.2590</text:p>
          </table:table-cell>
          <table:table-cell table:style-name="ce2" table:formula="of:=(([.$B16]+[.L$4])^2*[.$K$1]+[.$K$2])/([.$B16]^2*[.$K$1])" office:value-type="float" office:value="1.46556473829201">
            <text:p>1.4656</text:p>
          </table:table-cell>
        </table:table-row>
        <table:table-row table:style-name="ro2">
          <table:table-cell/>
          <table:table-cell table:style-name="ce1" office:value-type="float" office:value="12">
            <text:p>12</text:p>
          </table:table-cell>
          <table:table-cell table:style-name="ce2" table:formula="of:=(([.$B17]+[.C$4])^2*[.$C$1]+[.$C$2])/([.$B17]^2*[.$C$1])" office:value-type="float" office:value="1.17361111111111">
            <text:p>1.1736</text:p>
          </table:table-cell>
          <table:table-cell table:style-name="ce2" table:formula="of:=(([.$B17]+[.D$4])^2*[.$C$1]+[.$C$2])/([.$B17]^2*[.$C$1])" office:value-type="float" office:value="1.36111111111111">
            <text:p>1.3611</text:p>
          </table:table-cell>
          <table:table-cell/>
          <table:table-cell table:style-name="ce1"/>
          <table:table-cell table:style-name="ce2" table:formula="of:=(([.$B17]+[.G$4])^2*[.$G$1]+[.$G$2])/([.$B17]^2*[.$G$1])" office:value-type="float" office:value="1.17939814814815">
            <text:p>1.1794</text:p>
          </table:table-cell>
          <table:table-cell table:style-name="ce2" table:formula="of:=(([.$B17]+[.H$4])^2*[.$G$1]+[.$G$2])/([.$B17]^2*[.$G$1])" office:value-type="float" office:value="1.36689814814815">
            <text:p>1.3669</text:p>
          </table:table-cell>
          <table:table-cell/>
          <table:table-cell table:style-name="ce1"/>
          <table:table-cell table:style-name="ce2" table:formula="of:=(([.$B17]+[.K$4])^2*[.$K$1]+[.$K$2])/([.$B17]^2*[.$K$1])" office:value-type="float" office:value="1.23148148148148">
            <text:p>1.2315</text:p>
          </table:table-cell>
          <table:table-cell table:style-name="ce2" table:formula="of:=(([.$B17]+[.L$4])^2*[.$K$1]+[.$K$2])/([.$B17]^2*[.$K$1])" office:value-type="float" office:value="1.41898148148148">
            <text:p>1.4190</text:p>
          </table:table-cell>
        </table:table-row>
        <table:table-row table:style-name="ro2">
          <table:table-cell/>
          <table:table-cell table:style-name="ce1" office:value-type="float" office:value="13">
            <text:p>13</text:p>
          </table:table-cell>
          <table:table-cell table:style-name="ce2" table:formula="of:=(([.$B18]+[.C$4])^2*[.$C$1]+[.$C$2])/([.$B18]^2*[.$C$1])" office:value-type="float" office:value="1.15976331360947">
            <text:p>1.1598</text:p>
          </table:table-cell>
          <table:table-cell table:style-name="ce2" table:formula="of:=(([.$B18]+[.D$4])^2*[.$C$1]+[.$C$2])/([.$B18]^2*[.$C$1])" office:value-type="float" office:value="1.33136094674556">
            <text:p>1.3314</text:p>
          </table:table-cell>
          <table:table-cell/>
          <table:table-cell table:style-name="ce1"/>
          <table:table-cell table:style-name="ce2" table:formula="of:=(([.$B18]+[.G$4])^2*[.$G$1]+[.$G$2])/([.$B18]^2*[.$G$1])" office:value-type="float" office:value="1.1646942800789">
            <text:p>1.1647</text:p>
          </table:table-cell>
          <table:table-cell table:style-name="ce2" table:formula="of:=(([.$B18]+[.H$4])^2*[.$G$1]+[.$G$2])/([.$B18]^2*[.$G$1])" office:value-type="float" office:value="1.33629191321499">
            <text:p>1.3363</text:p>
          </table:table-cell>
          <table:table-cell/>
          <table:table-cell table:style-name="ce1"/>
          <table:table-cell table:style-name="ce2" table:formula="of:=(([.$B18]+[.K$4])^2*[.$K$1]+[.$K$2])/([.$B18]^2*[.$K$1])" office:value-type="float" office:value="1.20907297830375">
            <text:p>1.2091</text:p>
          </table:table-cell>
          <table:table-cell table:style-name="ce2" table:formula="of:=(([.$B18]+[.L$4])^2*[.$K$1]+[.$K$2])/([.$B18]^2*[.$K$1])" office:value-type="float" office:value="1.38067061143984">
            <text:p>1.3807</text:p>
          </table:table-cell>
        </table:table-row>
        <table:table-row table:style-name="ro2">
          <table:table-cell/>
          <table:table-cell table:style-name="ce1" office:value-type="float" office:value="14">
            <text:p>14</text:p>
          </table:table-cell>
          <table:table-cell table:style-name="ce2" table:formula="of:=(([.$B19]+[.C$4])^2*[.$C$1]+[.$C$2])/([.$B19]^2*[.$C$1])" office:value-type="float" office:value="1.14795918367347">
            <text:p>1.1480</text:p>
          </table:table-cell>
          <table:table-cell table:style-name="ce2" table:formula="of:=(([.$B19]+[.D$4])^2*[.$C$1]+[.$C$2])/([.$B19]^2*[.$C$1])" office:value-type="float" office:value="1.30612244897959">
            <text:p>1.3061</text:p>
          </table:table-cell>
          <table:table-cell/>
          <table:table-cell table:style-name="ce1"/>
          <table:table-cell table:style-name="ce2" table:formula="of:=(([.$B19]+[.G$4])^2*[.$G$1]+[.$G$2])/([.$B19]^2*[.$G$1])" office:value-type="float" office:value="1.15221088435374">
            <text:p>1.1522</text:p>
          </table:table-cell>
          <table:table-cell table:style-name="ce2" table:formula="of:=(([.$B19]+[.H$4])^2*[.$G$1]+[.$G$2])/([.$B19]^2*[.$G$1])" office:value-type="float" office:value="1.31037414965986">
            <text:p>1.3104</text:p>
          </table:table-cell>
          <table:table-cell/>
          <table:table-cell table:style-name="ce1"/>
          <table:table-cell table:style-name="ce2" table:formula="of:=(([.$B19]+[.K$4])^2*[.$K$1]+[.$K$2])/([.$B19]^2*[.$K$1])" office:value-type="float" office:value="1.19047619047619">
            <text:p>1.1905</text:p>
          </table:table-cell>
          <table:table-cell table:style-name="ce2" table:formula="of:=(([.$B19]+[.L$4])^2*[.$K$1]+[.$K$2])/([.$B19]^2*[.$K$1])" office:value-type="float" office:value="1.34863945578231">
            <text:p>1.3486</text:p>
          </table:table-cell>
        </table:table-row>
        <table:table-row table:style-name="ro2">
          <table:table-cell/>
          <table:table-cell table:style-name="ce1" office:value-type="float" office:value="15">
            <text:p>15</text:p>
          </table:table-cell>
          <table:table-cell table:style-name="ce2" table:formula="of:=(([.$B20]+[.C$4])^2*[.$C$1]+[.$C$2])/([.$B20]^2*[.$C$1])" office:value-type="float" office:value="1.13777777777778">
            <text:p>1.1378</text:p>
          </table:table-cell>
          <table:table-cell table:style-name="ce2" table:formula="of:=(([.$B20]+[.D$4])^2*[.$C$1]+[.$C$2])/([.$B20]^2*[.$C$1])" office:value-type="float" office:value="1.28444444444444">
            <text:p>1.2844</text:p>
          </table:table-cell>
          <table:table-cell/>
          <table:table-cell table:style-name="ce1"/>
          <table:table-cell table:style-name="ce2" table:formula="of:=(([.$B20]+[.G$4])^2*[.$G$1]+[.$G$2])/([.$B20]^2*[.$G$1])" office:value-type="float" office:value="1.14148148148148">
            <text:p>1.1415</text:p>
          </table:table-cell>
          <table:table-cell table:style-name="ce2" table:formula="of:=(([.$B20]+[.H$4])^2*[.$G$1]+[.$G$2])/([.$B20]^2*[.$G$1])" office:value-type="float" office:value="1.28814814814815">
            <text:p>1.2881</text:p>
          </table:table-cell>
          <table:table-cell/>
          <table:table-cell table:style-name="ce1"/>
          <table:table-cell table:style-name="ce2" table:formula="of:=(([.$B20]+[.K$4])^2*[.$K$1]+[.$K$2])/([.$B20]^2*[.$K$1])" office:value-type="float" office:value="1.17481481481481">
            <text:p>1.1748</text:p>
          </table:table-cell>
          <table:table-cell table:style-name="ce2" table:formula="of:=(([.$B20]+[.L$4])^2*[.$K$1]+[.$K$2])/([.$B20]^2*[.$K$1])" office:value-type="float" office:value="1.32148148148148">
            <text:p>1.3215</text:p>
          </table:table-cell>
        </table:table-row>
        <table:table-row table:style-name="ro2">
          <table:table-cell/>
          <table:table-cell table:style-name="ce1" office:value-type="float" office:value="16">
            <text:p>16</text:p>
          </table:table-cell>
          <table:table-cell table:style-name="ce2" table:formula="of:=(([.$B21]+[.C$4])^2*[.$C$1]+[.$C$2])/([.$B21]^2*[.$C$1])" office:value-type="float" office:value="1.12890625">
            <text:p>1.1289</text:p>
          </table:table-cell>
          <table:table-cell table:style-name="ce2" table:formula="of:=(([.$B21]+[.D$4])^2*[.$C$1]+[.$C$2])/([.$B21]^2*[.$C$1])" office:value-type="float" office:value="1.265625">
            <text:p>1.2656</text:p>
          </table:table-cell>
          <table:table-cell/>
          <table:table-cell table:style-name="ce1"/>
          <table:table-cell table:style-name="ce2" table:formula="of:=(([.$B21]+[.G$4])^2*[.$G$1]+[.$G$2])/([.$B21]^2*[.$G$1])" office:value-type="float" office:value="1.13216145833333">
            <text:p>1.1322</text:p>
          </table:table-cell>
          <table:table-cell table:style-name="ce2" table:formula="of:=(([.$B21]+[.H$4])^2*[.$G$1]+[.$G$2])/([.$B21]^2*[.$G$1])" office:value-type="float" office:value="1.26888020833333">
            <text:p>1.2689</text:p>
          </table:table-cell>
          <table:table-cell/>
          <table:table-cell table:style-name="ce1"/>
          <table:table-cell table:style-name="ce2" table:formula="of:=(([.$B21]+[.K$4])^2*[.$K$1]+[.$K$2])/([.$B21]^2*[.$K$1])" office:value-type="float" office:value="1.16145833333333">
            <text:p>1.1615</text:p>
          </table:table-cell>
          <table:table-cell table:style-name="ce2" table:formula="of:=(([.$B21]+[.L$4])^2*[.$K$1]+[.$K$2])/([.$B21]^2*[.$K$1])" office:value-type="float" office:value="1.29817708333333">
            <text:p>1.2982</text:p>
          </table:table-cell>
        </table:table-row>
        <table:table-row table:style-name="ro2">
          <table:table-cell/>
          <table:table-cell table:style-name="ce1" office:value-type="float" office:value="17">
            <text:p>17</text:p>
          </table:table-cell>
          <table:table-cell table:style-name="ce2" table:formula="of:=(([.$B22]+[.C$4])^2*[.$C$1]+[.$C$2])/([.$B22]^2*[.$C$1])" office:value-type="float" office:value="1.12110726643599">
            <text:p>1.1211</text:p>
          </table:table-cell>
          <table:table-cell table:style-name="ce2" table:formula="of:=(([.$B22]+[.D$4])^2*[.$C$1]+[.$C$2])/([.$B22]^2*[.$C$1])" office:value-type="float" office:value="1.24913494809689">
            <text:p>1.2491</text:p>
          </table:table-cell>
          <table:table-cell/>
          <table:table-cell table:style-name="ce1"/>
          <table:table-cell table:style-name="ce2" table:formula="of:=(([.$B22]+[.G$4])^2*[.$G$1]+[.$G$2])/([.$B22]^2*[.$G$1])" office:value-type="float" office:value="1.1239907727797">
            <text:p>1.1240</text:p>
          </table:table-cell>
          <table:table-cell table:style-name="ce2" table:formula="of:=(([.$B22]+[.H$4])^2*[.$G$1]+[.$G$2])/([.$B22]^2*[.$G$1])" office:value-type="float" office:value="1.2520184544406">
            <text:p>1.2520</text:p>
          </table:table-cell>
          <table:table-cell/>
          <table:table-cell table:style-name="ce1"/>
          <table:table-cell table:style-name="ce2" table:formula="of:=(([.$B22]+[.K$4])^2*[.$K$1]+[.$K$2])/([.$B22]^2*[.$K$1])" office:value-type="float" office:value="1.14994232987313">
            <text:p>1.1499</text:p>
          </table:table-cell>
          <table:table-cell table:style-name="ce2" table:formula="of:=(([.$B22]+[.L$4])^2*[.$K$1]+[.$K$2])/([.$B22]^2*[.$K$1])" office:value-type="float" office:value="1.27797001153403">
            <text:p>1.2780</text:p>
          </table:table-cell>
        </table:table-row>
        <table:table-row table:style-name="ro2">
          <table:table-cell/>
          <table:table-cell table:style-name="ce1" office:value-type="float" office:value="18">
            <text:p>18</text:p>
          </table:table-cell>
          <table:table-cell table:style-name="ce2" table:formula="of:=(([.$B23]+[.C$4])^2*[.$C$1]+[.$C$2])/([.$B23]^2*[.$C$1])" office:value-type="float" office:value="1.1141975308642">
            <text:p>1.1142</text:p>
          </table:table-cell>
          <table:table-cell table:style-name="ce2" table:formula="of:=(([.$B23]+[.D$4])^2*[.$C$1]+[.$C$2])/([.$B23]^2*[.$C$1])" office:value-type="float" office:value="1.23456790123457">
            <text:p>1.2346</text:p>
          </table:table-cell>
          <table:table-cell/>
          <table:table-cell table:style-name="ce1"/>
          <table:table-cell table:style-name="ce2" table:formula="of:=(([.$B23]+[.G$4])^2*[.$G$1]+[.$G$2])/([.$B23]^2*[.$G$1])" office:value-type="float" office:value="1.1167695473251">
            <text:p>1.1168</text:p>
          </table:table-cell>
          <table:table-cell table:style-name="ce2" table:formula="of:=(([.$B23]+[.H$4])^2*[.$G$1]+[.$G$2])/([.$B23]^2*[.$G$1])" office:value-type="float" office:value="1.23713991769547">
            <text:p>1.2371</text:p>
          </table:table-cell>
          <table:table-cell/>
          <table:table-cell table:style-name="ce1"/>
          <table:table-cell table:style-name="ce2" table:formula="of:=(([.$B23]+[.K$4])^2*[.$K$1]+[.$K$2])/([.$B23]^2*[.$K$1])" office:value-type="float" office:value="1.13991769547325">
            <text:p>1.1399</text:p>
          </table:table-cell>
          <table:table-cell table:style-name="ce2" table:formula="of:=(([.$B23]+[.L$4])^2*[.$K$1]+[.$K$2])/([.$B23]^2*[.$K$1])" office:value-type="float" office:value="1.26028806584362">
            <text:p>1.2603</text:p>
          </table:table-cell>
        </table:table-row>
        <table:table-row table:style-name="ro2">
          <table:table-cell/>
          <table:table-cell table:style-name="ce1" office:value-type="float" office:value="19">
            <text:p>19</text:p>
          </table:table-cell>
          <table:table-cell table:style-name="ce2" table:formula="of:=(([.$B24]+[.C$4])^2*[.$C$1]+[.$C$2])/([.$B24]^2*[.$C$1])" office:value-type="float" office:value="1.10803324099723">
            <text:p>1.1080</text:p>
          </table:table-cell>
          <table:table-cell table:style-name="ce2" table:formula="of:=(([.$B24]+[.D$4])^2*[.$C$1]+[.$C$2])/([.$B24]^2*[.$C$1])" office:value-type="float" office:value="1.22160664819945">
            <text:p>1.2216</text:p>
          </table:table-cell>
          <table:table-cell/>
          <table:table-cell table:style-name="ce1"/>
          <table:table-cell table:style-name="ce2" table:formula="of:=(([.$B24]+[.G$4])^2*[.$G$1]+[.$G$2])/([.$B24]^2*[.$G$1])" office:value-type="float" office:value="1.11034164358264">
            <text:p>1.1103</text:p>
          </table:table-cell>
          <table:table-cell table:style-name="ce2" table:formula="of:=(([.$B24]+[.H$4])^2*[.$G$1]+[.$G$2])/([.$B24]^2*[.$G$1])" office:value-type="float" office:value="1.22391505078486">
            <text:p>1.2239</text:p>
          </table:table-cell>
          <table:table-cell/>
          <table:table-cell table:style-name="ce1"/>
          <table:table-cell table:style-name="ce2" table:formula="of:=(([.$B24]+[.K$4])^2*[.$K$1]+[.$K$2])/([.$B24]^2*[.$K$1])" office:value-type="float" office:value="1.13111726685134">
            <text:p>1.1311</text:p>
          </table:table-cell>
          <table:table-cell table:style-name="ce2" table:formula="of:=(([.$B24]+[.L$4])^2*[.$K$1]+[.$K$2])/([.$B24]^2*[.$K$1])" office:value-type="float" office:value="1.24469067405356">
            <text:p>1.2447</text:p>
          </table:table-cell>
        </table:table-row>
        <table:table-row table:style-name="ro2">
          <table:table-cell/>
          <table:table-cell table:style-name="ce1" office:value-type="float" office:value="20">
            <text:p>20</text:p>
          </table:table-cell>
          <table:table-cell table:style-name="ce2" table:formula="of:=(([.$B25]+[.C$4])^2*[.$C$1]+[.$C$2])/([.$B25]^2*[.$C$1])" office:value-type="float" office:value="1.1025">
            <text:p>1.1025</text:p>
          </table:table-cell>
          <table:table-cell table:style-name="ce2" table:formula="of:=(([.$B25]+[.D$4])^2*[.$C$1]+[.$C$2])/([.$B25]^2*[.$C$1])" office:value-type="float" office:value="1.21">
            <text:p>1.2100</text:p>
          </table:table-cell>
          <table:table-cell/>
          <table:table-cell table:style-name="ce1"/>
          <table:table-cell table:style-name="ce2" table:formula="of:=(([.$B25]+[.G$4])^2*[.$G$1]+[.$G$2])/([.$B25]^2*[.$G$1])" office:value-type="float" office:value="1.10458333333333">
            <text:p>1.1046</text:p>
          </table:table-cell>
          <table:table-cell table:style-name="ce2" table:formula="of:=(([.$B25]+[.H$4])^2*[.$G$1]+[.$G$2])/([.$B25]^2*[.$G$1])" office:value-type="float" office:value="1.21208333333333">
            <text:p>1.2121</text:p>
          </table:table-cell>
          <table:table-cell/>
          <table:table-cell table:style-name="ce1"/>
          <table:table-cell table:style-name="ce2" table:formula="of:=(([.$B25]+[.K$4])^2*[.$K$1]+[.$K$2])/([.$B25]^2*[.$K$1])" office:value-type="float" office:value="1.12333333333333">
            <text:p>1.1233</text:p>
          </table:table-cell>
          <table:table-cell table:style-name="ce2" table:formula="of:=(([.$B25]+[.L$4])^2*[.$K$1]+[.$K$2])/([.$B25]^2*[.$K$1])" office:value-type="float" office:value="1.23083333333333">
            <text:p>1.2308</text:p>
          </table:table-cell>
        </table:table-row>
        <table:table-row table:style-name="ro2">
          <table:table-cell/>
          <table:table-cell table:style-name="ce1" office:value-type="float" office:value="21">
            <text:p>21</text:p>
          </table:table-cell>
          <table:table-cell table:style-name="ce2" table:formula="of:=(([.$B26]+[.C$4])^2*[.$C$1]+[.$C$2])/([.$B26]^2*[.$C$1])" office:value-type="float" office:value="1.09750566893424">
            <text:p>1.0975</text:p>
          </table:table-cell>
          <table:table-cell table:style-name="ce2" table:formula="of:=(([.$B26]+[.D$4])^2*[.$C$1]+[.$C$2])/([.$B26]^2*[.$C$1])" office:value-type="float" office:value="1.19954648526077">
            <text:p>1.1995</text:p>
          </table:table-cell>
          <table:table-cell/>
          <table:table-cell table:style-name="ce1"/>
          <table:table-cell table:style-name="ce2" table:formula="of:=(([.$B26]+[.G$4])^2*[.$G$1]+[.$G$2])/([.$B26]^2*[.$G$1])" office:value-type="float" office:value="1.09939531368103">
            <text:p>1.0994</text:p>
          </table:table-cell>
          <table:table-cell table:style-name="ce2" table:formula="of:=(([.$B26]+[.H$4])^2*[.$G$1]+[.$G$2])/([.$B26]^2*[.$G$1])" office:value-type="float" office:value="1.20143613000756">
            <text:p>1.2014</text:p>
          </table:table-cell>
          <table:table-cell/>
          <table:table-cell table:style-name="ce1"/>
          <table:table-cell table:style-name="ce2" table:formula="of:=(([.$B26]+[.K$4])^2*[.$K$1]+[.$K$2])/([.$B26]^2*[.$K$1])" office:value-type="float" office:value="1.11640211640212">
            <text:p>1.1164</text:p>
          </table:table-cell>
          <table:table-cell table:style-name="ce2" table:formula="of:=(([.$B26]+[.L$4])^2*[.$K$1]+[.$K$2])/([.$B26]^2*[.$K$1])" office:value-type="float" office:value="1.21844293272865">
            <text:p>1.2184</text:p>
          </table:table-cell>
        </table:table-row>
        <table:table-row table:style-name="ro2">
          <table:table-cell/>
          <table:table-cell table:style-name="ce1" office:value-type="float" office:value="22">
            <text:p>22</text:p>
          </table:table-cell>
          <table:table-cell table:style-name="ce2" table:formula="of:=(([.$B27]+[.C$4])^2*[.$C$1]+[.$C$2])/([.$B27]^2*[.$C$1])" office:value-type="float" office:value="1.09297520661157">
            <text:p>1.0930</text:p>
          </table:table-cell>
          <table:table-cell table:style-name="ce2" table:formula="of:=(([.$B27]+[.D$4])^2*[.$C$1]+[.$C$2])/([.$B27]^2*[.$C$1])" office:value-type="float" office:value="1.1900826446281">
            <text:p>1.1901</text:p>
          </table:table-cell>
          <table:table-cell/>
          <table:table-cell table:style-name="ce1"/>
          <table:table-cell table:style-name="ce2" table:formula="of:=(([.$B27]+[.G$4])^2*[.$G$1]+[.$G$2])/([.$B27]^2*[.$G$1])" office:value-type="float" office:value="1.09469696969697">
            <text:p>1.0947</text:p>
          </table:table-cell>
          <table:table-cell table:style-name="ce2" table:formula="of:=(([.$B27]+[.H$4])^2*[.$G$1]+[.$G$2])/([.$B27]^2*[.$G$1])" office:value-type="float" office:value="1.1918044077135">
            <text:p>1.1918</text:p>
          </table:table-cell>
          <table:table-cell/>
          <table:table-cell table:style-name="ce1"/>
          <table:table-cell table:style-name="ce2" table:formula="of:=(([.$B27]+[.K$4])^2*[.$K$1]+[.$K$2])/([.$B27]^2*[.$K$1])" office:value-type="float" office:value="1.11019283746556">
            <text:p>1.1102</text:p>
          </table:table-cell>
          <table:table-cell table:style-name="ce2" table:formula="of:=(([.$B27]+[.L$4])^2*[.$K$1]+[.$K$2])/([.$B27]^2*[.$K$1])" office:value-type="float" office:value="1.20730027548209">
            <text:p>1.2073</text:p>
          </table:table-cell>
        </table:table-row>
        <table:table-row table:style-name="ro2">
          <table:table-cell/>
          <table:table-cell table:style-name="ce1" office:value-type="float" office:value="23">
            <text:p>23</text:p>
          </table:table-cell>
          <table:table-cell table:style-name="ce2" table:formula="of:=(([.$B28]+[.C$4])^2*[.$C$1]+[.$C$2])/([.$B28]^2*[.$C$1])" office:value-type="float" office:value="1.08884688090737">
            <text:p>1.0888</text:p>
          </table:table-cell>
          <table:table-cell table:style-name="ce2" table:formula="of:=(([.$B28]+[.D$4])^2*[.$C$1]+[.$C$2])/([.$B28]^2*[.$C$1])" office:value-type="float" office:value="1.18147448015123">
            <text:p>1.1815</text:p>
          </table:table-cell>
          <table:table-cell/>
          <table:table-cell table:style-name="ce1"/>
          <table:table-cell table:style-name="ce2" table:formula="of:=(([.$B28]+[.G$4])^2*[.$G$1]+[.$G$2])/([.$B28]^2*[.$G$1])" office:value-type="float" office:value="1.09042218021424">
            <text:p>1.0904</text:p>
          </table:table-cell>
          <table:table-cell table:style-name="ce2" table:formula="of:=(([.$B28]+[.H$4])^2*[.$G$1]+[.$G$2])/([.$B28]^2*[.$G$1])" office:value-type="float" office:value="1.1830497794581">
            <text:p>1.1830</text:p>
          </table:table-cell>
          <table:table-cell/>
          <table:table-cell table:style-name="ce1"/>
          <table:table-cell table:style-name="ce2" table:formula="of:=(([.$B28]+[.K$4])^2*[.$K$1]+[.$K$2])/([.$B28]^2*[.$K$1])" office:value-type="float" office:value="1.10459987397606">
            <text:p>1.1046</text:p>
          </table:table-cell>
          <table:table-cell table:style-name="ce2" table:formula="of:=(([.$B28]+[.L$4])^2*[.$K$1]+[.$K$2])/([.$B28]^2*[.$K$1])" office:value-type="float" office:value="1.19722747321991">
            <text:p>1.1972</text:p>
          </table:table-cell>
        </table:table-row>
        <table:table-row table:style-name="ro2">
          <table:table-cell/>
          <table:table-cell table:style-name="ce1" office:value-type="float" office:value="24">
            <text:p>24</text:p>
          </table:table-cell>
          <table:table-cell table:style-name="ce2" table:formula="of:=(([.$B29]+[.C$4])^2*[.$C$1]+[.$C$2])/([.$B29]^2*[.$C$1])" office:value-type="float" office:value="1.08506944444444">
            <text:p>1.0851</text:p>
          </table:table-cell>
          <table:table-cell table:style-name="ce2" table:formula="of:=(([.$B29]+[.D$4])^2*[.$C$1]+[.$C$2])/([.$B29]^2*[.$C$1])" office:value-type="float" office:value="1.17361111111111">
            <text:p>1.1736</text:p>
          </table:table-cell>
          <table:table-cell/>
          <table:table-cell table:style-name="ce1"/>
          <table:table-cell table:style-name="ce2" table:formula="of:=(([.$B29]+[.G$4])^2*[.$G$1]+[.$G$2])/([.$B29]^2*[.$G$1])" office:value-type="float" office:value="1.0865162037037">
            <text:p>1.0865</text:p>
          </table:table-cell>
          <table:table-cell table:style-name="ce2" table:formula="of:=(([.$B29]+[.H$4])^2*[.$G$1]+[.$G$2])/([.$B29]^2*[.$G$1])" office:value-type="float" office:value="1.17505787037037">
            <text:p>1.1751</text:p>
          </table:table-cell>
          <table:table-cell/>
          <table:table-cell table:style-name="ce1"/>
          <table:table-cell table:style-name="ce2" table:formula="of:=(([.$B29]+[.K$4])^2*[.$K$1]+[.$K$2])/([.$B29]^2*[.$K$1])" office:value-type="float" office:value="1.09953703703704">
            <text:p>1.0995</text:p>
          </table:table-cell>
          <table:table-cell table:style-name="ce2" table:formula="of:=(([.$B29]+[.L$4])^2*[.$K$1]+[.$K$2])/([.$B29]^2*[.$K$1])" office:value-type="float" office:value="1.1880787037037">
            <text:p>1.1881</text:p>
          </table:table-cell>
        </table:table-row>
        <table:table-row table:style-name="ro2">
          <table:table-cell/>
          <table:table-cell table:style-name="ce1" office:value-type="float" office:value="25">
            <text:p>25</text:p>
          </table:table-cell>
          <table:table-cell table:style-name="ce2" table:formula="of:=(([.$B30]+[.C$4])^2*[.$C$1]+[.$C$2])/([.$B30]^2*[.$C$1])" office:value-type="float" office:value="1.0816">
            <text:p>1.0816</text:p>
          </table:table-cell>
          <table:table-cell table:style-name="ce2" table:formula="of:=(([.$B30]+[.D$4])^2*[.$C$1]+[.$C$2])/([.$B30]^2*[.$C$1])" office:value-type="float" office:value="1.1664">
            <text:p>1.1664</text:p>
          </table:table-cell>
          <table:table-cell/>
          <table:table-cell table:style-name="ce1"/>
          <table:table-cell table:style-name="ce2" table:formula="of:=(([.$B30]+[.G$4])^2*[.$G$1]+[.$G$2])/([.$B30]^2*[.$G$1])" office:value-type="float" office:value="1.08293333333333">
            <text:p>1.0829</text:p>
          </table:table-cell>
          <table:table-cell table:style-name="ce2" table:formula="of:=(([.$B30]+[.H$4])^2*[.$G$1]+[.$G$2])/([.$B30]^2*[.$G$1])" office:value-type="float" office:value="1.16773333333333">
            <text:p>1.1677</text:p>
          </table:table-cell>
          <table:table-cell/>
          <table:table-cell table:style-name="ce1"/>
          <table:table-cell table:style-name="ce2" table:formula="of:=(([.$B30]+[.K$4])^2*[.$K$1]+[.$K$2])/([.$B30]^2*[.$K$1])" office:value-type="float" office:value="1.09493333333333">
            <text:p>1.0949</text:p>
          </table:table-cell>
          <table:table-cell table:style-name="ce2" table:formula="of:=(([.$B30]+[.L$4])^2*[.$K$1]+[.$K$2])/([.$B30]^2*[.$K$1])" office:value-type="float" office:value="1.17973333333333">
            <text:p>1.1797</text:p>
          </table:table-cell>
        </table:table-row>
        <table:table-row table:style-name="ro2">
          <table:table-cell/>
          <table:table-cell table:style-name="ce1" office:value-type="float" office:value="26">
            <text:p>26</text:p>
          </table:table-cell>
          <table:table-cell table:style-name="ce2" table:formula="of:=(([.$B31]+[.C$4])^2*[.$C$1]+[.$C$2])/([.$B31]^2*[.$C$1])" office:value-type="float" office:value="1.07840236686391">
            <text:p>1.0784</text:p>
          </table:table-cell>
          <table:table-cell table:style-name="ce2" table:formula="of:=(([.$B31]+[.D$4])^2*[.$C$1]+[.$C$2])/([.$B31]^2*[.$C$1])" office:value-type="float" office:value="1.15976331360947">
            <text:p>1.1598</text:p>
          </table:table-cell>
          <table:table-cell/>
          <table:table-cell table:style-name="ce1"/>
          <table:table-cell table:style-name="ce2" table:formula="of:=(([.$B31]+[.G$4])^2*[.$G$1]+[.$G$2])/([.$B31]^2*[.$G$1])" office:value-type="float" office:value="1.07963510848126">
            <text:p>1.0796</text:p>
          </table:table-cell>
          <table:table-cell table:style-name="ce2" table:formula="of:=(([.$B31]+[.H$4])^2*[.$G$1]+[.$G$2])/([.$B31]^2*[.$G$1])" office:value-type="float" office:value="1.16099605522682">
            <text:p>1.1610</text:p>
          </table:table-cell>
          <table:table-cell/>
          <table:table-cell table:style-name="ce1"/>
          <table:table-cell table:style-name="ce2" table:formula="of:=(([.$B31]+[.K$4])^2*[.$K$1]+[.$K$2])/([.$B31]^2*[.$K$1])" office:value-type="float" office:value="1.09072978303748">
            <text:p>1.0907</text:p>
          </table:table-cell>
          <table:table-cell table:style-name="ce2" table:formula="of:=(([.$B31]+[.L$4])^2*[.$K$1]+[.$K$2])/([.$B31]^2*[.$K$1])" office:value-type="float" office:value="1.17209072978304">
            <text:p>1.1721</text:p>
          </table:table-cell>
        </table:table-row>
        <table:table-row table:style-name="ro2">
          <table:table-cell/>
          <table:table-cell table:style-name="ce1" office:value-type="float" office:value="27">
            <text:p>27</text:p>
          </table:table-cell>
          <table:table-cell table:style-name="ce2" table:formula="of:=(([.$B32]+[.C$4])^2*[.$C$1]+[.$C$2])/([.$B32]^2*[.$C$1])" office:value-type="float" office:value="1.07544581618656">
            <text:p>1.0754</text:p>
          </table:table-cell>
          <table:table-cell table:style-name="ce2" table:formula="of:=(([.$B32]+[.D$4])^2*[.$C$1]+[.$C$2])/([.$B32]^2*[.$C$1])" office:value-type="float" office:value="1.15363511659808">
            <text:p>1.1536</text:p>
          </table:table-cell>
          <table:table-cell/>
          <table:table-cell table:style-name="ce1"/>
          <table:table-cell table:style-name="ce2" table:formula="of:=(([.$B32]+[.G$4])^2*[.$G$1]+[.$G$2])/([.$B32]^2*[.$G$1])" office:value-type="float" office:value="1.07658893461363">
            <text:p>1.0766</text:p>
          </table:table-cell>
          <table:table-cell table:style-name="ce2" table:formula="of:=(([.$B32]+[.H$4])^2*[.$G$1]+[.$G$2])/([.$B32]^2*[.$G$1])" office:value-type="float" office:value="1.15477823502515">
            <text:p>1.1548</text:p>
          </table:table-cell>
          <table:table-cell/>
          <table:table-cell table:style-name="ce1"/>
          <table:table-cell table:style-name="ce2" table:formula="of:=(([.$B32]+[.K$4])^2*[.$K$1]+[.$K$2])/([.$B32]^2*[.$K$1])" office:value-type="float" office:value="1.08687700045725">
            <text:p>1.0869</text:p>
          </table:table-cell>
          <table:table-cell table:style-name="ce2" table:formula="of:=(([.$B32]+[.L$4])^2*[.$K$1]+[.$K$2])/([.$B32]^2*[.$K$1])" office:value-type="float" office:value="1.16506630086877">
            <text:p>1.1651</text:p>
          </table:table-cell>
        </table:table-row>
        <table:table-row table:style-name="ro2">
          <table:table-cell/>
          <table:table-cell table:style-name="ce1" office:value-type="float" office:value="28">
            <text:p>28</text:p>
          </table:table-cell>
          <table:table-cell table:style-name="ce2" table:formula="of:=(([.$B33]+[.C$4])^2*[.$C$1]+[.$C$2])/([.$B33]^2*[.$C$1])" office:value-type="float" office:value="1.07270408163265">
            <text:p>1.0727</text:p>
          </table:table-cell>
          <table:table-cell table:style-name="ce2" table:formula="of:=(([.$B33]+[.D$4])^2*[.$C$1]+[.$C$2])/([.$B33]^2*[.$C$1])" office:value-type="float" office:value="1.14795918367347">
            <text:p>1.1480</text:p>
          </table:table-cell>
          <table:table-cell/>
          <table:table-cell table:style-name="ce1"/>
          <table:table-cell table:style-name="ce2" table:formula="of:=(([.$B33]+[.G$4])^2*[.$G$1]+[.$G$2])/([.$B33]^2*[.$G$1])" office:value-type="float" office:value="1.07376700680272">
            <text:p>1.0738</text:p>
          </table:table-cell>
          <table:table-cell table:style-name="ce2" table:formula="of:=(([.$B33]+[.H$4])^2*[.$G$1]+[.$G$2])/([.$B33]^2*[.$G$1])" office:value-type="float" office:value="1.14902210884354">
            <text:p>1.1490</text:p>
          </table:table-cell>
          <table:table-cell/>
          <table:table-cell table:style-name="ce1"/>
          <table:table-cell table:style-name="ce2" table:formula="of:=(([.$B33]+[.K$4])^2*[.$K$1]+[.$K$2])/([.$B33]^2*[.$K$1])" office:value-type="float" office:value="1.08333333333333">
            <text:p>1.0833</text:p>
          </table:table-cell>
          <table:table-cell table:style-name="ce2" table:formula="of:=(([.$B33]+[.L$4])^2*[.$K$1]+[.$K$2])/([.$B33]^2*[.$K$1])" office:value-type="float" office:value="1.15858843537415">
            <text:p>1.1586</text:p>
          </table:table-cell>
        </table:table-row>
        <table:table-row table:style-name="ro2">
          <table:table-cell/>
          <table:table-cell table:style-name="ce1" office:value-type="float" office:value="29">
            <text:p>29</text:p>
          </table:table-cell>
          <table:table-cell table:style-name="ce2" table:formula="of:=(([.$B34]+[.C$4])^2*[.$C$1]+[.$C$2])/([.$B34]^2*[.$C$1])" office:value-type="float" office:value="1.07015457788347">
            <text:p>1.0702</text:p>
          </table:table-cell>
          <table:table-cell table:style-name="ce2" table:formula="of:=(([.$B34]+[.D$4])^2*[.$C$1]+[.$C$2])/([.$B34]^2*[.$C$1])" office:value-type="float" office:value="1.14268727705113">
            <text:p>1.1427</text:p>
          </table:table-cell>
          <table:table-cell/>
          <table:table-cell table:style-name="ce1"/>
          <table:table-cell table:style-name="ce2" table:formula="of:=(([.$B34]+[.G$4])^2*[.$G$1]+[.$G$2])/([.$B34]^2*[.$G$1])" office:value-type="float" office:value="1.07114546175188">
            <text:p>1.0711</text:p>
          </table:table-cell>
          <table:table-cell table:style-name="ce2" table:formula="of:=(([.$B34]+[.H$4])^2*[.$G$1]+[.$G$2])/([.$B34]^2*[.$G$1])" office:value-type="float" office:value="1.14367816091954">
            <text:p>1.1437</text:p>
          </table:table-cell>
          <table:table-cell/>
          <table:table-cell table:style-name="ce1"/>
          <table:table-cell table:style-name="ce2" table:formula="of:=(([.$B34]+[.K$4])^2*[.$K$1]+[.$K$2])/([.$B34]^2*[.$K$1])" office:value-type="float" office:value="1.08006341656758">
            <text:p>1.0801</text:p>
          </table:table-cell>
          <table:table-cell table:style-name="ce2" table:formula="of:=(([.$B34]+[.L$4])^2*[.$K$1]+[.$K$2])/([.$B34]^2*[.$K$1])" office:value-type="float" office:value="1.15259611573524">
            <text:p>1.1526</text:p>
          </table:table-cell>
        </table:table-row>
        <table:table-row table:style-name="ro2">
          <table:table-cell/>
          <table:table-cell table:style-name="ce1" office:value-type="float" office:value="30">
            <text:p>30</text:p>
          </table:table-cell>
          <table:table-cell table:style-name="ce2" table:formula="of:=(([.$B35]+[.C$4])^2*[.$C$1]+[.$C$2])/([.$B35]^2*[.$C$1])" office:value-type="float" office:value="1.06777777777778">
            <text:p>1.0678</text:p>
          </table:table-cell>
          <table:table-cell table:style-name="ce2" table:formula="of:=(([.$B35]+[.D$4])^2*[.$C$1]+[.$C$2])/([.$B35]^2*[.$C$1])" office:value-type="float" office:value="1.13777777777778">
            <text:p>1.1378</text:p>
          </table:table-cell>
          <table:table-cell/>
          <table:table-cell table:style-name="ce1"/>
          <table:table-cell table:style-name="ce2" table:formula="of:=(([.$B35]+[.G$4])^2*[.$G$1]+[.$G$2])/([.$B35]^2*[.$G$1])" office:value-type="float" office:value="1.0687037037037">
            <text:p>1.0687</text:p>
          </table:table-cell>
          <table:table-cell table:style-name="ce2" table:formula="of:=(([.$B35]+[.H$4])^2*[.$G$1]+[.$G$2])/([.$B35]^2*[.$G$1])" office:value-type="float" office:value="1.1387037037037">
            <text:p>1.1387</text:p>
          </table:table-cell>
          <table:table-cell/>
          <table:table-cell table:style-name="ce1"/>
          <table:table-cell table:style-name="ce2" table:formula="of:=(([.$B35]+[.K$4])^2*[.$K$1]+[.$K$2])/([.$B35]^2*[.$K$1])" office:value-type="float" office:value="1.07703703703704">
            <text:p>1.0770</text:p>
          </table:table-cell>
          <table:table-cell table:style-name="ce2" table:formula="of:=(([.$B35]+[.L$4])^2*[.$K$1]+[.$K$2])/([.$B35]^2*[.$K$1])" office:value-type="float" office:value="1.14703703703704">
            <text:p>1.1470</text:p>
          </table:table-cell>
        </table:table-row>
        <table:table-row table:style-name="ro2">
          <table:table-cell/>
          <table:table-cell table:style-name="ce1" office:value-type="float" office:value="31">
            <text:p>31</text:p>
          </table:table-cell>
          <table:table-cell table:style-name="ce2" table:formula="of:=(([.$B36]+[.C$4])^2*[.$C$1]+[.$C$2])/([.$B36]^2*[.$C$1])" office:value-type="float" office:value="1.06555671175859">
            <text:p>1.0656</text:p>
          </table:table-cell>
          <table:table-cell table:style-name="ce2" table:formula="of:=(([.$B36]+[.D$4])^2*[.$C$1]+[.$C$2])/([.$B36]^2*[.$C$1])" office:value-type="float" office:value="1.13319458896982">
            <text:p>1.1332</text:p>
          </table:table-cell>
          <table:table-cell/>
          <table:table-cell table:style-name="ce1"/>
          <table:table-cell table:style-name="ce2" table:formula="of:=(([.$B36]+[.G$4])^2*[.$G$1]+[.$G$2])/([.$B36]^2*[.$G$1])" office:value-type="float" office:value="1.06642386403052">
            <text:p>1.0664</text:p>
          </table:table-cell>
          <table:table-cell table:style-name="ce2" table:formula="of:=(([.$B36]+[.H$4])^2*[.$G$1]+[.$G$2])/([.$B36]^2*[.$G$1])" office:value-type="float" office:value="1.13406174124176">
            <text:p>1.1341</text:p>
          </table:table-cell>
          <table:table-cell/>
          <table:table-cell table:style-name="ce1"/>
          <table:table-cell table:style-name="ce2" table:formula="of:=(([.$B36]+[.K$4])^2*[.$K$1]+[.$K$2])/([.$B36]^2*[.$K$1])" office:value-type="float" office:value="1.07422823447797">
            <text:p>1.0742</text:p>
          </table:table-cell>
          <table:table-cell table:style-name="ce2" table:formula="of:=(([.$B36]+[.L$4])^2*[.$K$1]+[.$K$2])/([.$B36]^2*[.$K$1])" office:value-type="float" office:value="1.14186611168921">
            <text:p>1.1419</text:p>
          </table:table-cell>
        </table:table-row>
        <table:table-row table:style-name="ro2">
          <table:table-cell/>
          <table:table-cell table:style-name="ce1" office:value-type="float" office:value="32">
            <text:p>32</text:p>
          </table:table-cell>
          <table:table-cell table:style-name="ce2" table:formula="of:=(([.$B37]+[.C$4])^2*[.$C$1]+[.$C$2])/([.$B37]^2*[.$C$1])" office:value-type="float" office:value="1.0634765625">
            <text:p>1.0635</text:p>
          </table:table-cell>
          <table:table-cell table:style-name="ce2" table:formula="of:=(([.$B37]+[.D$4])^2*[.$C$1]+[.$C$2])/([.$B37]^2*[.$C$1])" office:value-type="float" office:value="1.12890625">
            <text:p>1.1289</text:p>
          </table:table-cell>
          <table:table-cell/>
          <table:table-cell table:style-name="ce1"/>
          <table:table-cell table:style-name="ce2" table:formula="of:=(([.$B37]+[.G$4])^2*[.$G$1]+[.$G$2])/([.$B37]^2*[.$G$1])" office:value-type="float" office:value="1.06429036458333">
            <text:p>1.0643</text:p>
          </table:table-cell>
          <table:table-cell table:style-name="ce2" table:formula="of:=(([.$B37]+[.H$4])^2*[.$G$1]+[.$G$2])/([.$B37]^2*[.$G$1])" office:value-type="float" office:value="1.12972005208333">
            <text:p>1.1297</text:p>
          </table:table-cell>
          <table:table-cell/>
          <table:table-cell table:style-name="ce1"/>
          <table:table-cell table:style-name="ce2" table:formula="of:=(([.$B37]+[.K$4])^2*[.$K$1]+[.$K$2])/([.$B37]^2*[.$K$1])" office:value-type="float" office:value="1.07161458333333">
            <text:p>1.0716</text:p>
          </table:table-cell>
          <table:table-cell table:style-name="ce2" table:formula="of:=(([.$B37]+[.L$4])^2*[.$K$1]+[.$K$2])/([.$B37]^2*[.$K$1])" office:value-type="float" office:value="1.13704427083333">
            <text:p>1.1370</text:p>
          </table:table-cell>
        </table:table-row>
        <table:table-row table:style-name="ro2">
          <table:table-cell/>
          <table:table-cell table:style-name="ce1" office:value-type="float" office:value="33">
            <text:p>33</text:p>
          </table:table-cell>
          <table:table-cell table:style-name="ce2" table:formula="of:=(([.$B38]+[.C$4])^2*[.$C$1]+[.$C$2])/([.$B38]^2*[.$C$1])" office:value-type="float" office:value="1.06152433425161">
            <text:p>1.0615</text:p>
          </table:table-cell>
          <table:table-cell table:style-name="ce2" table:formula="of:=(([.$B38]+[.D$4])^2*[.$C$1]+[.$C$2])/([.$B38]^2*[.$C$1])" office:value-type="float" office:value="1.12488521579431">
            <text:p>1.1249</text:p>
          </table:table-cell>
          <table:table-cell/>
          <table:table-cell table:style-name="ce1"/>
          <table:table-cell table:style-name="ce2" table:formula="of:=(([.$B38]+[.G$4])^2*[.$G$1]+[.$G$2])/([.$B38]^2*[.$G$1])" office:value-type="float" office:value="1.06228956228956">
            <text:p>1.0623</text:p>
          </table:table-cell>
          <table:table-cell table:style-name="ce2" table:formula="of:=(([.$B38]+[.H$4])^2*[.$G$1]+[.$G$2])/([.$B38]^2*[.$G$1])" office:value-type="float" office:value="1.12565044383226">
            <text:p>1.1257</text:p>
          </table:table-cell>
          <table:table-cell/>
          <table:table-cell table:style-name="ce1"/>
          <table:table-cell table:style-name="ce2" table:formula="of:=(([.$B38]+[.K$4])^2*[.$K$1]+[.$K$2])/([.$B38]^2*[.$K$1])" office:value-type="float" office:value="1.06917661463116">
            <text:p>1.0692</text:p>
          </table:table-cell>
          <table:table-cell table:style-name="ce2" table:formula="of:=(([.$B38]+[.L$4])^2*[.$K$1]+[.$K$2])/([.$B38]^2*[.$K$1])" office:value-type="float" office:value="1.13253749617386">
            <text:p>1.1325</text:p>
          </table:table-cell>
        </table:table-row>
        <table:table-row table:style-name="ro2">
          <table:table-cell/>
          <table:table-cell table:style-name="ce1" office:value-type="float" office:value="34">
            <text:p>34</text:p>
          </table:table-cell>
          <table:table-cell table:style-name="ce2" table:formula="of:=(([.$B39]+[.C$4])^2*[.$C$1]+[.$C$2])/([.$B39]^2*[.$C$1])" office:value-type="float" office:value="1.05968858131488">
            <text:p>1.0597</text:p>
          </table:table-cell>
          <table:table-cell table:style-name="ce2" table:formula="of:=(([.$B39]+[.D$4])^2*[.$C$1]+[.$C$2])/([.$B39]^2*[.$C$1])" office:value-type="float" office:value="1.12110726643599">
            <text:p>1.1211</text:p>
          </table:table-cell>
          <table:table-cell/>
          <table:table-cell table:style-name="ce1"/>
          <table:table-cell table:style-name="ce2" table:formula="of:=(([.$B39]+[.G$4])^2*[.$G$1]+[.$G$2])/([.$B39]^2*[.$G$1])" office:value-type="float" office:value="1.06040945790081">
            <text:p>1.0604</text:p>
          </table:table-cell>
          <table:table-cell table:style-name="ce2" table:formula="of:=(([.$B39]+[.H$4])^2*[.$G$1]+[.$G$2])/([.$B39]^2*[.$G$1])" office:value-type="float" office:value="1.12182814302191">
            <text:p>1.1218</text:p>
          </table:table-cell>
          <table:table-cell/>
          <table:table-cell table:style-name="ce1"/>
          <table:table-cell table:style-name="ce2" table:formula="of:=(([.$B39]+[.K$4])^2*[.$K$1]+[.$K$2])/([.$B39]^2*[.$K$1])" office:value-type="float" office:value="1.06689734717416">
            <text:p>1.0669</text:p>
          </table:table-cell>
          <table:table-cell table:style-name="ce2" table:formula="of:=(([.$B39]+[.L$4])^2*[.$K$1]+[.$K$2])/([.$B39]^2*[.$K$1])" office:value-type="float" office:value="1.12831603229527">
            <text:p>1.1283</text:p>
          </table:table-cell>
        </table:table-row>
        <table:table-row table:style-name="ro2">
          <table:table-cell/>
          <table:table-cell table:style-name="ce1" office:value-type="float" office:value="35">
            <text:p>35</text:p>
          </table:table-cell>
          <table:table-cell table:style-name="ce2" table:formula="of:=(([.$B40]+[.C$4])^2*[.$C$1]+[.$C$2])/([.$B40]^2*[.$C$1])" office:value-type="float" office:value="1.05795918367347">
            <text:p>1.0580</text:p>
          </table:table-cell>
          <table:table-cell table:style-name="ce2" table:formula="of:=(([.$B40]+[.D$4])^2*[.$C$1]+[.$C$2])/([.$B40]^2*[.$C$1])" office:value-type="float" office:value="1.11755102040816">
            <text:p>1.1176</text:p>
          </table:table-cell>
          <table:table-cell/>
          <table:table-cell table:style-name="ce1"/>
          <table:table-cell table:style-name="ce2" table:formula="of:=(([.$B40]+[.G$4])^2*[.$G$1]+[.$G$2])/([.$B40]^2*[.$G$1])" office:value-type="float" office:value="1.05863945578231">
            <text:p>1.0586</text:p>
          </table:table-cell>
          <table:table-cell table:style-name="ce2" table:formula="of:=(([.$B40]+[.H$4])^2*[.$G$1]+[.$G$2])/([.$B40]^2*[.$G$1])" office:value-type="float" office:value="1.11823129251701">
            <text:p>1.1182</text:p>
          </table:table-cell>
          <table:table-cell/>
          <table:table-cell table:style-name="ce1"/>
          <table:table-cell table:style-name="ce2" table:formula="of:=(([.$B40]+[.K$4])^2*[.$K$1]+[.$K$2])/([.$B40]^2*[.$K$1])" office:value-type="float" office:value="1.0647619047619">
            <text:p>1.0648</text:p>
          </table:table-cell>
          <table:table-cell table:style-name="ce2" table:formula="of:=(([.$B40]+[.L$4])^2*[.$K$1]+[.$K$2])/([.$B40]^2*[.$K$1])" office:value-type="float" office:value="1.1243537414966">
            <text:p>1.1244</text:p>
          </table:table-cell>
        </table:table-row>
        <table:table-row table:style-name="ro2">
          <table:table-cell/>
          <table:table-cell table:style-name="ce1" office:value-type="float" office:value="36">
            <text:p>36</text:p>
          </table:table-cell>
          <table:table-cell table:style-name="ce2" table:formula="of:=(([.$B41]+[.C$4])^2*[.$C$1]+[.$C$2])/([.$B41]^2*[.$C$1])" office:value-type="float" office:value="1.05632716049383">
            <text:p>1.0563</text:p>
          </table:table-cell>
          <table:table-cell table:style-name="ce2" table:formula="of:=(([.$B41]+[.D$4])^2*[.$C$1]+[.$C$2])/([.$B41]^2*[.$C$1])" office:value-type="float" office:value="1.1141975308642">
            <text:p>1.1142</text:p>
          </table:table-cell>
          <table:table-cell/>
          <table:table-cell table:style-name="ce1"/>
          <table:table-cell table:style-name="ce2" table:formula="of:=(([.$B41]+[.G$4])^2*[.$G$1]+[.$G$2])/([.$B41]^2*[.$G$1])" office:value-type="float" office:value="1.05697016460905">
            <text:p>1.0570</text:p>
          </table:table-cell>
          <table:table-cell table:style-name="ce2" table:formula="of:=(([.$B41]+[.H$4])^2*[.$G$1]+[.$G$2])/([.$B41]^2*[.$G$1])" office:value-type="float" office:value="1.11484053497942">
            <text:p>1.1148</text:p>
          </table:table-cell>
          <table:table-cell/>
          <table:table-cell table:style-name="ce1"/>
          <table:table-cell table:style-name="ce2" table:formula="of:=(([.$B41]+[.K$4])^2*[.$K$1]+[.$K$2])/([.$B41]^2*[.$K$1])" office:value-type="float" office:value="1.06275720164609">
            <text:p>1.0628</text:p>
          </table:table-cell>
          <table:table-cell table:style-name="ce2" table:formula="of:=(([.$B41]+[.L$4])^2*[.$K$1]+[.$K$2])/([.$B41]^2*[.$K$1])" office:value-type="float" office:value="1.12062757201646">
            <text:p>1.1206</text:p>
          </table:table-cell>
        </table:table-row>
        <table:table-row table:style-name="ro2">
          <table:table-cell/>
          <table:table-cell table:style-name="ce1" office:value-type="float" office:value="37">
            <text:p>37</text:p>
          </table:table-cell>
          <table:table-cell table:style-name="ce2" table:formula="of:=(([.$B42]+[.C$4])^2*[.$C$1]+[.$C$2])/([.$B42]^2*[.$C$1])" office:value-type="float" office:value="1.05478451424397">
            <text:p>1.0548</text:p>
          </table:table-cell>
          <table:table-cell table:style-name="ce2" table:formula="of:=(([.$B42]+[.D$4])^2*[.$C$1]+[.$C$2])/([.$B42]^2*[.$C$1])" office:value-type="float" office:value="1.11102994886779">
            <text:p>1.1110</text:p>
          </table:table-cell>
          <table:table-cell/>
          <table:table-cell table:style-name="ce1"/>
          <table:table-cell table:style-name="ce2" table:formula="of:=(([.$B42]+[.G$4])^2*[.$G$1]+[.$G$2])/([.$B42]^2*[.$G$1])" office:value-type="float" office:value="1.05539323106891">
            <text:p>1.0554</text:p>
          </table:table-cell>
          <table:table-cell table:style-name="ce2" table:formula="of:=(([.$B42]+[.H$4])^2*[.$G$1]+[.$G$2])/([.$B42]^2*[.$G$1])" office:value-type="float" office:value="1.11163866569272">
            <text:p>1.1116</text:p>
          </table:table-cell>
          <table:table-cell/>
          <table:table-cell table:style-name="ce1"/>
          <table:table-cell table:style-name="ce2" table:formula="of:=(([.$B42]+[.K$4])^2*[.$K$1]+[.$K$2])/([.$B42]^2*[.$K$1])" office:value-type="float" office:value="1.0608716824933">
            <text:p>1.0609</text:p>
          </table:table-cell>
          <table:table-cell table:style-name="ce2" table:formula="of:=(([.$B42]+[.L$4])^2*[.$K$1]+[.$K$2])/([.$B42]^2*[.$K$1])" office:value-type="float" office:value="1.11711711711712">
            <text:p>1.1171</text:p>
          </table:table-cell>
        </table:table-row>
        <table:table-row table:style-name="ro2">
          <table:table-cell/>
          <table:table-cell table:style-name="ce1" office:value-type="float" office:value="38">
            <text:p>38</text:p>
          </table:table-cell>
          <table:table-cell table:style-name="ce2" table:formula="of:=(([.$B43]+[.C$4])^2*[.$C$1]+[.$C$2])/([.$B43]^2*[.$C$1])" office:value-type="float" office:value="1.05332409972299">
            <text:p>1.0533</text:p>
          </table:table-cell>
          <table:table-cell table:style-name="ce2" table:formula="of:=(([.$B43]+[.D$4])^2*[.$C$1]+[.$C$2])/([.$B43]^2*[.$C$1])" office:value-type="float" office:value="1.10803324099723">
            <text:p>1.1080</text:p>
          </table:table-cell>
          <table:table-cell/>
          <table:table-cell table:style-name="ce1"/>
          <table:table-cell table:style-name="ce2" table:formula="of:=(([.$B43]+[.G$4])^2*[.$G$1]+[.$G$2])/([.$B43]^2*[.$G$1])" office:value-type="float" office:value="1.05390120036934">
            <text:p>1.0539</text:p>
          </table:table-cell>
          <table:table-cell table:style-name="ce2" table:formula="of:=(([.$B43]+[.H$4])^2*[.$G$1]+[.$G$2])/([.$B43]^2*[.$G$1])" office:value-type="float" office:value="1.10861034164358">
            <text:p>1.1086</text:p>
          </table:table-cell>
          <table:table-cell/>
          <table:table-cell table:style-name="ce1"/>
          <table:table-cell table:style-name="ce2" table:formula="of:=(([.$B43]+[.K$4])^2*[.$K$1]+[.$K$2])/([.$B43]^2*[.$K$1])" office:value-type="float" office:value="1.05909510618652">
            <text:p>1.0591</text:p>
          </table:table-cell>
          <table:table-cell table:style-name="ce2" table:formula="of:=(([.$B43]+[.L$4])^2*[.$K$1]+[.$K$2])/([.$B43]^2*[.$K$1])" office:value-type="float" office:value="1.11380424746076">
            <text:p>1.1138</text:p>
          </table:table-cell>
        </table:table-row>
        <table:table-row table:style-name="ro2">
          <table:table-cell/>
          <table:table-cell table:style-name="ce1" office:value-type="float" office:value="39">
            <text:p>39</text:p>
          </table:table-cell>
          <table:table-cell table:style-name="ce2" table:formula="of:=(([.$B44]+[.C$4])^2*[.$C$1]+[.$C$2])/([.$B44]^2*[.$C$1])" office:value-type="float" office:value="1.05193951347798">
            <text:p>1.0519</text:p>
          </table:table-cell>
          <table:table-cell table:style-name="ce2" table:formula="of:=(([.$B44]+[.D$4])^2*[.$C$1]+[.$C$2])/([.$B44]^2*[.$C$1])" office:value-type="float" office:value="1.1051939513478">
            <text:p>1.1052</text:p>
          </table:table-cell>
          <table:table-cell/>
          <table:table-cell table:style-name="ce1"/>
          <table:table-cell table:style-name="ce2" table:formula="of:=(([.$B44]+[.G$4])^2*[.$G$1]+[.$G$2])/([.$B44]^2*[.$G$1])" office:value-type="float" office:value="1.05248739864124">
            <text:p>1.0525</text:p>
          </table:table-cell>
          <table:table-cell table:style-name="ce2" table:formula="of:=(([.$B44]+[.H$4])^2*[.$G$1]+[.$G$2])/([.$B44]^2*[.$G$1])" office:value-type="float" office:value="1.10574183651107">
            <text:p>1.1057</text:p>
          </table:table-cell>
          <table:table-cell/>
          <table:table-cell table:style-name="ce1"/>
          <table:table-cell table:style-name="ce2" table:formula="of:=(([.$B44]+[.K$4])^2*[.$K$1]+[.$K$2])/([.$B44]^2*[.$K$1])" office:value-type="float" office:value="1.05741836511067">
            <text:p>1.0574</text:p>
          </table:table-cell>
          <table:table-cell table:style-name="ce2" table:formula="of:=(([.$B44]+[.L$4])^2*[.$K$1]+[.$K$2])/([.$B44]^2*[.$K$1])" office:value-type="float" office:value="1.1106728029805">
            <text:p>1.1107</text:p>
          </table:table-cell>
        </table:table-row>
        <table:table-row table:style-name="ro2">
          <table:table-cell/>
          <table:table-cell table:style-name="ce1" office:value-type="float" office:value="40">
            <text:p>40</text:p>
          </table:table-cell>
          <table:table-cell table:style-name="ce2" table:formula="of:=(([.$B45]+[.C$4])^2*[.$C$1]+[.$C$2])/([.$B45]^2*[.$C$1])" office:value-type="float" office:value="1.050625">
            <text:p>1.0506</text:p>
          </table:table-cell>
          <table:table-cell table:style-name="ce2" table:formula="of:=(([.$B45]+[.D$4])^2*[.$C$1]+[.$C$2])/([.$B45]^2*[.$C$1])" office:value-type="float" office:value="1.1025">
            <text:p>1.1025</text:p>
          </table:table-cell>
          <table:table-cell/>
          <table:table-cell table:style-name="ce1"/>
          <table:table-cell table:style-name="ce2" table:formula="of:=(([.$B45]+[.G$4])^2*[.$G$1]+[.$G$2])/([.$B45]^2*[.$G$1])" office:value-type="float" office:value="1.05114583333333">
            <text:p>1.0511</text:p>
          </table:table-cell>
          <table:table-cell table:style-name="ce2" table:formula="of:=(([.$B45]+[.H$4])^2*[.$G$1]+[.$G$2])/([.$B45]^2*[.$G$1])" office:value-type="float" office:value="1.10302083333333">
            <text:p>1.1030</text:p>
          </table:table-cell>
          <table:table-cell/>
          <table:table-cell table:style-name="ce1"/>
          <table:table-cell table:style-name="ce2" table:formula="of:=(([.$B45]+[.K$4])^2*[.$K$1]+[.$K$2])/([.$B45]^2*[.$K$1])" office:value-type="float" office:value="1.05583333333333">
            <text:p>1.0558</text:p>
          </table:table-cell>
          <table:table-cell table:style-name="ce2" table:formula="of:=(([.$B45]+[.L$4])^2*[.$K$1]+[.$K$2])/([.$B45]^2*[.$K$1])" office:value-type="float" office:value="1.10770833333333">
            <text:p>1.1077</text:p>
          </table:table-cell>
        </table:table-row>
        <table:table-row table:style-name="ro2">
          <table:table-cell/>
          <table:table-cell table:style-name="ce1" office:value-type="float" office:value="41">
            <text:p>41</text:p>
          </table:table-cell>
          <table:table-cell table:style-name="ce2" table:formula="of:=(([.$B46]+[.C$4])^2*[.$C$1]+[.$C$2])/([.$B46]^2*[.$C$1])" office:value-type="float" office:value="1.0493753718025">
            <text:p>1.0494</text:p>
          </table:table-cell>
          <table:table-cell table:style-name="ce2" table:formula="of:=(([.$B46]+[.D$4])^2*[.$C$1]+[.$C$2])/([.$B46]^2*[.$C$1])" office:value-type="float" office:value="1.09994051160024">
            <text:p>1.0999</text:p>
          </table:table-cell>
          <table:table-cell/>
          <table:table-cell table:style-name="ce1"/>
          <table:table-cell table:style-name="ce2" table:formula="of:=(([.$B46]+[.G$4])^2*[.$G$1]+[.$G$2])/([.$B46]^2*[.$G$1])" office:value-type="float" office:value="1.04987110846718">
            <text:p>1.0499</text:p>
          </table:table-cell>
          <table:table-cell table:style-name="ce2" table:formula="of:=(([.$B46]+[.H$4])^2*[.$G$1]+[.$G$2])/([.$B46]^2*[.$G$1])" office:value-type="float" office:value="1.10043624826492">
            <text:p>1.1004</text:p>
          </table:table-cell>
          <table:table-cell/>
          <table:table-cell table:style-name="ce1"/>
          <table:table-cell table:style-name="ce2" table:formula="of:=(([.$B46]+[.K$4])^2*[.$K$1]+[.$K$2])/([.$B46]^2*[.$K$1])" office:value-type="float" office:value="1.05433273844934">
            <text:p>1.0543</text:p>
          </table:table-cell>
          <table:table-cell table:style-name="ce2" table:formula="of:=(([.$B46]+[.L$4])^2*[.$K$1]+[.$K$2])/([.$B46]^2*[.$K$1])" office:value-type="float" office:value="1.10489787824708">
            <text:p>1.1049</text:p>
          </table:table-cell>
        </table:table-row>
        <table:table-row table:style-name="ro2">
          <table:table-cell/>
          <table:table-cell table:style-name="ce1" office:value-type="float" office:value="42">
            <text:p>42</text:p>
          </table:table-cell>
          <table:table-cell table:style-name="ce2" table:formula="of:=(([.$B47]+[.C$4])^2*[.$C$1]+[.$C$2])/([.$B47]^2*[.$C$1])" office:value-type="float" office:value="1.04818594104308">
            <text:p>1.0482</text:p>
          </table:table-cell>
          <table:table-cell table:style-name="ce2" table:formula="of:=(([.$B47]+[.D$4])^2*[.$C$1]+[.$C$2])/([.$B47]^2*[.$C$1])" office:value-type="float" office:value="1.09750566893424">
            <text:p>1.0975</text:p>
          </table:table-cell>
          <table:table-cell/>
          <table:table-cell table:style-name="ce1"/>
          <table:table-cell table:style-name="ce2" table:formula="of:=(([.$B47]+[.G$4])^2*[.$G$1]+[.$G$2])/([.$B47]^2*[.$G$1])" office:value-type="float" office:value="1.04865835222978">
            <text:p>1.0487</text:p>
          </table:table-cell>
          <table:table-cell table:style-name="ce2" table:formula="of:=(([.$B47]+[.H$4])^2*[.$G$1]+[.$G$2])/([.$B47]^2*[.$G$1])" office:value-type="float" office:value="1.09797808012094">
            <text:p>1.0980</text:p>
          </table:table-cell>
          <table:table-cell/>
          <table:table-cell table:style-name="ce1"/>
          <table:table-cell table:style-name="ce2" table:formula="of:=(([.$B47]+[.K$4])^2*[.$K$1]+[.$K$2])/([.$B47]^2*[.$K$1])" office:value-type="float" office:value="1.05291005291005">
            <text:p>1.0529</text:p>
          </table:table-cell>
          <table:table-cell table:style-name="ce2" table:formula="of:=(([.$B47]+[.L$4])^2*[.$K$1]+[.$K$2])/([.$B47]^2*[.$K$1])" office:value-type="float" office:value="1.10222978080121">
            <text:p>1.1022</text:p>
          </table:table-cell>
        </table:table-row>
        <table:table-row table:style-name="ro2">
          <table:table-cell/>
          <table:table-cell table:style-name="ce1" office:value-type="float" office:value="43">
            <text:p>43</text:p>
          </table:table-cell>
          <table:table-cell table:style-name="ce2" table:formula="of:=(([.$B48]+[.C$4])^2*[.$C$1]+[.$C$2])/([.$B48]^2*[.$C$1])" office:value-type="float" office:value="1.04705246078962">
            <text:p>1.0471</text:p>
          </table:table-cell>
          <table:table-cell table:style-name="ce2" table:formula="of:=(([.$B48]+[.D$4])^2*[.$C$1]+[.$C$2])/([.$B48]^2*[.$C$1])" office:value-type="float" office:value="1.09518658734451">
            <text:p>1.0952</text:p>
          </table:table-cell>
          <table:table-cell/>
          <table:table-cell table:style-name="ce1"/>
          <table:table-cell table:style-name="ce2" table:formula="of:=(([.$B48]+[.G$4])^2*[.$G$1]+[.$G$2])/([.$B48]^2*[.$G$1])" office:value-type="float" office:value="1.04750315485848">
            <text:p>1.0475</text:p>
          </table:table-cell>
          <table:table-cell table:style-name="ce2" table:formula="of:=(([.$B48]+[.H$4])^2*[.$G$1]+[.$G$2])/([.$B48]^2*[.$G$1])" office:value-type="float" office:value="1.09563728141338">
            <text:p>1.0956</text:p>
          </table:table-cell>
          <table:table-cell/>
          <table:table-cell table:style-name="ce1"/>
          <table:table-cell table:style-name="ce2" table:formula="of:=(([.$B48]+[.K$4])^2*[.$K$1]+[.$K$2])/([.$B48]^2*[.$K$1])" office:value-type="float" office:value="1.05155940147828">
            <text:p>1.0516</text:p>
          </table:table-cell>
          <table:table-cell table:style-name="ce2" table:formula="of:=(([.$B48]+[.L$4])^2*[.$K$1]+[.$K$2])/([.$B48]^2*[.$K$1])" office:value-type="float" office:value="1.09969352803317">
            <text:p>1.0997</text:p>
          </table:table-cell>
        </table:table-row>
        <table:table-row table:style-name="ro2">
          <table:table-cell/>
          <table:table-cell table:style-name="ce1" office:value-type="float" office:value="44">
            <text:p>44</text:p>
          </table:table-cell>
          <table:table-cell table:style-name="ce2" table:formula="of:=(([.$B49]+[.C$4])^2*[.$C$1]+[.$C$2])/([.$B49]^2*[.$C$1])" office:value-type="float" office:value="1.04597107438017">
            <text:p>1.0460</text:p>
          </table:table-cell>
          <table:table-cell table:style-name="ce2" table:formula="of:=(([.$B49]+[.D$4])^2*[.$C$1]+[.$C$2])/([.$B49]^2*[.$C$1])" office:value-type="float" office:value="1.09297520661157">
            <text:p>1.0930</text:p>
          </table:table-cell>
          <table:table-cell/>
          <table:table-cell table:style-name="ce1"/>
          <table:table-cell table:style-name="ce2" table:formula="of:=(([.$B49]+[.G$4])^2*[.$G$1]+[.$G$2])/([.$B49]^2*[.$G$1])" office:value-type="float" office:value="1.04640151515152">
            <text:p>1.0464</text:p>
          </table:table-cell>
          <table:table-cell table:style-name="ce2" table:formula="of:=(([.$B49]+[.H$4])^2*[.$G$1]+[.$G$2])/([.$B49]^2*[.$G$1])" office:value-type="float" office:value="1.09340564738292">
            <text:p>1.0934</text:p>
          </table:table-cell>
          <table:table-cell/>
          <table:table-cell table:style-name="ce1"/>
          <table:table-cell table:style-name="ce2" table:formula="of:=(([.$B49]+[.K$4])^2*[.$K$1]+[.$K$2])/([.$B49]^2*[.$K$1])" office:value-type="float" office:value="1.05027548209366">
            <text:p>1.0503</text:p>
          </table:table-cell>
          <table:table-cell table:style-name="ce2" table:formula="of:=(([.$B49]+[.L$4])^2*[.$K$1]+[.$K$2])/([.$B49]^2*[.$K$1])" office:value-type="float" office:value="1.09727961432507">
            <text:p>1.0973</text:p>
          </table:table-cell>
        </table:table-row>
        <table:table-row table:style-name="ro2">
          <table:table-cell/>
          <table:table-cell table:style-name="ce1" office:value-type="float" office:value="45">
            <text:p>45</text:p>
          </table:table-cell>
          <table:table-cell table:style-name="ce2" table:formula="of:=(([.$B50]+[.C$4])^2*[.$C$1]+[.$C$2])/([.$B50]^2*[.$C$1])" office:value-type="float" office:value="1.04493827160494">
            <text:p>1.0449</text:p>
          </table:table-cell>
          <table:table-cell table:style-name="ce2" table:formula="of:=(([.$B50]+[.D$4])^2*[.$C$1]+[.$C$2])/([.$B50]^2*[.$C$1])" office:value-type="float" office:value="1.09086419753086">
            <text:p>1.0909</text:p>
          </table:table-cell>
          <table:table-cell/>
          <table:table-cell table:style-name="ce1"/>
          <table:table-cell table:style-name="ce2" table:formula="of:=(([.$B50]+[.G$4])^2*[.$G$1]+[.$G$2])/([.$B50]^2*[.$G$1])" office:value-type="float" office:value="1.04534979423868">
            <text:p>1.0453</text:p>
          </table:table-cell>
          <table:table-cell table:style-name="ce2" table:formula="of:=(([.$B50]+[.H$4])^2*[.$G$1]+[.$G$2])/([.$B50]^2*[.$G$1])" office:value-type="float" office:value="1.09127572016461">
            <text:p>1.0913</text:p>
          </table:table-cell>
          <table:table-cell/>
          <table:table-cell table:style-name="ce1"/>
          <table:table-cell table:style-name="ce2" table:formula="of:=(([.$B50]+[.K$4])^2*[.$K$1]+[.$K$2])/([.$B50]^2*[.$K$1])" office:value-type="float" office:value="1.04905349794239">
            <text:p>1.0491</text:p>
          </table:table-cell>
          <table:table-cell table:style-name="ce2" table:formula="of:=(([.$B50]+[.L$4])^2*[.$K$1]+[.$K$2])/([.$B50]^2*[.$K$1])" office:value-type="float" office:value="1.09497942386831">
            <text:p>1.0950</text:p>
          </table:table-cell>
        </table:table-row>
        <table:table-row table:style-name="ro2">
          <table:table-cell/>
          <table:table-cell table:style-name="ce1" office:value-type="float" office:value="46">
            <text:p>46</text:p>
          </table:table-cell>
          <table:table-cell table:style-name="ce2" table:formula="of:=(([.$B51]+[.C$4])^2*[.$C$1]+[.$C$2])/([.$B51]^2*[.$C$1])" office:value-type="float" office:value="1.04395085066163">
            <text:p>1.0440</text:p>
          </table:table-cell>
          <table:table-cell table:style-name="ce2" table:formula="of:=(([.$B51]+[.D$4])^2*[.$C$1]+[.$C$2])/([.$B51]^2*[.$C$1])" office:value-type="float" office:value="1.08884688090737">
            <text:p>1.0888</text:p>
          </table:table-cell>
          <table:table-cell/>
          <table:table-cell table:style-name="ce1"/>
          <table:table-cell table:style-name="ce2" table:formula="of:=(([.$B51]+[.G$4])^2*[.$G$1]+[.$G$2])/([.$B51]^2*[.$G$1])" office:value-type="float" office:value="1.04434467548834">
            <text:p>1.0443</text:p>
          </table:table-cell>
          <table:table-cell table:style-name="ce2" table:formula="of:=(([.$B51]+[.H$4])^2*[.$G$1]+[.$G$2])/([.$B51]^2*[.$G$1])" office:value-type="float" office:value="1.08924070573409">
            <text:p>1.0892</text:p>
          </table:table-cell>
          <table:table-cell/>
          <table:table-cell table:style-name="ce1"/>
          <table:table-cell table:style-name="ce2" table:formula="of:=(([.$B51]+[.K$4])^2*[.$K$1]+[.$K$2])/([.$B51]^2*[.$K$1])" office:value-type="float" office:value="1.0478890989288">
            <text:p>1.0479</text:p>
          </table:table-cell>
          <table:table-cell table:style-name="ce2" table:formula="of:=(([.$B51]+[.L$4])^2*[.$K$1]+[.$K$2])/([.$B51]^2*[.$K$1])" office:value-type="float" office:value="1.09278512917454">
            <text:p>1.0928</text:p>
          </table:table-cell>
        </table:table-row>
        <table:table-row table:style-name="ro2">
          <table:table-cell/>
          <table:table-cell table:style-name="ce1" office:value-type="float" office:value="47">
            <text:p>47</text:p>
          </table:table-cell>
          <table:table-cell table:style-name="ce2" table:formula="of:=(([.$B52]+[.C$4])^2*[.$C$1]+[.$C$2])/([.$B52]^2*[.$C$1])" office:value-type="float" office:value="1.04300588501584">
            <text:p>1.0430</text:p>
          </table:table-cell>
          <table:table-cell table:style-name="ce2" table:formula="of:=(([.$B52]+[.D$4])^2*[.$C$1]+[.$C$2])/([.$B52]^2*[.$C$1])" office:value-type="float" office:value="1.08691715708465">
            <text:p>1.0869</text:p>
          </table:table-cell>
          <table:table-cell/>
          <table:table-cell table:style-name="ce1"/>
          <table:table-cell table:style-name="ce2" table:formula="of:=(([.$B52]+[.G$4])^2*[.$G$1]+[.$G$2])/([.$B52]^2*[.$G$1])" office:value-type="float" office:value="1.04338312962125">
            <text:p>1.0434</text:p>
          </table:table-cell>
          <table:table-cell table:style-name="ce2" table:formula="of:=(([.$B52]+[.H$4])^2*[.$G$1]+[.$G$2])/([.$B52]^2*[.$G$1])" office:value-type="float" office:value="1.08729440169006">
            <text:p>1.0873</text:p>
          </table:table-cell>
          <table:table-cell/>
          <table:table-cell table:style-name="ce1"/>
          <table:table-cell table:style-name="ce2" table:formula="of:=(([.$B52]+[.K$4])^2*[.$K$1]+[.$K$2])/([.$B52]^2*[.$K$1])" office:value-type="float" office:value="1.04677833106987">
            <text:p>1.0468</text:p>
          </table:table-cell>
          <table:table-cell table:style-name="ce2" table:formula="of:=(([.$B52]+[.L$4])^2*[.$K$1]+[.$K$2])/([.$B52]^2*[.$K$1])" office:value-type="float" office:value="1.09068960313868">
            <text:p>1.0907</text:p>
          </table:table-cell>
        </table:table-row>
        <table:table-row table:style-name="ro2">
          <table:table-cell/>
          <table:table-cell table:style-name="ce1" office:value-type="float" office:value="48">
            <text:p>48</text:p>
          </table:table-cell>
          <table:table-cell table:style-name="ce2" table:formula="of:=(([.$B53]+[.C$4])^2*[.$C$1]+[.$C$2])/([.$B53]^2*[.$C$1])" office:value-type="float" office:value="1.04210069444444">
            <text:p>1.0421</text:p>
          </table:table-cell>
          <table:table-cell table:style-name="ce2" table:formula="of:=(([.$B53]+[.D$4])^2*[.$C$1]+[.$C$2])/([.$B53]^2*[.$C$1])" office:value-type="float" office:value="1.08506944444444">
            <text:p>1.0851</text:p>
          </table:table-cell>
          <table:table-cell/>
          <table:table-cell table:style-name="ce1"/>
          <table:table-cell table:style-name="ce2" table:formula="of:=(([.$B53]+[.G$4])^2*[.$G$1]+[.$G$2])/([.$B53]^2*[.$G$1])" office:value-type="float" office:value="1.04246238425926">
            <text:p>1.0425</text:p>
          </table:table-cell>
          <table:table-cell table:style-name="ce2" table:formula="of:=(([.$B53]+[.H$4])^2*[.$G$1]+[.$G$2])/([.$B53]^2*[.$G$1])" office:value-type="float" office:value="1.08543113425926">
            <text:p>1.0854</text:p>
          </table:table-cell>
          <table:table-cell/>
          <table:table-cell table:style-name="ce1"/>
          <table:table-cell table:style-name="ce2" table:formula="of:=(([.$B53]+[.K$4])^2*[.$K$1]+[.$K$2])/([.$B53]^2*[.$K$1])" office:value-type="float" office:value="1.04571759259259">
            <text:p>1.0457</text:p>
          </table:table-cell>
          <table:table-cell table:style-name="ce2" table:formula="of:=(([.$B53]+[.L$4])^2*[.$K$1]+[.$K$2])/([.$B53]^2*[.$K$1])" office:value-type="float" office:value="1.08868634259259">
            <text:p>1.0887</text:p>
          </table:table-cell>
        </table:table-row>
        <table:table-row table:style-name="ro2">
          <table:table-cell/>
          <table:table-cell table:style-name="ce1" office:value-type="float" office:value="49">
            <text:p>49</text:p>
          </table:table-cell>
          <table:table-cell table:style-name="ce2" table:formula="of:=(([.$B54]+[.C$4])^2*[.$C$1]+[.$C$2])/([.$B54]^2*[.$C$1])" office:value-type="float" office:value="1.04123281965848">
            <text:p>1.0412</text:p>
          </table:table-cell>
          <table:table-cell table:style-name="ce2" table:formula="of:=(([.$B54]+[.D$4])^2*[.$C$1]+[.$C$2])/([.$B54]^2*[.$C$1])" office:value-type="float" office:value="1.08329862557268">
            <text:p>1.0833</text:p>
          </table:table-cell>
          <table:table-cell/>
          <table:table-cell table:style-name="ce1"/>
          <table:table-cell table:style-name="ce2" table:formula="of:=(([.$B54]+[.G$4])^2*[.$G$1]+[.$G$2])/([.$B54]^2*[.$G$1])" office:value-type="float" office:value="1.04157989726503">
            <text:p>1.0416</text:p>
          </table:table-cell>
          <table:table-cell table:style-name="ce2" table:formula="of:=(([.$B54]+[.H$4])^2*[.$G$1]+[.$G$2])/([.$B54]^2*[.$G$1])" office:value-type="float" office:value="1.08364570317923">
            <text:p>1.0836</text:p>
          </table:table-cell>
          <table:table-cell/>
          <table:table-cell table:style-name="ce1"/>
          <table:table-cell table:style-name="ce2" table:formula="of:=(([.$B54]+[.K$4])^2*[.$K$1]+[.$K$2])/([.$B54]^2*[.$K$1])" office:value-type="float" office:value="1.044703595724">
            <text:p>1.0447</text:p>
          </table:table-cell>
          <table:table-cell table:style-name="ce2" table:formula="of:=(([.$B54]+[.L$4])^2*[.$K$1]+[.$K$2])/([.$B54]^2*[.$K$1])" office:value-type="float" office:value="1.08676940163821">
            <text:p>1.0868</text:p>
          </table:table-cell>
        </table:table-row>
        <table:table-row table:style-name="ro2">
          <table:table-cell/>
          <table:table-cell table:style-name="ce1" office:value-type="float" office:value="50">
            <text:p>50</text:p>
          </table:table-cell>
          <table:table-cell table:style-name="ce2" table:formula="of:=(([.$B55]+[.C$4])^2*[.$C$1]+[.$C$2])/([.$B55]^2*[.$C$1])" office:value-type="float" office:value="1.0404">
            <text:p>1.0404</text:p>
          </table:table-cell>
          <table:table-cell table:style-name="ce2" table:formula="of:=(([.$B55]+[.D$4])^2*[.$C$1]+[.$C$2])/([.$B55]^2*[.$C$1])" office:value-type="float" office:value="1.0816">
            <text:p>1.0816</text:p>
          </table:table-cell>
          <table:table-cell/>
          <table:table-cell table:style-name="ce1"/>
          <table:table-cell table:style-name="ce2" table:formula="of:=(([.$B55]+[.G$4])^2*[.$G$1]+[.$G$2])/([.$B55]^2*[.$G$1])" office:value-type="float" office:value="1.04073333333333">
            <text:p>1.0407</text:p>
          </table:table-cell>
          <table:table-cell table:style-name="ce2" table:formula="of:=(([.$B55]+[.H$4])^2*[.$G$1]+[.$G$2])/([.$B55]^2*[.$G$1])" office:value-type="float" office:value="1.08193333333333">
            <text:p>1.0819</text:p>
          </table:table-cell>
          <table:table-cell/>
          <table:table-cell table:style-name="ce1"/>
          <table:table-cell table:style-name="ce2" table:formula="of:=(([.$B55]+[.K$4])^2*[.$K$1]+[.$K$2])/([.$B55]^2*[.$K$1])" office:value-type="float" office:value="1.04373333333333">
            <text:p>1.0437</text:p>
          </table:table-cell>
          <table:table-cell table:style-name="ce2" table:formula="of:=(([.$B55]+[.L$4])^2*[.$K$1]+[.$K$2])/([.$B55]^2*[.$K$1])" office:value-type="float" office:value="1.08493333333333">
            <text:p>1.0849</text:p>
          </table:table-cell>
        </table:table-row>
        <table:table-row table:style-name="ro2">
          <table:table-cell/>
          <table:table-cell table:style-name="ce1" office:value-type="float" office:value="51">
            <text:p>51</text:p>
          </table:table-cell>
          <table:table-cell table:style-name="ce2" table:formula="of:=(([.$B56]+[.C$4])^2*[.$C$1]+[.$C$2])/([.$B56]^2*[.$C$1])" office:value-type="float" office:value="1.03960015378701">
            <text:p>1.0396</text:p>
          </table:table-cell>
          <table:table-cell table:style-name="ce2" table:formula="of:=(([.$B56]+[.D$4])^2*[.$C$1]+[.$C$2])/([.$B56]^2*[.$C$1])" office:value-type="float" office:value="1.079969242599">
            <text:p>1.0800</text:p>
          </table:table-cell>
          <table:table-cell/>
          <table:table-cell table:style-name="ce1"/>
          <table:table-cell table:style-name="ce2" table:formula="of:=(([.$B56]+[.G$4])^2*[.$G$1]+[.$G$2])/([.$B56]^2*[.$G$1])" office:value-type="float" office:value="1.03992054338075">
            <text:p>1.0399</text:p>
          </table:table-cell>
          <table:table-cell table:style-name="ce2" table:formula="of:=(([.$B56]+[.H$4])^2*[.$G$1]+[.$G$2])/([.$B56]^2*[.$G$1])" office:value-type="float" office:value="1.08028963219275">
            <text:p>1.0803</text:p>
          </table:table-cell>
          <table:table-cell/>
          <table:table-cell table:style-name="ce1"/>
          <table:table-cell table:style-name="ce2" table:formula="of:=(([.$B56]+[.K$4])^2*[.$K$1]+[.$K$2])/([.$B56]^2*[.$K$1])" office:value-type="float" office:value="1.04280404972447">
            <text:p>1.0428</text:p>
          </table:table-cell>
          <table:table-cell table:style-name="ce2" table:formula="of:=(([.$B56]+[.L$4])^2*[.$K$1]+[.$K$2])/([.$B56]^2*[.$K$1])" office:value-type="float" office:value="1.08317313853646">
            <text:p>1.0832</text:p>
          </table:table-cell>
        </table:table-row>
        <table:table-row table:style-name="ro2">
          <table:table-cell/>
          <table:table-cell table:style-name="ce1" office:value-type="float" office:value="52">
            <text:p>52</text:p>
          </table:table-cell>
          <table:table-cell table:style-name="ce2" table:formula="of:=(([.$B57]+[.C$4])^2*[.$C$1]+[.$C$2])/([.$B57]^2*[.$C$1])" office:value-type="float" office:value="1.03883136094675">
            <text:p>1.0388</text:p>
          </table:table-cell>
          <table:table-cell table:style-name="ce2" table:formula="of:=(([.$B57]+[.D$4])^2*[.$C$1]+[.$C$2])/([.$B57]^2*[.$C$1])" office:value-type="float" office:value="1.07840236686391">
            <text:p>1.0784</text:p>
          </table:table-cell>
          <table:table-cell/>
          <table:table-cell table:style-name="ce1"/>
          <table:table-cell table:style-name="ce2" table:formula="of:=(([.$B57]+[.G$4])^2*[.$G$1]+[.$G$2])/([.$B57]^2*[.$G$1])" office:value-type="float" office:value="1.03913954635108">
            <text:p>1.0391</text:p>
          </table:table-cell>
          <table:table-cell table:style-name="ce2" table:formula="of:=(([.$B57]+[.H$4])^2*[.$G$1]+[.$G$2])/([.$B57]^2*[.$G$1])" office:value-type="float" office:value="1.07871055226824">
            <text:p>1.0787</text:p>
          </table:table-cell>
          <table:table-cell/>
          <table:table-cell table:style-name="ce1"/>
          <table:table-cell table:style-name="ce2" table:formula="of:=(([.$B57]+[.K$4])^2*[.$K$1]+[.$K$2])/([.$B57]^2*[.$K$1])" office:value-type="float" office:value="1.04191321499014">
            <text:p>1.0419</text:p>
          </table:table-cell>
          <table:table-cell table:style-name="ce2" table:formula="of:=(([.$B57]+[.L$4])^2*[.$K$1]+[.$K$2])/([.$B57]^2*[.$K$1])" office:value-type="float" office:value="1.0814842209073">
            <text:p>1.0815</text:p>
          </table:table-cell>
        </table:table-row>
        <table:table-row table:style-name="ro2">
          <table:table-cell/>
          <table:table-cell table:style-name="ce1" office:value-type="float" office:value="53">
            <text:p>53</text:p>
          </table:table-cell>
          <table:table-cell table:style-name="ce2" table:formula="of:=(([.$B58]+[.C$4])^2*[.$C$1]+[.$C$2])/([.$B58]^2*[.$C$1])" office:value-type="float" office:value="1.03809184763261">
            <text:p>1.0381</text:p>
          </table:table-cell>
          <table:table-cell table:style-name="ce2" table:formula="of:=(([.$B58]+[.D$4])^2*[.$C$1]+[.$C$2])/([.$B58]^2*[.$C$1])" office:value-type="float" office:value="1.07689569241723">
            <text:p>1.0769</text:p>
          </table:table-cell>
          <table:table-cell/>
          <table:table-cell table:style-name="ce1"/>
          <table:table-cell table:style-name="ce2" table:formula="of:=(([.$B58]+[.G$4])^2*[.$G$1]+[.$G$2])/([.$B58]^2*[.$G$1])" office:value-type="float" office:value="1.03838851311261">
            <text:p>1.0384</text:p>
          </table:table-cell>
          <table:table-cell table:style-name="ce2" table:formula="of:=(([.$B58]+[.H$4])^2*[.$G$1]+[.$G$2])/([.$B58]^2*[.$G$1])" office:value-type="float" office:value="1.07719235789724">
            <text:p>1.0772</text:p>
          </table:table-cell>
          <table:table-cell/>
          <table:table-cell table:style-name="ce1"/>
          <table:table-cell table:style-name="ce2" table:formula="of:=(([.$B58]+[.K$4])^2*[.$K$1]+[.$K$2])/([.$B58]^2*[.$K$1])" office:value-type="float" office:value="1.04105850243266">
            <text:p>1.0411</text:p>
          </table:table-cell>
          <table:table-cell table:style-name="ce2" table:formula="of:=(([.$B58]+[.L$4])^2*[.$K$1]+[.$K$2])/([.$B58]^2*[.$K$1])" office:value-type="float" office:value="1.07986234721728">
            <text:p>1.0799</text:p>
          </table:table-cell>
        </table:table-row>
        <table:table-row table:style-name="ro2">
          <table:table-cell/>
          <table:table-cell table:style-name="ce1" office:value-type="float" office:value="54">
            <text:p>54</text:p>
          </table:table-cell>
          <table:table-cell table:style-name="ce2" table:formula="of:=(([.$B59]+[.C$4])^2*[.$C$1]+[.$C$2])/([.$B59]^2*[.$C$1])" office:value-type="float" office:value="1.03737997256516">
            <text:p>1.0374</text:p>
          </table:table-cell>
          <table:table-cell table:style-name="ce2" table:formula="of:=(([.$B59]+[.D$4])^2*[.$C$1]+[.$C$2])/([.$B59]^2*[.$C$1])" office:value-type="float" office:value="1.07544581618656">
            <text:p>1.0754</text:p>
          </table:table-cell>
          <table:table-cell/>
          <table:table-cell table:style-name="ce1"/>
          <table:table-cell table:style-name="ce2" table:formula="of:=(([.$B59]+[.G$4])^2*[.$G$1]+[.$G$2])/([.$B59]^2*[.$G$1])" office:value-type="float" office:value="1.03766575217193">
            <text:p>1.0377</text:p>
          </table:table-cell>
          <table:table-cell table:style-name="ce2" table:formula="of:=(([.$B59]+[.H$4])^2*[.$G$1]+[.$G$2])/([.$B59]^2*[.$G$1])" office:value-type="float" office:value="1.07573159579332">
            <text:p>1.0757</text:p>
          </table:table-cell>
          <table:table-cell/>
          <table:table-cell table:style-name="ce1"/>
          <table:table-cell table:style-name="ce2" table:formula="of:=(([.$B59]+[.K$4])^2*[.$K$1]+[.$K$2])/([.$B59]^2*[.$K$1])" office:value-type="float" office:value="1.04023776863283">
            <text:p>1.0402</text:p>
          </table:table-cell>
          <table:table-cell table:style-name="ce2" table:formula="of:=(([.$B59]+[.L$4])^2*[.$K$1]+[.$K$2])/([.$B59]^2*[.$K$1])" office:value-type="float" office:value="1.07830361225423">
            <text:p>1.0783</text:p>
          </table:table-cell>
        </table:table-row>
        <table:table-row table:style-name="ro2">
          <table:table-cell/>
          <table:table-cell table:style-name="ce1" office:value-type="float" office:value="55">
            <text:p>55</text:p>
          </table:table-cell>
          <table:table-cell table:style-name="ce2" table:formula="of:=(([.$B60]+[.C$4])^2*[.$C$1]+[.$C$2])/([.$B60]^2*[.$C$1])" office:value-type="float" office:value="1.03669421487603">
            <text:p>1.0367</text:p>
          </table:table-cell>
          <table:table-cell table:style-name="ce2" table:formula="of:=(([.$B60]+[.D$4])^2*[.$C$1]+[.$C$2])/([.$B60]^2*[.$C$1])" office:value-type="float" office:value="1.07404958677686">
            <text:p>1.0740</text:p>
          </table:table-cell>
          <table:table-cell/>
          <table:table-cell table:style-name="ce1"/>
          <table:table-cell table:style-name="ce2" table:formula="of:=(([.$B60]+[.G$4])^2*[.$G$1]+[.$G$2])/([.$B60]^2*[.$G$1])" office:value-type="float" office:value="1.0369696969697">
            <text:p>1.0370</text:p>
          </table:table-cell>
          <table:table-cell table:style-name="ce2" table:formula="of:=(([.$B60]+[.H$4])^2*[.$G$1]+[.$G$2])/([.$B60]^2*[.$G$1])" office:value-type="float" office:value="1.07432506887052">
            <text:p>1.0743</text:p>
          </table:table-cell>
          <table:table-cell/>
          <table:table-cell table:style-name="ce1"/>
          <table:table-cell table:style-name="ce2" table:formula="of:=(([.$B60]+[.K$4])^2*[.$K$1]+[.$K$2])/([.$B60]^2*[.$K$1])" office:value-type="float" office:value="1.03944903581267">
            <text:p>1.0394</text:p>
          </table:table-cell>
          <table:table-cell table:style-name="ce2" table:formula="of:=(([.$B60]+[.L$4])^2*[.$K$1]+[.$K$2])/([.$B60]^2*[.$K$1])" office:value-type="float" office:value="1.0768044077135">
            <text:p>1.0768</text:p>
          </table:table-cell>
        </table:table-row>
        <table:table-row table:style-name="ro2">
          <table:table-cell/>
          <table:table-cell table:style-name="ce1" office:value-type="float" office:value="56">
            <text:p>56</text:p>
          </table:table-cell>
          <table:table-cell table:style-name="ce2" table:formula="of:=(([.$B61]+[.C$4])^2*[.$C$1]+[.$C$2])/([.$B61]^2*[.$C$1])" office:value-type="float" office:value="1.03603316326531">
            <text:p>1.0360</text:p>
          </table:table-cell>
          <table:table-cell table:style-name="ce2" table:formula="of:=(([.$B61]+[.D$4])^2*[.$C$1]+[.$C$2])/([.$B61]^2*[.$C$1])" office:value-type="float" office:value="1.07270408163265">
            <text:p>1.0727</text:p>
          </table:table-cell>
          <table:table-cell/>
          <table:table-cell table:style-name="ce1"/>
          <table:table-cell table:style-name="ce2" table:formula="of:=(([.$B61]+[.G$4])^2*[.$G$1]+[.$G$2])/([.$B61]^2*[.$G$1])" office:value-type="float" office:value="1.03629889455782">
            <text:p>1.0363</text:p>
          </table:table-cell>
          <table:table-cell table:style-name="ce2" table:formula="of:=(([.$B61]+[.H$4])^2*[.$G$1]+[.$G$2])/([.$B61]^2*[.$G$1])" office:value-type="float" office:value="1.07296981292517">
            <text:p>1.0730</text:p>
          </table:table-cell>
          <table:table-cell/>
          <table:table-cell table:style-name="ce1"/>
          <table:table-cell table:style-name="ce2" table:formula="of:=(([.$B61]+[.K$4])^2*[.$K$1]+[.$K$2])/([.$B61]^2*[.$K$1])" office:value-type="float" office:value="1.03869047619048">
            <text:p>1.0387</text:p>
          </table:table-cell>
          <table:table-cell table:style-name="ce2" table:formula="of:=(([.$B61]+[.L$4])^2*[.$K$1]+[.$K$2])/([.$B61]^2*[.$K$1])" office:value-type="float" office:value="1.07536139455782">
            <text:p>1.0754</text:p>
          </table:table-cell>
        </table:table-row>
        <table:table-row table:style-name="ro2">
          <table:table-cell/>
          <table:table-cell table:style-name="ce1" office:value-type="float" office:value="57">
            <text:p>57</text:p>
          </table:table-cell>
          <table:table-cell table:style-name="ce2" table:formula="of:=(([.$B62]+[.C$4])^2*[.$C$1]+[.$C$2])/([.$B62]^2*[.$C$1])" office:value-type="float" office:value="1.03539550630963">
            <text:p>1.0354</text:p>
          </table:table-cell>
          <table:table-cell table:style-name="ce2" table:formula="of:=(([.$B62]+[.D$4])^2*[.$C$1]+[.$C$2])/([.$B62]^2*[.$C$1])" office:value-type="float" office:value="1.07140658664204">
            <text:p>1.0714</text:p>
          </table:table-cell>
          <table:table-cell/>
          <table:table-cell table:style-name="ce1"/>
          <table:table-cell table:style-name="ce2" table:formula="of:=(([.$B62]+[.G$4])^2*[.$G$1]+[.$G$2])/([.$B62]^2*[.$G$1])" office:value-type="float" office:value="1.03565199548579">
            <text:p>1.0357</text:p>
          </table:table-cell>
          <table:table-cell table:style-name="ce2" table:formula="of:=(([.$B62]+[.H$4])^2*[.$G$1]+[.$G$2])/([.$B62]^2*[.$G$1])" office:value-type="float" office:value="1.0716630758182">
            <text:p>1.0717</text:p>
          </table:table-cell>
          <table:table-cell/>
          <table:table-cell table:style-name="ce1"/>
          <table:table-cell table:style-name="ce2" table:formula="of:=(([.$B62]+[.K$4])^2*[.$K$1]+[.$K$2])/([.$B62]^2*[.$K$1])" office:value-type="float" office:value="1.0379603980712">
            <text:p>1.0380</text:p>
          </table:table-cell>
          <table:table-cell table:style-name="ce2" table:formula="of:=(([.$B62]+[.L$4])^2*[.$K$1]+[.$K$2])/([.$B62]^2*[.$K$1])" office:value-type="float" office:value="1.07397147840361">
            <text:p>1.0740</text:p>
          </table:table-cell>
        </table:table-row>
        <table:table-row table:style-name="ro2">
          <table:table-cell/>
          <table:table-cell table:style-name="ce1" office:value-type="float" office:value="58">
            <text:p>58</text:p>
          </table:table-cell>
          <table:table-cell table:style-name="ce2" table:formula="of:=(([.$B63]+[.C$4])^2*[.$C$1]+[.$C$2])/([.$B63]^2*[.$C$1])" office:value-type="float" office:value="1.03478002378121">
            <text:p>1.0348</text:p>
          </table:table-cell>
          <table:table-cell table:style-name="ce2" table:formula="of:=(([.$B63]+[.D$4])^2*[.$C$1]+[.$C$2])/([.$B63]^2*[.$C$1])" office:value-type="float" office:value="1.07015457788347">
            <text:p>1.0702</text:p>
          </table:table-cell>
          <table:table-cell/>
          <table:table-cell table:style-name="ce1"/>
          <table:table-cell table:style-name="ce2" table:formula="of:=(([.$B63]+[.G$4])^2*[.$G$1]+[.$G$2])/([.$B63]^2*[.$G$1])" office:value-type="float" office:value="1.03502774474832">
            <text:p>1.0350</text:p>
          </table:table-cell>
          <table:table-cell table:style-name="ce2" table:formula="of:=(([.$B63]+[.H$4])^2*[.$G$1]+[.$G$2])/([.$B63]^2*[.$G$1])" office:value-type="float" office:value="1.07040229885057">
            <text:p>1.0704</text:p>
          </table:table-cell>
          <table:table-cell/>
          <table:table-cell table:style-name="ce1"/>
          <table:table-cell table:style-name="ce2" table:formula="of:=(([.$B63]+[.K$4])^2*[.$K$1]+[.$K$2])/([.$B63]^2*[.$K$1])" office:value-type="float" office:value="1.03725723345224">
            <text:p>1.0373</text:p>
          </table:table-cell>
          <table:table-cell table:style-name="ce2" table:formula="of:=(([.$B63]+[.L$4])^2*[.$K$1]+[.$K$2])/([.$B63]^2*[.$K$1])" office:value-type="float" office:value="1.0726317875545">
            <text:p>1.0726</text:p>
          </table:table-cell>
        </table:table-row>
        <table:table-row table:style-name="ro2">
          <table:table-cell/>
          <table:table-cell table:style-name="ce1" office:value-type="float" office:value="59">
            <text:p>59</text:p>
          </table:table-cell>
          <table:table-cell table:style-name="ce2" table:formula="of:=(([.$B64]+[.C$4])^2*[.$C$1]+[.$C$2])/([.$B64]^2*[.$C$1])" office:value-type="float" office:value="1.03418557885665">
            <text:p>1.0342</text:p>
          </table:table-cell>
          <table:table-cell table:style-name="ce2" table:formula="of:=(([.$B64]+[.D$4])^2*[.$C$1]+[.$C$2])/([.$B64]^2*[.$C$1])" office:value-type="float" office:value="1.06894570525711">
            <text:p>1.0689</text:p>
          </table:table-cell>
          <table:table-cell/>
          <table:table-cell table:style-name="ce1"/>
          <table:table-cell table:style-name="ce2" table:formula="of:=(([.$B64]+[.G$4])^2*[.$G$1]+[.$G$2])/([.$B64]^2*[.$G$1])" office:value-type="float" office:value="1.03442497366657">
            <text:p>1.0344</text:p>
          </table:table-cell>
          <table:table-cell table:style-name="ce2" table:formula="of:=(([.$B64]+[.H$4])^2*[.$G$1]+[.$G$2])/([.$B64]^2*[.$G$1])" office:value-type="float" office:value="1.06918510006703">
            <text:p>1.0692</text:p>
          </table:table-cell>
          <table:table-cell/>
          <table:table-cell table:style-name="ce1"/>
          <table:table-cell table:style-name="ce2" table:formula="of:=(([.$B64]+[.K$4])^2*[.$K$1]+[.$K$2])/([.$B64]^2*[.$K$1])" office:value-type="float" office:value="1.03657952695586">
            <text:p>1.0366</text:p>
          </table:table-cell>
          <table:table-cell table:style-name="ce2" table:formula="of:=(([.$B64]+[.L$4])^2*[.$K$1]+[.$K$2])/([.$B64]^2*[.$K$1])" office:value-type="float" office:value="1.07133965335632">
            <text:p>1.0713</text:p>
          </table:table-cell>
        </table:table-row>
        <table:table-row table:style-name="ro2">
          <table:table-cell/>
          <table:table-cell table:style-name="ce1" office:value-type="float" office:value="60">
            <text:p>60</text:p>
          </table:table-cell>
          <table:table-cell table:style-name="ce2" table:formula="of:=(([.$B65]+[.C$4])^2*[.$C$1]+[.$C$2])/([.$B65]^2*[.$C$1])" office:value-type="float" office:value="1.03361111111111">
            <text:p>1.0336</text:p>
          </table:table-cell>
          <table:table-cell table:style-name="ce2" table:formula="of:=(([.$B65]+[.D$4])^2*[.$C$1]+[.$C$2])/([.$B65]^2*[.$C$1])" office:value-type="float" office:value="1.06777777777778">
            <text:p>1.0678</text:p>
          </table:table-cell>
          <table:table-cell/>
          <table:table-cell table:style-name="ce1"/>
          <table:table-cell table:style-name="ce2" table:formula="of:=(([.$B65]+[.G$4])^2*[.$G$1]+[.$G$2])/([.$B65]^2*[.$G$1])" office:value-type="float" office:value="1.03384259259259">
            <text:p>1.0338</text:p>
          </table:table-cell>
          <table:table-cell table:style-name="ce2" table:formula="of:=(([.$B65]+[.H$4])^2*[.$G$1]+[.$G$2])/([.$B65]^2*[.$G$1])" office:value-type="float" office:value="1.06800925925926">
            <text:p>1.0680</text:p>
          </table:table-cell>
          <table:table-cell/>
          <table:table-cell table:style-name="ce1"/>
          <table:table-cell table:style-name="ce2" table:formula="of:=(([.$B65]+[.K$4])^2*[.$K$1]+[.$K$2])/([.$B65]^2*[.$K$1])" office:value-type="float" office:value="1.03592592592593">
            <text:p>1.0359</text:p>
          </table:table-cell>
          <table:table-cell table:style-name="ce2" table:formula="of:=(([.$B65]+[.L$4])^2*[.$K$1]+[.$K$2])/([.$B65]^2*[.$K$1])" office:value-type="float" office:value="1.07009259259259">
            <text:p>1.0701</text:p>
          </table:table-cell>
        </table:table-row>
        <table:table-row table:style-name="ro2">
          <table:table-cell/>
          <table:table-cell table:style-name="ce1" office:value-type="float" office:value="61">
            <text:p>61</text:p>
          </table:table-cell>
          <table:table-cell table:style-name="ce2" table:formula="of:=(([.$B66]+[.C$4])^2*[.$C$1]+[.$C$2])/([.$B66]^2*[.$C$1])" office:value-type="float" office:value="1.03305563020693">
            <text:p>1.0331</text:p>
          </table:table-cell>
          <table:table-cell table:style-name="ce2" table:formula="of:=(([.$B66]+[.D$4])^2*[.$C$1]+[.$C$2])/([.$B66]^2*[.$C$1])" office:value-type="float" office:value="1.06664875033593">
            <text:p>1.0666</text:p>
          </table:table-cell>
          <table:table-cell/>
          <table:table-cell table:style-name="ce1"/>
          <table:table-cell table:style-name="ce2" table:formula="of:=(([.$B66]+[.G$4])^2*[.$G$1]+[.$G$2])/([.$B66]^2*[.$G$1])" office:value-type="float" office:value="1.03327958434113">
            <text:p>1.0333</text:p>
          </table:table-cell>
          <table:table-cell table:style-name="ce2" table:formula="of:=(([.$B66]+[.H$4])^2*[.$G$1]+[.$G$2])/([.$B66]^2*[.$G$1])" office:value-type="float" office:value="1.06687270447012">
            <text:p>1.0669</text:p>
          </table:table-cell>
          <table:table-cell/>
          <table:table-cell table:style-name="ce1"/>
          <table:table-cell table:style-name="ce2" table:formula="of:=(([.$B66]+[.K$4])^2*[.$K$1]+[.$K$2])/([.$B66]^2*[.$K$1])" office:value-type="float" office:value="1.03529517154887">
            <text:p>1.0353</text:p>
          </table:table-cell>
          <table:table-cell table:style-name="ce2" table:formula="of:=(([.$B66]+[.L$4])^2*[.$K$1]+[.$K$2])/([.$B66]^2*[.$K$1])" office:value-type="float" office:value="1.06888829167786">
            <text:p>1.0689</text:p>
          </table:table-cell>
        </table:table-row>
        <table:table-row table:style-name="ro2">
          <table:table-cell/>
          <table:table-cell table:style-name="ce1" office:value-type="float" office:value="62">
            <text:p>62</text:p>
          </table:table-cell>
          <table:table-cell table:style-name="ce2" table:formula="of:=(([.$B67]+[.C$4])^2*[.$C$1]+[.$C$2])/([.$B67]^2*[.$C$1])" office:value-type="float" office:value="1.03251821019771">
            <text:p>1.0325</text:p>
          </table:table-cell>
          <table:table-cell table:style-name="ce2" table:formula="of:=(([.$B67]+[.D$4])^2*[.$C$1]+[.$C$2])/([.$B67]^2*[.$C$1])" office:value-type="float" office:value="1.06555671175859">
            <text:p>1.0656</text:p>
          </table:table-cell>
          <table:table-cell/>
          <table:table-cell table:style-name="ce1"/>
          <table:table-cell table:style-name="ce2" table:formula="of:=(([.$B67]+[.G$4])^2*[.$G$1]+[.$G$2])/([.$B67]^2*[.$G$1])" office:value-type="float" office:value="1.0327349982657">
            <text:p>1.0327</text:p>
          </table:table-cell>
          <table:table-cell table:style-name="ce2" table:formula="of:=(([.$B67]+[.H$4])^2*[.$G$1]+[.$G$2])/([.$B67]^2*[.$G$1])" office:value-type="float" office:value="1.06577349982657">
            <text:p>1.0658</text:p>
          </table:table-cell>
          <table:table-cell/>
          <table:table-cell table:style-name="ce1"/>
          <table:table-cell table:style-name="ce2" table:formula="of:=(([.$B67]+[.K$4])^2*[.$K$1]+[.$K$2])/([.$B67]^2*[.$K$1])" office:value-type="float" office:value="1.03468609087756">
            <text:p>1.0347</text:p>
          </table:table-cell>
          <table:table-cell table:style-name="ce2" table:formula="of:=(([.$B67]+[.L$4])^2*[.$K$1]+[.$K$2])/([.$B67]^2*[.$K$1])" office:value-type="float" office:value="1.06772459243843">
            <text:p>1.0677</text:p>
          </table:table-cell>
        </table:table-row>
        <table:table-row table:style-name="ro2">
          <table:table-cell/>
          <table:table-cell table:style-name="ce1" office:value-type="float" office:value="63">
            <text:p>63</text:p>
          </table:table-cell>
          <table:table-cell table:style-name="ce2" table:formula="of:=(([.$B68]+[.C$4])^2*[.$C$1]+[.$C$2])/([.$B68]^2*[.$C$1])" office:value-type="float" office:value="1.03199798437894">
            <text:p>1.0320</text:p>
          </table:table-cell>
          <table:table-cell table:style-name="ce2" table:formula="of:=(([.$B68]+[.D$4])^2*[.$C$1]+[.$C$2])/([.$B68]^2*[.$C$1])" office:value-type="float" office:value="1.06449987402368">
            <text:p>1.0645</text:p>
          </table:table-cell>
          <table:table-cell/>
          <table:table-cell table:style-name="ce1"/>
          <table:table-cell table:style-name="ce2" table:formula="of:=(([.$B68]+[.G$4])^2*[.$G$1]+[.$G$2])/([.$B68]^2*[.$G$1])" office:value-type="float" office:value="1.03220794490636">
            <text:p>1.0322</text:p>
          </table:table-cell>
          <table:table-cell table:style-name="ce2" table:formula="of:=(([.$B68]+[.H$4])^2*[.$G$1]+[.$G$2])/([.$B68]^2*[.$G$1])" office:value-type="float" office:value="1.0647098345511">
            <text:p>1.0647</text:p>
          </table:table-cell>
          <table:table-cell/>
          <table:table-cell table:style-name="ce1"/>
          <table:table-cell table:style-name="ce2" table:formula="of:=(([.$B68]+[.K$4])^2*[.$K$1]+[.$K$2])/([.$B68]^2*[.$K$1])" office:value-type="float" office:value="1.03409758965315">
            <text:p>1.0341</text:p>
          </table:table-cell>
          <table:table-cell table:style-name="ce2" table:formula="of:=(([.$B68]+[.L$4])^2*[.$K$1]+[.$K$2])/([.$B68]^2*[.$K$1])" office:value-type="float" office:value="1.06659947929789">
            <text:p>1.0666</text:p>
          </table:table-cell>
        </table:table-row>
        <table:table-row table:style-name="ro2">
          <table:table-cell/>
          <table:table-cell table:style-name="ce1" office:value-type="float" office:value="64">
            <text:p>64</text:p>
          </table:table-cell>
          <table:table-cell table:style-name="ce2" table:formula="of:=(([.$B69]+[.C$4])^2*[.$C$1]+[.$C$2])/([.$B69]^2*[.$C$1])" office:value-type="float" office:value="1.031494140625">
            <text:p>1.0315</text:p>
          </table:table-cell>
          <table:table-cell table:style-name="ce2" table:formula="of:=(([.$B69]+[.D$4])^2*[.$C$1]+[.$C$2])/([.$B69]^2*[.$C$1])" office:value-type="float" office:value="1.0634765625">
            <text:p>1.0635</text:p>
          </table:table-cell>
          <table:table-cell/>
          <table:table-cell table:style-name="ce1"/>
          <table:table-cell table:style-name="ce2" table:formula="of:=(([.$B69]+[.G$4])^2*[.$G$1]+[.$G$2])/([.$B69]^2*[.$G$1])" office:value-type="float" office:value="1.03169759114583">
            <text:p>1.0317</text:p>
          </table:table-cell>
          <table:table-cell table:style-name="ce2" table:formula="of:=(([.$B69]+[.H$4])^2*[.$G$1]+[.$G$2])/([.$B69]^2*[.$G$1])" office:value-type="float" office:value="1.06368001302083">
            <text:p>1.0637</text:p>
          </table:table-cell>
          <table:table-cell/>
          <table:table-cell table:style-name="ce1"/>
          <table:table-cell table:style-name="ce2" table:formula="of:=(([.$B69]+[.K$4])^2*[.$K$1]+[.$K$2])/([.$B69]^2*[.$K$1])" office:value-type="float" office:value="1.03352864583333">
            <text:p>1.0335</text:p>
          </table:table-cell>
          <table:table-cell table:style-name="ce2" table:formula="of:=(([.$B69]+[.L$4])^2*[.$K$1]+[.$K$2])/([.$B69]^2*[.$K$1])" office:value-type="float" office:value="1.06551106770833">
            <text:p>1.0655</text:p>
          </table:table-cell>
        </table:table-row>
        <table:table-row table:style-name="ro2">
          <table:table-cell/>
          <table:table-cell table:style-name="ce1" office:value-type="float" office:value="65">
            <text:p>65</text:p>
          </table:table-cell>
          <table:table-cell table:style-name="ce2" table:formula="of:=(([.$B70]+[.C$4])^2*[.$C$1]+[.$C$2])/([.$B70]^2*[.$C$1])" office:value-type="float" office:value="1.03100591715976">
            <text:p>1.0310</text:p>
          </table:table-cell>
          <table:table-cell table:style-name="ce2" table:formula="of:=(([.$B70]+[.D$4])^2*[.$C$1]+[.$C$2])/([.$B70]^2*[.$C$1])" office:value-type="float" office:value="1.06248520710059">
            <text:p>1.0625</text:p>
          </table:table-cell>
          <table:table-cell/>
          <table:table-cell table:style-name="ce1"/>
          <table:table-cell table:style-name="ce2" table:formula="of:=(([.$B70]+[.G$4])^2*[.$G$1]+[.$G$2])/([.$B70]^2*[.$G$1])" office:value-type="float" office:value="1.03120315581854">
            <text:p>1.0312</text:p>
          </table:table-cell>
          <table:table-cell table:style-name="ce2" table:formula="of:=(([.$B70]+[.H$4])^2*[.$G$1]+[.$G$2])/([.$B70]^2*[.$G$1])" office:value-type="float" office:value="1.06268244575937">
            <text:p>1.0627</text:p>
          </table:table-cell>
          <table:table-cell/>
          <table:table-cell table:style-name="ce1"/>
          <table:table-cell table:style-name="ce2" table:formula="of:=(([.$B70]+[.K$4])^2*[.$K$1]+[.$K$2])/([.$B70]^2*[.$K$1])" office:value-type="float" office:value="1.03297830374753">
            <text:p>1.0330</text:p>
          </table:table-cell>
          <table:table-cell table:style-name="ce2" table:formula="of:=(([.$B70]+[.L$4])^2*[.$K$1]+[.$K$2])/([.$B70]^2*[.$K$1])" office:value-type="float" office:value="1.06445759368836">
            <text:p>1.0645</text:p>
          </table:table-cell>
        </table:table-row>
        <table:table-row table:style-name="ro2">
          <table:table-cell/>
          <table:table-cell table:style-name="ce1" office:value-type="float" office:value="66">
            <text:p>66</text:p>
          </table:table-cell>
          <table:table-cell table:style-name="ce2" table:formula="of:=(([.$B71]+[.C$4])^2*[.$C$1]+[.$C$2])/([.$B71]^2*[.$C$1])" office:value-type="float" office:value="1.03053259871442">
            <text:p>1.0305</text:p>
          </table:table-cell>
          <table:table-cell table:style-name="ce2" table:formula="of:=(([.$B71]+[.D$4])^2*[.$C$1]+[.$C$2])/([.$B71]^2*[.$C$1])" office:value-type="float" office:value="1.06152433425161">
            <text:p>1.0615</text:p>
          </table:table-cell>
          <table:table-cell/>
          <table:table-cell table:style-name="ce1"/>
          <table:table-cell table:style-name="ce2" table:formula="of:=(([.$B71]+[.G$4])^2*[.$G$1]+[.$G$2])/([.$B71]^2*[.$G$1])" office:value-type="float" office:value="1.03072390572391">
            <text:p>1.0307</text:p>
          </table:table-cell>
          <table:table-cell table:style-name="ce2" table:formula="of:=(([.$B71]+[.H$4])^2*[.$G$1]+[.$G$2])/([.$B71]^2*[.$G$1])" office:value-type="float" office:value="1.0617156412611">
            <text:p>1.0617</text:p>
          </table:table-cell>
          <table:table-cell/>
          <table:table-cell table:style-name="ce1"/>
          <table:table-cell table:style-name="ce2" table:formula="of:=(([.$B71]+[.K$4])^2*[.$K$1]+[.$K$2])/([.$B71]^2*[.$K$1])" office:value-type="float" office:value="1.03244566880931">
            <text:p>1.0324</text:p>
          </table:table-cell>
          <table:table-cell table:style-name="ce2" table:formula="of:=(([.$B71]+[.L$4])^2*[.$K$1]+[.$K$2])/([.$B71]^2*[.$K$1])" office:value-type="float" office:value="1.0634374043465">
            <text:p>1.0634</text:p>
          </table:table-cell>
        </table:table-row>
        <table:table-row table:style-name="ro2">
          <table:table-cell/>
          <table:table-cell table:style-name="ce1" office:value-type="float" office:value="67">
            <text:p>67</text:p>
          </table:table-cell>
          <table:table-cell table:style-name="ce2" table:formula="of:=(([.$B72]+[.C$4])^2*[.$C$1]+[.$C$2])/([.$B72]^2*[.$C$1])" office:value-type="float" office:value="1.03007351303186">
            <text:p>1.0301</text:p>
          </table:table-cell>
          <table:table-cell table:style-name="ce2" table:formula="of:=(([.$B72]+[.D$4])^2*[.$C$1]+[.$C$2])/([.$B72]^2*[.$C$1])" office:value-type="float" office:value="1.06059255959011">
            <text:p>1.0606</text:p>
          </table:table-cell>
          <table:table-cell/>
          <table:table-cell table:style-name="ce1"/>
          <table:table-cell table:style-name="ce2" table:formula="of:=(([.$B72]+[.G$4])^2*[.$G$1]+[.$G$2])/([.$B72]^2*[.$G$1])" office:value-type="float" office:value="1.03025915200119">
            <text:p>1.0303</text:p>
          </table:table-cell>
          <table:table-cell table:style-name="ce2" table:formula="of:=(([.$B72]+[.H$4])^2*[.$G$1]+[.$G$2])/([.$B72]^2*[.$G$1])" office:value-type="float" office:value="1.06077819855944">
            <text:p>1.0608</text:p>
          </table:table-cell>
          <table:table-cell/>
          <table:table-cell table:style-name="ce1"/>
          <table:table-cell table:style-name="ce2" table:formula="of:=(([.$B72]+[.K$4])^2*[.$K$1]+[.$K$2])/([.$B72]^2*[.$K$1])" office:value-type="float" office:value="1.03192990272518">
            <text:p>1.0319</text:p>
          </table:table-cell>
          <table:table-cell table:style-name="ce2" table:formula="of:=(([.$B72]+[.L$4])^2*[.$K$1]+[.$K$2])/([.$B72]^2*[.$K$1])" office:value-type="float" office:value="1.06244894928343">
            <text:p>1.0624</text:p>
          </table:table-cell>
        </table:table-row>
        <table:table-row table:style-name="ro2">
          <table:table-cell/>
          <table:table-cell table:style-name="ce1" office:value-type="float" office:value="68">
            <text:p>68</text:p>
          </table:table-cell>
          <table:table-cell table:style-name="ce2" table:formula="of:=(([.$B73]+[.C$4])^2*[.$C$1]+[.$C$2])/([.$B73]^2*[.$C$1])" office:value-type="float" office:value="1.02962802768166">
            <text:p>1.0296</text:p>
          </table:table-cell>
          <table:table-cell table:style-name="ce2" table:formula="of:=(([.$B73]+[.D$4])^2*[.$C$1]+[.$C$2])/([.$B73]^2*[.$C$1])" office:value-type="float" office:value="1.05968858131488">
            <text:p>1.0597</text:p>
          </table:table-cell>
          <table:table-cell/>
          <table:table-cell table:style-name="ce1"/>
          <table:table-cell table:style-name="ce2" table:formula="of:=(([.$B73]+[.G$4])^2*[.$G$1]+[.$G$2])/([.$B73]^2*[.$G$1])" office:value-type="float" office:value="1.02980824682814">
            <text:p>1.0298</text:p>
          </table:table-cell>
          <table:table-cell table:style-name="ce2" table:formula="of:=(([.$B73]+[.H$4])^2*[.$G$1]+[.$G$2])/([.$B73]^2*[.$G$1])" office:value-type="float" office:value="1.05986880046136">
            <text:p>1.0599</text:p>
          </table:table-cell>
          <table:table-cell/>
          <table:table-cell table:style-name="ce1"/>
          <table:table-cell table:style-name="ce2" table:formula="of:=(([.$B73]+[.K$4])^2*[.$K$1]+[.$K$2])/([.$B73]^2*[.$K$1])" office:value-type="float" office:value="1.03143021914648">
            <text:p>1.0314</text:p>
          </table:table-cell>
          <table:table-cell table:style-name="ce2" table:formula="of:=(([.$B73]+[.L$4])^2*[.$K$1]+[.$K$2])/([.$B73]^2*[.$K$1])" office:value-type="float" office:value="1.0614907727797">
            <text:p>1.0615</text:p>
          </table:table-cell>
        </table:table-row>
        <table:table-row table:style-name="ro2">
          <table:table-cell/>
          <table:table-cell table:style-name="ce1" office:value-type="float" office:value="69">
            <text:p>69</text:p>
          </table:table-cell>
          <table:table-cell table:style-name="ce2" table:formula="of:=(([.$B74]+[.C$4])^2*[.$C$1]+[.$C$2])/([.$B74]^2*[.$C$1])" office:value-type="float" office:value="1.02919554715396">
            <text:p>1.0292</text:p>
          </table:table-cell>
          <table:table-cell table:style-name="ce2" table:formula="of:=(([.$B74]+[.D$4])^2*[.$C$1]+[.$C$2])/([.$B74]^2*[.$C$1])" office:value-type="float" office:value="1.05881117412308">
            <text:p>1.0588</text:p>
          </table:table-cell>
          <table:table-cell/>
          <table:table-cell table:style-name="ce1"/>
          <table:table-cell table:style-name="ce2" table:formula="of:=(([.$B74]+[.G$4])^2*[.$G$1]+[.$G$2])/([.$B74]^2*[.$G$1])" office:value-type="float" office:value="1.02937058041028">
            <text:p>1.0294</text:p>
          </table:table-cell>
          <table:table-cell table:style-name="ce2" table:formula="of:=(([.$B74]+[.H$4])^2*[.$G$1]+[.$G$2])/([.$B74]^2*[.$G$1])" office:value-type="float" office:value="1.0589862073794">
            <text:p>1.0590</text:p>
          </table:table-cell>
          <table:table-cell/>
          <table:table-cell table:style-name="ce1"/>
          <table:table-cell table:style-name="ce2" table:formula="of:=(([.$B74]+[.K$4])^2*[.$K$1]+[.$K$2])/([.$B74]^2*[.$K$1])" office:value-type="float" office:value="1.03094587971715">
            <text:p>1.0309</text:p>
          </table:table-cell>
          <table:table-cell table:style-name="ce2" table:formula="of:=(([.$B74]+[.L$4])^2*[.$K$1]+[.$K$2])/([.$B74]^2*[.$K$1])" office:value-type="float" office:value="1.06056150668627">
            <text:p>1.0606</text:p>
          </table:table-cell>
        </table:table-row>
        <table:table-row table:style-name="ro2">
          <table:table-cell/>
          <table:table-cell table:style-name="ce1" office:value-type="float" office:value="70">
            <text:p>70</text:p>
          </table:table-cell>
          <table:table-cell table:style-name="ce2" table:formula="of:=(([.$B75]+[.C$4])^2*[.$C$1]+[.$C$2])/([.$B75]^2*[.$C$1])" office:value-type="float" office:value="1.02877551020408">
            <text:p>1.0288</text:p>
          </table:table-cell>
          <table:table-cell table:style-name="ce2" table:formula="of:=(([.$B75]+[.D$4])^2*[.$C$1]+[.$C$2])/([.$B75]^2*[.$C$1])" office:value-type="float" office:value="1.05795918367347">
            <text:p>1.0580</text:p>
          </table:table-cell>
          <table:table-cell/>
          <table:table-cell table:style-name="ce1"/>
          <table:table-cell table:style-name="ce2" table:formula="of:=(([.$B75]+[.G$4])^2*[.$G$1]+[.$G$2])/([.$B75]^2*[.$G$1])" office:value-type="float" office:value="1.02894557823129">
            <text:p>1.0289</text:p>
          </table:table-cell>
          <table:table-cell table:style-name="ce2" table:formula="of:=(([.$B75]+[.H$4])^2*[.$G$1]+[.$G$2])/([.$B75]^2*[.$G$1])" office:value-type="float" office:value="1.05812925170068">
            <text:p>1.0581</text:p>
          </table:table-cell>
          <table:table-cell/>
          <table:table-cell table:style-name="ce1"/>
          <table:table-cell table:style-name="ce2" table:formula="of:=(([.$B75]+[.K$4])^2*[.$K$1]+[.$K$2])/([.$B75]^2*[.$K$1])" office:value-type="float" office:value="1.03047619047619">
            <text:p>1.0305</text:p>
          </table:table-cell>
          <table:table-cell table:style-name="ce2" table:formula="of:=(([.$B75]+[.L$4])^2*[.$K$1]+[.$K$2])/([.$B75]^2*[.$K$1])" office:value-type="float" office:value="1.05965986394558">
            <text:p>1.0597</text:p>
          </table:table-cell>
        </table:table-row>
        <table:table-row table:style-name="ro2">
          <table:table-cell/>
          <table:table-cell table:style-name="ce1" office:value-type="float" office:value="71">
            <text:p>71</text:p>
          </table:table-cell>
          <table:table-cell table:style-name="ce2" table:formula="of:=(([.$B76]+[.C$4])^2*[.$C$1]+[.$C$2])/([.$B76]^2*[.$C$1])" office:value-type="float" office:value="1.02836738742313">
            <text:p>1.0284</text:p>
          </table:table-cell>
          <table:table-cell table:style-name="ce2" table:formula="of:=(([.$B76]+[.D$4])^2*[.$C$1]+[.$C$2])/([.$B76]^2*[.$C$1])" office:value-type="float" office:value="1.05713152152351">
            <text:p>1.0571</text:p>
          </table:table-cell>
          <table:table-cell/>
          <table:table-cell table:style-name="ce1"/>
          <table:table-cell table:style-name="ce2" table:formula="of:=(([.$B76]+[.G$4])^2*[.$G$1]+[.$G$2])/([.$B76]^2*[.$G$1])" office:value-type="float" office:value="1.02853269853865">
            <text:p>1.0285</text:p>
          </table:table-cell>
          <table:table-cell table:style-name="ce2" table:formula="of:=(([.$B76]+[.H$4])^2*[.$G$1]+[.$G$2])/([.$B76]^2*[.$G$1])" office:value-type="float" office:value="1.05729683263903">
            <text:p>1.0573</text:p>
          </table:table-cell>
          <table:table-cell/>
          <table:table-cell table:style-name="ce1"/>
          <table:table-cell table:style-name="ce2" table:formula="of:=(([.$B76]+[.K$4])^2*[.$K$1]+[.$K$2])/([.$B76]^2*[.$K$1])" office:value-type="float" office:value="1.03002049857832">
            <text:p>1.0300</text:p>
          </table:table-cell>
          <table:table-cell table:style-name="ce2" table:formula="of:=(([.$B76]+[.L$4])^2*[.$K$1]+[.$K$2])/([.$B76]^2*[.$K$1])" office:value-type="float" office:value="1.0587846326787">
            <text:p>1.0588</text:p>
          </table:table-cell>
        </table:table-row>
        <table:table-row table:style-name="ro2">
          <table:table-cell/>
          <table:table-cell table:style-name="ce1" office:value-type="float" office:value="72">
            <text:p>72</text:p>
          </table:table-cell>
          <table:table-cell table:style-name="ce2" table:formula="of:=(([.$B77]+[.C$4])^2*[.$C$1]+[.$C$2])/([.$B77]^2*[.$C$1])" office:value-type="float" office:value="1.02797067901235">
            <text:p>1.0280</text:p>
          </table:table-cell>
          <table:table-cell table:style-name="ce2" table:formula="of:=(([.$B77]+[.D$4])^2*[.$C$1]+[.$C$2])/([.$B77]^2*[.$C$1])" office:value-type="float" office:value="1.05632716049383">
            <text:p>1.0563</text:p>
          </table:table-cell>
          <table:table-cell/>
          <table:table-cell table:style-name="ce1"/>
          <table:table-cell table:style-name="ce2" table:formula="of:=(([.$B77]+[.G$4])^2*[.$G$1]+[.$G$2])/([.$B77]^2*[.$G$1])" office:value-type="float" office:value="1.02813143004115">
            <text:p>1.0281</text:p>
          </table:table-cell>
          <table:table-cell table:style-name="ce2" table:formula="of:=(([.$B77]+[.H$4])^2*[.$G$1]+[.$G$2])/([.$B77]^2*[.$G$1])" office:value-type="float" office:value="1.05648791152263">
            <text:p>1.0565</text:p>
          </table:table-cell>
          <table:table-cell/>
          <table:table-cell table:style-name="ce1"/>
          <table:table-cell table:style-name="ce2" table:formula="of:=(([.$B77]+[.K$4])^2*[.$K$1]+[.$K$2])/([.$B77]^2*[.$K$1])" office:value-type="float" office:value="1.02957818930041">
            <text:p>1.0296</text:p>
          </table:table-cell>
          <table:table-cell table:style-name="ce2" table:formula="of:=(([.$B77]+[.L$4])^2*[.$K$1]+[.$K$2])/([.$B77]^2*[.$K$1])" office:value-type="float" office:value="1.05793467078189">
            <text:p>1.0579</text:p>
          </table:table-cell>
        </table:table-row>
        <table:table-row table:style-name="ro2">
          <table:table-cell/>
          <table:table-cell table:style-name="ce1" office:value-type="float" office:value="73">
            <text:p>73</text:p>
          </table:table-cell>
          <table:table-cell table:style-name="ce2" table:formula="of:=(([.$B78]+[.C$4])^2*[.$C$1]+[.$C$2])/([.$B78]^2*[.$C$1])" office:value-type="float" office:value="1.0275849127416">
            <text:p>1.0276</text:p>
          </table:table-cell>
          <table:table-cell table:style-name="ce2" table:formula="of:=(([.$B78]+[.D$4])^2*[.$C$1]+[.$C$2])/([.$B78]^2*[.$C$1])" office:value-type="float" office:value="1.05554513041847">
            <text:p>1.0555</text:p>
          </table:table-cell>
          <table:table-cell/>
          <table:table-cell table:style-name="ce1"/>
          <table:table-cell table:style-name="ce2" table:formula="of:=(([.$B78]+[.G$4])^2*[.$G$1]+[.$G$2])/([.$B78]^2*[.$G$1])" office:value-type="float" office:value="1.02774128979796">
            <text:p>1.0277</text:p>
          </table:table-cell>
          <table:table-cell table:style-name="ce2" table:formula="of:=(([.$B78]+[.H$4])^2*[.$G$1]+[.$G$2])/([.$B78]^2*[.$G$1])" office:value-type="float" office:value="1.05570150747482">
            <text:p>1.0557</text:p>
          </table:table-cell>
          <table:table-cell/>
          <table:table-cell table:style-name="ce1"/>
          <table:table-cell table:style-name="ce2" table:formula="of:=(([.$B78]+[.K$4])^2*[.$K$1]+[.$K$2])/([.$B78]^2*[.$K$1])" office:value-type="float" office:value="1.02914868330519">
            <text:p>1.0291</text:p>
          </table:table-cell>
          <table:table-cell table:style-name="ce2" table:formula="of:=(([.$B78]+[.L$4])^2*[.$K$1]+[.$K$2])/([.$B78]^2*[.$K$1])" office:value-type="float" office:value="1.05710890098205">
            <text:p>1.0571</text:p>
          </table:table-cell>
        </table:table-row>
        <table:table-row table:style-name="ro2">
          <table:table-cell/>
          <table:table-cell table:style-name="ce1" office:value-type="float" office:value="74">
            <text:p>74</text:p>
          </table:table-cell>
          <table:table-cell table:style-name="ce2" table:formula="of:=(([.$B79]+[.C$4])^2*[.$C$1]+[.$C$2])/([.$B79]^2*[.$C$1])" office:value-type="float" office:value="1.02720964207451">
            <text:p>1.0272</text:p>
          </table:table-cell>
          <table:table-cell table:style-name="ce2" table:formula="of:=(([.$B79]+[.D$4])^2*[.$C$1]+[.$C$2])/([.$B79]^2*[.$C$1])" office:value-type="float" office:value="1.05478451424397">
            <text:p>1.0548</text:p>
          </table:table-cell>
          <table:table-cell/>
          <table:table-cell table:style-name="ce1"/>
          <table:table-cell table:style-name="ce2" table:formula="of:=(([.$B79]+[.G$4])^2*[.$G$1]+[.$G$2])/([.$B79]^2*[.$G$1])" office:value-type="float" office:value="1.02736182128074">
            <text:p>1.0274</text:p>
          </table:table-cell>
          <table:table-cell table:style-name="ce2" table:formula="of:=(([.$B79]+[.H$4])^2*[.$G$1]+[.$G$2])/([.$B79]^2*[.$G$1])" office:value-type="float" office:value="1.05493669345021">
            <text:p>1.0549</text:p>
          </table:table-cell>
          <table:table-cell/>
          <table:table-cell table:style-name="ce1"/>
          <table:table-cell table:style-name="ce2" table:formula="of:=(([.$B79]+[.K$4])^2*[.$K$1]+[.$K$2])/([.$B79]^2*[.$K$1])" office:value-type="float" office:value="1.02873143413684">
            <text:p>1.0287</text:p>
          </table:table-cell>
          <table:table-cell table:style-name="ce2" table:formula="of:=(([.$B79]+[.L$4])^2*[.$K$1]+[.$K$2])/([.$B79]^2*[.$K$1])" office:value-type="float" office:value="1.05630630630631">
            <text:p>1.0563</text:p>
          </table:table-cell>
        </table:table-row>
        <table:table-row table:style-name="ro2">
          <table:table-cell/>
          <table:table-cell table:style-name="ce1" office:value-type="float" office:value="75">
            <text:p>75</text:p>
          </table:table-cell>
          <table:table-cell table:style-name="ce2" table:formula="of:=(([.$B80]+[.C$4])^2*[.$C$1]+[.$C$2])/([.$B80]^2*[.$C$1])" office:value-type="float" office:value="1.02684444444444">
            <text:p>1.0268</text:p>
          </table:table-cell>
          <table:table-cell table:style-name="ce2" table:formula="of:=(([.$B80]+[.D$4])^2*[.$C$1]+[.$C$2])/([.$B80]^2*[.$C$1])" office:value-type="float" office:value="1.05404444444444">
            <text:p>1.0540</text:p>
          </table:table-cell>
          <table:table-cell/>
          <table:table-cell table:style-name="ce1"/>
          <table:table-cell table:style-name="ce2" table:formula="of:=(([.$B80]+[.G$4])^2*[.$G$1]+[.$G$2])/([.$B80]^2*[.$G$1])" office:value-type="float" office:value="1.02699259259259">
            <text:p>1.0270</text:p>
          </table:table-cell>
          <table:table-cell table:style-name="ce2" table:formula="of:=(([.$B80]+[.H$4])^2*[.$G$1]+[.$G$2])/([.$B80]^2*[.$G$1])" office:value-type="float" office:value="1.05419259259259">
            <text:p>1.0542</text:p>
          </table:table-cell>
          <table:table-cell/>
          <table:table-cell table:style-name="ce1"/>
          <table:table-cell table:style-name="ce2" table:formula="of:=(([.$B80]+[.K$4])^2*[.$K$1]+[.$K$2])/([.$B80]^2*[.$K$1])" office:value-type="float" office:value="1.02832592592593">
            <text:p>1.0283</text:p>
          </table:table-cell>
          <table:table-cell table:style-name="ce2" table:formula="of:=(([.$B80]+[.L$4])^2*[.$K$1]+[.$K$2])/([.$B80]^2*[.$K$1])" office:value-type="float" office:value="1.05552592592593">
            <text:p>1.0555</text:p>
          </table:table-cell>
        </table:table-row>
        <table:table-row table:style-name="ro2">
          <table:table-cell/>
          <table:table-cell table:style-name="ce1" office:value-type="float" office:value="76">
            <text:p>76</text:p>
          </table:table-cell>
          <table:table-cell table:style-name="ce2" table:formula="of:=(([.$B81]+[.C$4])^2*[.$C$1]+[.$C$2])/([.$B81]^2*[.$C$1])" office:value-type="float" office:value="1.02648891966759">
            <text:p>1.0265</text:p>
          </table:table-cell>
          <table:table-cell table:style-name="ce2" table:formula="of:=(([.$B81]+[.D$4])^2*[.$C$1]+[.$C$2])/([.$B81]^2*[.$C$1])" office:value-type="float" office:value="1.05332409972299">
            <text:p>1.0533</text:p>
          </table:table-cell>
          <table:table-cell/>
          <table:table-cell table:style-name="ce1"/>
          <table:table-cell table:style-name="ce2" table:formula="of:=(([.$B81]+[.G$4])^2*[.$G$1]+[.$G$2])/([.$B81]^2*[.$G$1])" office:value-type="float" office:value="1.02663319482918">
            <text:p>1.0266</text:p>
          </table:table-cell>
          <table:table-cell table:style-name="ce2" table:formula="of:=(([.$B81]+[.H$4])^2*[.$G$1]+[.$G$2])/([.$B81]^2*[.$G$1])" office:value-type="float" office:value="1.05346837488458">
            <text:p>1.0535</text:p>
          </table:table-cell>
          <table:table-cell/>
          <table:table-cell table:style-name="ce1"/>
          <table:table-cell table:style-name="ce2" table:formula="of:=(([.$B81]+[.K$4])^2*[.$K$1]+[.$K$2])/([.$B81]^2*[.$K$1])" office:value-type="float" office:value="1.02793167128347">
            <text:p>1.0279</text:p>
          </table:table-cell>
          <table:table-cell table:style-name="ce2" table:formula="of:=(([.$B81]+[.L$4])^2*[.$K$1]+[.$K$2])/([.$B81]^2*[.$K$1])" office:value-type="float" office:value="1.05476685133887">
            <text:p>1.0548</text:p>
          </table:table-cell>
        </table:table-row>
        <table:table-row table:style-name="ro2">
          <table:table-cell/>
          <table:table-cell table:style-name="ce1" office:value-type="float" office:value="77">
            <text:p>77</text:p>
          </table:table-cell>
          <table:table-cell table:style-name="ce2" table:formula="of:=(([.$B82]+[.C$4])^2*[.$C$1]+[.$C$2])/([.$B82]^2*[.$C$1])" office:value-type="float" office:value="1.02614268848035">
            <text:p>1.0261</text:p>
          </table:table-cell>
          <table:table-cell table:style-name="ce2" table:formula="of:=(([.$B82]+[.D$4])^2*[.$C$1]+[.$C$2])/([.$B82]^2*[.$C$1])" office:value-type="float" office:value="1.05262270197335">
            <text:p>1.0526</text:p>
          </table:table-cell>
          <table:table-cell/>
          <table:table-cell table:style-name="ce1"/>
          <table:table-cell table:style-name="ce2" table:formula="of:=(([.$B82]+[.G$4])^2*[.$G$1]+[.$G$2])/([.$B82]^2*[.$G$1])" office:value-type="float" office:value="1.02628324056895">
            <text:p>1.0263</text:p>
          </table:table-cell>
          <table:table-cell table:style-name="ce2" table:formula="of:=(([.$B82]+[.H$4])^2*[.$G$1]+[.$G$2])/([.$B82]^2*[.$G$1])" office:value-type="float" office:value="1.05276325406196">
            <text:p>1.0528</text:p>
          </table:table-cell>
          <table:table-cell/>
          <table:table-cell table:style-name="ce1"/>
          <table:table-cell table:style-name="ce2" table:formula="of:=(([.$B82]+[.K$4])^2*[.$K$1]+[.$K$2])/([.$B82]^2*[.$K$1])" office:value-type="float" office:value="1.02754820936639">
            <text:p>1.0275</text:p>
          </table:table-cell>
          <table:table-cell table:style-name="ce2" table:formula="of:=(([.$B82]+[.L$4])^2*[.$K$1]+[.$K$2])/([.$B82]^2*[.$K$1])" office:value-type="float" office:value="1.05402822285939">
            <text:p>1.0540</text:p>
          </table:table-cell>
        </table:table-row>
        <table:table-row table:style-name="ro2">
          <table:table-cell/>
          <table:table-cell table:style-name="ce1" office:value-type="float" office:value="78">
            <text:p>78</text:p>
          </table:table-cell>
          <table:table-cell table:style-name="ce2" table:formula="of:=(([.$B83]+[.C$4])^2*[.$C$1]+[.$C$2])/([.$B83]^2*[.$C$1])" office:value-type="float" office:value="1.02580539119001">
            <text:p>1.0258</text:p>
          </table:table-cell>
          <table:table-cell table:style-name="ce2" table:formula="of:=(([.$B83]+[.D$4])^2*[.$C$1]+[.$C$2])/([.$B83]^2*[.$C$1])" office:value-type="float" office:value="1.05193951347798">
            <text:p>1.0519</text:p>
          </table:table-cell>
          <table:table-cell/>
          <table:table-cell table:style-name="ce1"/>
          <table:table-cell table:style-name="ce2" table:formula="of:=(([.$B83]+[.G$4])^2*[.$G$1]+[.$G$2])/([.$B83]^2*[.$G$1])" office:value-type="float" office:value="1.02594236248082">
            <text:p>1.0259</text:p>
          </table:table-cell>
          <table:table-cell table:style-name="ce2" table:formula="of:=(([.$B83]+[.H$4])^2*[.$G$1]+[.$G$2])/([.$B83]^2*[.$G$1])" office:value-type="float" office:value="1.05207648476879">
            <text:p>1.0521</text:p>
          </table:table-cell>
          <table:table-cell/>
          <table:table-cell table:style-name="ce1"/>
          <table:table-cell table:style-name="ce2" table:formula="of:=(([.$B83]+[.K$4])^2*[.$K$1]+[.$K$2])/([.$B83]^2*[.$K$1])" office:value-type="float" office:value="1.02717510409818">
            <text:p>1.0272</text:p>
          </table:table-cell>
          <table:table-cell table:style-name="ce2" table:formula="of:=(([.$B83]+[.L$4])^2*[.$K$1]+[.$K$2])/([.$B83]^2*[.$K$1])" office:value-type="float" office:value="1.05330922638615">
            <text:p>1.0533</text:p>
          </table:table-cell>
        </table:table-row>
        <table:table-row table:style-name="ro2">
          <table:table-cell/>
          <table:table-cell table:style-name="ce1" office:value-type="float" office:value="79">
            <text:p>79</text:p>
          </table:table-cell>
          <table:table-cell table:style-name="ce2" table:formula="of:=(([.$B84]+[.C$4])^2*[.$C$1]+[.$C$2])/([.$B84]^2*[.$C$1])" office:value-type="float" office:value="1.02547668642846">
            <text:p>1.0255</text:p>
          </table:table-cell>
          <table:table-cell table:style-name="ce2" table:formula="of:=(([.$B84]+[.D$4])^2*[.$C$1]+[.$C$2])/([.$B84]^2*[.$C$1])" office:value-type="float" office:value="1.05127383432142">
            <text:p>1.0513</text:p>
          </table:table-cell>
          <table:table-cell/>
          <table:table-cell table:style-name="ce1"/>
          <table:table-cell table:style-name="ce2" table:formula="of:=(([.$B84]+[.G$4])^2*[.$G$1]+[.$G$2])/([.$B84]^2*[.$G$1])" office:value-type="float" office:value="1.02561021203867">
            <text:p>1.0256</text:p>
          </table:table-cell>
          <table:table-cell table:style-name="ce2" table:formula="of:=(([.$B84]+[.H$4])^2*[.$G$1]+[.$G$2])/([.$B84]^2*[.$G$1])" office:value-type="float" office:value="1.05140735993164">
            <text:p>1.0514</text:p>
          </table:table-cell>
          <table:table-cell/>
          <table:table-cell table:style-name="ce1"/>
          <table:table-cell table:style-name="ce2" table:formula="of:=(([.$B84]+[.K$4])^2*[.$K$1]+[.$K$2])/([.$B84]^2*[.$K$1])" office:value-type="float" office:value="1.02681194253058">
            <text:p>1.0268</text:p>
          </table:table-cell>
          <table:table-cell table:style-name="ce2" table:formula="of:=(([.$B84]+[.L$4])^2*[.$K$1]+[.$K$2])/([.$B84]^2*[.$K$1])" office:value-type="float" office:value="1.05260909042354">
            <text:p>1.0526</text:p>
          </table:table-cell>
        </table:table-row>
        <table:table-row table:style-name="ro2">
          <table:table-cell/>
          <table:table-cell table:style-name="ce1" office:value-type="float" office:value="80">
            <text:p>80</text:p>
          </table:table-cell>
          <table:table-cell table:style-name="ce2" table:formula="of:=(([.$B85]+[.C$4])^2*[.$C$1]+[.$C$2])/([.$B85]^2*[.$C$1])" office:value-type="float" office:value="1.02515625">
            <text:p>1.0252</text:p>
          </table:table-cell>
          <table:table-cell table:style-name="ce2" table:formula="of:=(([.$B85]+[.D$4])^2*[.$C$1]+[.$C$2])/([.$B85]^2*[.$C$1])" office:value-type="float" office:value="1.050625">
            <text:p>1.0506</text:p>
          </table:table-cell>
          <table:table-cell/>
          <table:table-cell table:style-name="ce1"/>
          <table:table-cell table:style-name="ce2" table:formula="of:=(([.$B85]+[.G$4])^2*[.$G$1]+[.$G$2])/([.$B85]^2*[.$G$1])" office:value-type="float" office:value="1.02528645833333">
            <text:p>1.0253</text:p>
          </table:table-cell>
          <table:table-cell table:style-name="ce2" table:formula="of:=(([.$B85]+[.H$4])^2*[.$G$1]+[.$G$2])/([.$B85]^2*[.$G$1])" office:value-type="float" office:value="1.05075520833333">
            <text:p>1.0508</text:p>
          </table:table-cell>
          <table:table-cell/>
          <table:table-cell table:style-name="ce1"/>
          <table:table-cell table:style-name="ce2" table:formula="of:=(([.$B85]+[.K$4])^2*[.$K$1]+[.$K$2])/([.$B85]^2*[.$K$1])" office:value-type="float" office:value="1.02645833333333">
            <text:p>1.0265</text:p>
          </table:table-cell>
          <table:table-cell table:style-name="ce2" table:formula="of:=(([.$B85]+[.L$4])^2*[.$K$1]+[.$K$2])/([.$B85]^2*[.$K$1])" office:value-type="float" office:value="1.05192708333333">
            <text:p>1.0519</text:p>
          </table:table-cell>
        </table:table-row>
        <table:table-row table:style-name="ro2">
          <table:table-cell/>
          <table:table-cell table:style-name="ce1" office:value-type="float" office:value="81">
            <text:p>81</text:p>
          </table:table-cell>
          <table:table-cell table:style-name="ce2" table:formula="of:=(([.$B86]+[.C$4])^2*[.$C$1]+[.$C$2])/([.$B86]^2*[.$C$1])" office:value-type="float" office:value="1.02484377381497">
            <text:p>1.0248</text:p>
          </table:table-cell>
          <table:table-cell table:style-name="ce2" table:formula="of:=(([.$B86]+[.D$4])^2*[.$C$1]+[.$C$2])/([.$B86]^2*[.$C$1])" office:value-type="float" office:value="1.04999237921049">
            <text:p>1.0500</text:p>
          </table:table-cell>
          <table:table-cell/>
          <table:table-cell table:style-name="ce1"/>
          <table:table-cell table:style-name="ce2" table:formula="of:=(([.$B86]+[.G$4])^2*[.$G$1]+[.$G$2])/([.$B86]^2*[.$G$1])" office:value-type="float" office:value="1.02497078697353">
            <text:p>1.0250</text:p>
          </table:table-cell>
          <table:table-cell table:style-name="ce2" table:formula="of:=(([.$B86]+[.H$4])^2*[.$G$1]+[.$G$2])/([.$B86]^2*[.$G$1])" office:value-type="float" office:value="1.05011939236905">
            <text:p>1.0501</text:p>
          </table:table-cell>
          <table:table-cell/>
          <table:table-cell table:style-name="ce1"/>
          <table:table-cell table:style-name="ce2" table:formula="of:=(([.$B86]+[.K$4])^2*[.$K$1]+[.$K$2])/([.$B86]^2*[.$K$1])" office:value-type="float" office:value="1.0261139054006">
            <text:p>1.0261</text:p>
          </table:table-cell>
          <table:table-cell table:style-name="ce2" table:formula="of:=(([.$B86]+[.L$4])^2*[.$K$1]+[.$K$2])/([.$B86]^2*[.$K$1])" office:value-type="float" office:value="1.05126251079612">
            <text:p>1.0513</text:p>
          </table:table-cell>
        </table:table-row>
        <table:table-row table:style-name="ro2">
          <table:table-cell/>
          <table:table-cell table:style-name="ce1" office:value-type="float" office:value="82">
            <text:p>82</text:p>
          </table:table-cell>
          <table:table-cell table:style-name="ce2" table:formula="of:=(([.$B87]+[.C$4])^2*[.$C$1]+[.$C$2])/([.$B87]^2*[.$C$1])" office:value-type="float" office:value="1.02453896490184">
            <text:p>1.0245</text:p>
          </table:table-cell>
          <table:table-cell table:style-name="ce2" table:formula="of:=(([.$B87]+[.D$4])^2*[.$C$1]+[.$C$2])/([.$B87]^2*[.$C$1])" office:value-type="float" office:value="1.0493753718025">
            <text:p>1.0494</text:p>
          </table:table-cell>
          <table:table-cell/>
          <table:table-cell table:style-name="ce1"/>
          <table:table-cell table:style-name="ce2" table:formula="of:=(([.$B87]+[.G$4])^2*[.$G$1]+[.$G$2])/([.$B87]^2*[.$G$1])" office:value-type="float" office:value="1.02466289906802">
            <text:p>1.0247</text:p>
          </table:table-cell>
          <table:table-cell table:style-name="ce2" table:formula="of:=(([.$B87]+[.H$4])^2*[.$G$1]+[.$G$2])/([.$B87]^2*[.$G$1])" office:value-type="float" office:value="1.04949930596867">
            <text:p>1.0495</text:p>
          </table:table-cell>
          <table:table-cell/>
          <table:table-cell table:style-name="ce1"/>
          <table:table-cell table:style-name="ce2" table:formula="of:=(([.$B87]+[.K$4])^2*[.$K$1]+[.$K$2])/([.$B87]^2*[.$K$1])" office:value-type="float" office:value="1.02577830656355">
            <text:p>1.0258</text:p>
          </table:table-cell>
          <table:table-cell table:style-name="ce2" table:formula="of:=(([.$B87]+[.L$4])^2*[.$K$1]+[.$K$2])/([.$B87]^2*[.$K$1])" office:value-type="float" office:value="1.05061471346421">
            <text:p>1.0506</text:p>
          </table:table-cell>
        </table:table-row>
        <table:table-row table:style-name="ro2">
          <table:table-cell/>
          <table:table-cell table:style-name="ce1" office:value-type="float" office:value="83">
            <text:p>83</text:p>
          </table:table-cell>
          <table:table-cell table:style-name="ce2" table:formula="of:=(([.$B88]+[.C$4])^2*[.$C$1]+[.$C$2])/([.$B88]^2*[.$C$1])" office:value-type="float" office:value="1.02424154449122">
            <text:p>1.0242</text:p>
          </table:table-cell>
          <table:table-cell table:style-name="ce2" table:formula="of:=(([.$B88]+[.D$4])^2*[.$C$1]+[.$C$2])/([.$B88]^2*[.$C$1])" office:value-type="float" office:value="1.04877340688053">
            <text:p>1.0488</text:p>
          </table:table-cell>
          <table:table-cell/>
          <table:table-cell table:style-name="ce1"/>
          <table:table-cell table:style-name="ce2" table:formula="of:=(([.$B88]+[.G$4])^2*[.$G$1]+[.$G$2])/([.$B88]^2*[.$G$1])" office:value-type="float" office:value="1.02436251028209">
            <text:p>1.0244</text:p>
          </table:table-cell>
          <table:table-cell table:style-name="ce2" table:formula="of:=(([.$B88]+[.H$4])^2*[.$G$1]+[.$G$2])/([.$B88]^2*[.$G$1])" office:value-type="float" office:value="1.04889437267141">
            <text:p>1.0489</text:p>
          </table:table-cell>
          <table:table-cell/>
          <table:table-cell table:style-name="ce1"/>
          <table:table-cell table:style-name="ce2" table:formula="of:=(([.$B88]+[.K$4])^2*[.$K$1]+[.$K$2])/([.$B88]^2*[.$K$1])" office:value-type="float" office:value="1.02545120239996">
            <text:p>1.0255</text:p>
          </table:table-cell>
          <table:table-cell table:style-name="ce2" table:formula="of:=(([.$B88]+[.L$4])^2*[.$K$1]+[.$K$2])/([.$B88]^2*[.$K$1])" office:value-type="float" office:value="1.04998306478928">
            <text:p>1.0500</text:p>
          </table:table-cell>
        </table:table-row>
        <table:table-row table:style-name="ro2">
          <table:table-cell/>
          <table:table-cell table:style-name="ce1" office:value-type="float" office:value="84">
            <text:p>84</text:p>
          </table:table-cell>
          <table:table-cell table:style-name="ce2" table:formula="of:=(([.$B89]+[.C$4])^2*[.$C$1]+[.$C$2])/([.$B89]^2*[.$C$1])" office:value-type="float" office:value="1.02395124716553">
            <text:p>1.0240</text:p>
          </table:table-cell>
          <table:table-cell table:style-name="ce2" table:formula="of:=(([.$B89]+[.D$4])^2*[.$C$1]+[.$C$2])/([.$B89]^2*[.$C$1])" office:value-type="float" office:value="1.04818594104308">
            <text:p>1.0482</text:p>
          </table:table-cell>
          <table:table-cell/>
          <table:table-cell table:style-name="ce1"/>
          <table:table-cell table:style-name="ce2" table:formula="of:=(([.$B89]+[.G$4])^2*[.$G$1]+[.$G$2])/([.$B89]^2*[.$G$1])" office:value-type="float" office:value="1.02406934996221">
            <text:p>1.0241</text:p>
          </table:table-cell>
          <table:table-cell table:style-name="ce2" table:formula="of:=(([.$B89]+[.H$4])^2*[.$G$1]+[.$G$2])/([.$B89]^2*[.$G$1])" office:value-type="float" office:value="1.04830404383976">
            <text:p>1.0483</text:p>
          </table:table-cell>
          <table:table-cell/>
          <table:table-cell table:style-name="ce1"/>
          <table:table-cell table:style-name="ce2" table:formula="of:=(([.$B89]+[.K$4])^2*[.$K$1]+[.$K$2])/([.$B89]^2*[.$K$1])" office:value-type="float" office:value="1.02513227513228">
            <text:p>1.0251</text:p>
          </table:table-cell>
          <table:table-cell table:style-name="ce2" table:formula="of:=(([.$B89]+[.L$4])^2*[.$K$1]+[.$K$2])/([.$B89]^2*[.$K$1])" office:value-type="float" office:value="1.04936696900983">
            <text:p>1.0494</text:p>
          </table:table-cell>
        </table:table-row>
        <table:table-row table:style-name="ro2">
          <table:table-cell/>
          <table:table-cell table:style-name="ce1" office:value-type="float" office:value="85">
            <text:p>85</text:p>
          </table:table-cell>
          <table:table-cell table:style-name="ce2" table:formula="of:=(([.$B90]+[.C$4])^2*[.$C$1]+[.$C$2])/([.$B90]^2*[.$C$1])" office:value-type="float" office:value="1.0236678200692">
            <text:p>1.0237</text:p>
          </table:table-cell>
          <table:table-cell table:style-name="ce2" table:formula="of:=(([.$B90]+[.D$4])^2*[.$C$1]+[.$C$2])/([.$B90]^2*[.$C$1])" office:value-type="float" office:value="1.0476124567474">
            <text:p>1.0476</text:p>
          </table:table-cell>
          <table:table-cell/>
          <table:table-cell table:style-name="ce1"/>
          <table:table-cell table:style-name="ce2" table:formula="of:=(([.$B90]+[.G$4])^2*[.$G$1]+[.$G$2])/([.$B90]^2*[.$G$1])" office:value-type="float" office:value="1.02378316032295">
            <text:p>1.0238</text:p>
          </table:table-cell>
          <table:table-cell table:style-name="ce2" table:formula="of:=(([.$B90]+[.H$4])^2*[.$G$1]+[.$G$2])/([.$B90]^2*[.$G$1])" office:value-type="float" office:value="1.04772779700115">
            <text:p>1.0477</text:p>
          </table:table-cell>
          <table:table-cell/>
          <table:table-cell table:style-name="ce1"/>
          <table:table-cell table:style-name="ce2" table:formula="of:=(([.$B90]+[.K$4])^2*[.$K$1]+[.$K$2])/([.$B90]^2*[.$K$1])" office:value-type="float" office:value="1.02482122260669">
            <text:p>1.0248</text:p>
          </table:table-cell>
          <table:table-cell table:style-name="ce2" table:formula="of:=(([.$B90]+[.L$4])^2*[.$K$1]+[.$K$2])/([.$B90]^2*[.$K$1])" office:value-type="float" office:value="1.04876585928489">
            <text:p>1.0488</text:p>
          </table:table-cell>
        </table:table-row>
        <table:table-row table:style-name="ro2">
          <table:table-cell/>
          <table:table-cell table:style-name="ce1" office:value-type="float" office:value="86">
            <text:p>86</text:p>
          </table:table-cell>
          <table:table-cell table:style-name="ce2" table:formula="of:=(([.$B91]+[.C$4])^2*[.$C$1]+[.$C$2])/([.$B91]^2*[.$C$1])" office:value-type="float" office:value="1.02339102217415">
            <text:p>1.0234</text:p>
          </table:table-cell>
          <table:table-cell table:style-name="ce2" table:formula="of:=(([.$B91]+[.D$4])^2*[.$C$1]+[.$C$2])/([.$B91]^2*[.$C$1])" office:value-type="float" office:value="1.04705246078962">
            <text:p>1.0471</text:p>
          </table:table-cell>
          <table:table-cell/>
          <table:table-cell table:style-name="ce1"/>
          <table:table-cell table:style-name="ce2" table:formula="of:=(([.$B91]+[.G$4])^2*[.$G$1]+[.$G$2])/([.$B91]^2*[.$G$1])" office:value-type="float" office:value="1.02350369569136">
            <text:p>1.0235</text:p>
          </table:table-cell>
          <table:table-cell table:style-name="ce2" table:formula="of:=(([.$B91]+[.H$4])^2*[.$G$1]+[.$G$2])/([.$B91]^2*[.$G$1])" office:value-type="float" office:value="1.04716513430683">
            <text:p>1.0472</text:p>
          </table:table-cell>
          <table:table-cell/>
          <table:table-cell table:style-name="ce1"/>
          <table:table-cell table:style-name="ce2" table:formula="of:=(([.$B91]+[.K$4])^2*[.$K$1]+[.$K$2])/([.$B91]^2*[.$K$1])" office:value-type="float" office:value="1.02451775734631">
            <text:p>1.0245</text:p>
          </table:table-cell>
          <table:table-cell table:style-name="ce2" table:formula="of:=(([.$B91]+[.L$4])^2*[.$K$1]+[.$K$2])/([.$B91]^2*[.$K$1])" office:value-type="float" office:value="1.04817919596178">
            <text:p>1.0482</text:p>
          </table:table-cell>
        </table:table-row>
        <table:table-row table:style-name="ro2">
          <table:table-cell/>
          <table:table-cell table:style-name="ce1" office:value-type="float" office:value="87">
            <text:p>87</text:p>
          </table:table-cell>
          <table:table-cell table:style-name="ce2" table:formula="of:=(([.$B92]+[.C$4])^2*[.$C$1]+[.$C$2])/([.$B92]^2*[.$C$1])" office:value-type="float" office:value="1.02312062359625">
            <text:p>1.0231</text:p>
          </table:table-cell>
          <table:table-cell table:style-name="ce2" table:formula="of:=(([.$B92]+[.D$4])^2*[.$C$1]+[.$C$2])/([.$B92]^2*[.$C$1])" office:value-type="float" office:value="1.04650548289074">
            <text:p>1.0465</text:p>
          </table:table-cell>
          <table:table-cell/>
          <table:table-cell table:style-name="ce1"/>
          <table:table-cell table:style-name="ce2" table:formula="of:=(([.$B92]+[.G$4])^2*[.$G$1]+[.$G$2])/([.$B92]^2*[.$G$1])" office:value-type="float" office:value="1.02323072180385">
            <text:p>1.0232</text:p>
          </table:table-cell>
          <table:table-cell table:style-name="ce2" table:formula="of:=(([.$B92]+[.H$4])^2*[.$G$1]+[.$G$2])/([.$B92]^2*[.$G$1])" office:value-type="float" office:value="1.04661558109834">
            <text:p>1.0466</text:p>
          </table:table-cell>
          <table:table-cell/>
          <table:table-cell table:style-name="ce1"/>
          <table:table-cell table:style-name="ce2" table:formula="of:=(([.$B92]+[.K$4])^2*[.$K$1]+[.$K$2])/([.$B92]^2*[.$K$1])" office:value-type="float" office:value="1.02422160567226">
            <text:p>1.0242</text:p>
          </table:table-cell>
          <table:table-cell table:style-name="ce2" table:formula="of:=(([.$B92]+[.L$4])^2*[.$K$1]+[.$K$2])/([.$B92]^2*[.$K$1])" office:value-type="float" office:value="1.04760646496675">
            <text:p>1.0476</text:p>
          </table:table-cell>
        </table:table-row>
        <table:table-row table:style-name="ro2">
          <table:table-cell/>
          <table:table-cell table:style-name="ce1" office:value-type="float" office:value="88">
            <text:p>88</text:p>
          </table:table-cell>
          <table:table-cell table:style-name="ce2" table:formula="of:=(([.$B93]+[.C$4])^2*[.$C$1]+[.$C$2])/([.$B93]^2*[.$C$1])" office:value-type="float" office:value="1.02285640495868">
            <text:p>1.0229</text:p>
          </table:table-cell>
          <table:table-cell table:style-name="ce2" table:formula="of:=(([.$B93]+[.D$4])^2*[.$C$1]+[.$C$2])/([.$B93]^2*[.$C$1])" office:value-type="float" office:value="1.04597107438017">
            <text:p>1.0460</text:p>
          </table:table-cell>
          <table:table-cell/>
          <table:table-cell table:style-name="ce1"/>
          <table:table-cell table:style-name="ce2" table:formula="of:=(([.$B93]+[.G$4])^2*[.$G$1]+[.$G$2])/([.$B93]^2*[.$G$1])" office:value-type="float" office:value="1.02296401515152">
            <text:p>1.0230</text:p>
          </table:table-cell>
          <table:table-cell table:style-name="ce2" table:formula="of:=(([.$B93]+[.H$4])^2*[.$G$1]+[.$G$2])/([.$B93]^2*[.$G$1])" office:value-type="float" office:value="1.046078684573">
            <text:p>1.0461</text:p>
          </table:table-cell>
          <table:table-cell/>
          <table:table-cell table:style-name="ce1"/>
          <table:table-cell table:style-name="ce2" table:formula="of:=(([.$B93]+[.K$4])^2*[.$K$1]+[.$K$2])/([.$B93]^2*[.$K$1])" office:value-type="float" office:value="1.02393250688705">
            <text:p>1.0239</text:p>
          </table:table-cell>
          <table:table-cell table:style-name="ce2" table:formula="of:=(([.$B93]+[.L$4])^2*[.$K$1]+[.$K$2])/([.$B93]^2*[.$K$1])" office:value-type="float" office:value="1.04704717630854">
            <text:p>1.0470</text:p>
          </table:table-cell>
        </table:table-row>
        <table:table-row table:style-name="ro2">
          <table:table-cell/>
          <table:table-cell table:style-name="ce1" office:value-type="float" office:value="89">
            <text:p>89</text:p>
          </table:table-cell>
          <table:table-cell table:style-name="ce2" table:formula="of:=(([.$B94]+[.C$4])^2*[.$C$1]+[.$C$2])/([.$B94]^2*[.$C$1])" office:value-type="float" office:value="1.02259815679838">
            <text:p>1.0226</text:p>
          </table:table-cell>
          <table:table-cell table:style-name="ce2" table:formula="of:=(([.$B94]+[.D$4])^2*[.$C$1]+[.$C$2])/([.$B94]^2*[.$C$1])" office:value-type="float" office:value="1.04544880696882">
            <text:p>1.0454</text:p>
          </table:table-cell>
          <table:table-cell/>
          <table:table-cell table:style-name="ce1"/>
          <table:table-cell table:style-name="ce2" table:formula="of:=(([.$B94]+[.G$4])^2*[.$G$1]+[.$G$2])/([.$B94]^2*[.$G$1])" office:value-type="float" office:value="1.02270336237007">
            <text:p>1.0227</text:p>
          </table:table-cell>
          <table:table-cell table:style-name="ce2" table:formula="of:=(([.$B94]+[.H$4])^2*[.$G$1]+[.$G$2])/([.$B94]^2*[.$G$1])" office:value-type="float" office:value="1.0455540125405">
            <text:p>1.0456</text:p>
          </table:table-cell>
          <table:table-cell/>
          <table:table-cell table:style-name="ce1"/>
          <table:table-cell table:style-name="ce2" table:formula="of:=(([.$B94]+[.K$4])^2*[.$K$1]+[.$K$2])/([.$B94]^2*[.$K$1])" office:value-type="float" office:value="1.02365021251526">
            <text:p>1.0237</text:p>
          </table:table-cell>
          <table:table-cell table:style-name="ce2" table:formula="of:=(([.$B94]+[.L$4])^2*[.$K$1]+[.$K$2])/([.$B94]^2*[.$K$1])" office:value-type="float" office:value="1.04650086268569">
            <text:p>1.0465</text:p>
          </table:table-cell>
        </table:table-row>
        <table:table-row table:style-name="ro2">
          <table:table-cell/>
          <table:table-cell table:style-name="ce1" office:value-type="float" office:value="90">
            <text:p>90</text:p>
          </table:table-cell>
          <table:table-cell table:style-name="ce2" table:formula="of:=(([.$B95]+[.C$4])^2*[.$C$1]+[.$C$2])/([.$B95]^2*[.$C$1])" office:value-type="float" office:value="1.02234567901235">
            <text:p>1.0223</text:p>
          </table:table-cell>
          <table:table-cell table:style-name="ce2" table:formula="of:=(([.$B95]+[.D$4])^2*[.$C$1]+[.$C$2])/([.$B95]^2*[.$C$1])" office:value-type="float" office:value="1.04493827160494">
            <text:p>1.0449</text:p>
          </table:table-cell>
          <table:table-cell/>
          <table:table-cell table:style-name="ce1"/>
          <table:table-cell table:style-name="ce2" table:formula="of:=(([.$B95]+[.G$4])^2*[.$G$1]+[.$G$2])/([.$B95]^2*[.$G$1])" office:value-type="float" office:value="1.02244855967078">
            <text:p>1.0224</text:p>
          </table:table-cell>
          <table:table-cell table:style-name="ce2" table:formula="of:=(([.$B95]+[.H$4])^2*[.$G$1]+[.$G$2])/([.$B95]^2*[.$G$1])" office:value-type="float" office:value="1.04504115226337">
            <text:p>1.0450</text:p>
          </table:table-cell>
          <table:table-cell/>
          <table:table-cell table:style-name="ce1"/>
          <table:table-cell table:style-name="ce2" table:formula="of:=(([.$B95]+[.K$4])^2*[.$K$1]+[.$K$2])/([.$B95]^2*[.$K$1])" office:value-type="float" office:value="1.02337448559671">
            <text:p>1.0234</text:p>
          </table:table-cell>
          <table:table-cell table:style-name="ce2" table:formula="of:=(([.$B95]+[.L$4])^2*[.$K$1]+[.$K$2])/([.$B95]^2*[.$K$1])" office:value-type="float" office:value="1.0459670781893">
            <text:p>1.0460</text:p>
          </table:table-cell>
        </table:table-row>
        <table:table-row table:style-name="ro2">
          <table:table-cell/>
          <table:table-cell table:style-name="ce1" office:value-type="float" office:value="91">
            <text:p>91</text:p>
          </table:table-cell>
          <table:table-cell table:style-name="ce2" table:formula="of:=(([.$B96]+[.C$4])^2*[.$C$1]+[.$C$2])/([.$B96]^2*[.$C$1])" office:value-type="float" office:value="1.02209878034054">
            <text:p>1.0221</text:p>
          </table:table-cell>
          <table:table-cell table:style-name="ce2" table:formula="of:=(([.$B96]+[.D$4])^2*[.$C$1]+[.$C$2])/([.$B96]^2*[.$C$1])" office:value-type="float" office:value="1.04443907740611">
            <text:p>1.0444</text:p>
          </table:table-cell>
          <table:table-cell/>
          <table:table-cell table:style-name="ce1"/>
          <table:table-cell table:style-name="ce2" table:formula="of:=(([.$B96]+[.G$4])^2*[.$G$1]+[.$G$2])/([.$B96]^2*[.$G$1])" office:value-type="float" office:value="1.0221994123093">
            <text:p>1.0222</text:p>
          </table:table-cell>
          <table:table-cell table:style-name="ce2" table:formula="of:=(([.$B96]+[.H$4])^2*[.$G$1]+[.$G$2])/([.$B96]^2*[.$G$1])" office:value-type="float" office:value="1.04453970937487">
            <text:p>1.0445</text:p>
          </table:table-cell>
          <table:table-cell/>
          <table:table-cell table:style-name="ce1"/>
          <table:table-cell table:style-name="ce2" table:formula="of:=(([.$B96]+[.K$4])^2*[.$K$1]+[.$K$2])/([.$B96]^2*[.$K$1])" office:value-type="float" office:value="1.02310510002818">
            <text:p>1.0231</text:p>
          </table:table-cell>
          <table:table-cell table:style-name="ce2" table:formula="of:=(([.$B96]+[.L$4])^2*[.$K$1]+[.$K$2])/([.$B96]^2*[.$K$1])" office:value-type="float" office:value="1.04544539709375">
            <text:p>1.0454</text:p>
          </table:table-cell>
        </table:table-row>
        <table:table-row table:style-name="ro2">
          <table:table-cell/>
          <table:table-cell table:style-name="ce1" office:value-type="float" office:value="92">
            <text:p>92</text:p>
          </table:table-cell>
          <table:table-cell table:style-name="ce2" table:formula="of:=(([.$B97]+[.C$4])^2*[.$C$1]+[.$C$2])/([.$B97]^2*[.$C$1])" office:value-type="float" office:value="1.0218572778828">
            <text:p>1.0219</text:p>
          </table:table-cell>
          <table:table-cell table:style-name="ce2" table:formula="of:=(([.$B97]+[.D$4])^2*[.$C$1]+[.$C$2])/([.$B97]^2*[.$C$1])" office:value-type="float" office:value="1.04395085066163">
            <text:p>1.0440</text:p>
          </table:table-cell>
          <table:table-cell/>
          <table:table-cell table:style-name="ce1"/>
          <table:table-cell table:style-name="ce2" table:formula="of:=(([.$B97]+[.G$4])^2*[.$G$1]+[.$G$2])/([.$B97]^2*[.$G$1])" office:value-type="float" office:value="1.02195573408948">
            <text:p>1.0220</text:p>
          </table:table-cell>
          <table:table-cell table:style-name="ce2" table:formula="of:=(([.$B97]+[.H$4])^2*[.$G$1]+[.$G$2])/([.$B97]^2*[.$G$1])" office:value-type="float" office:value="1.04404930686831">
            <text:p>1.0440</text:p>
          </table:table-cell>
          <table:table-cell/>
          <table:table-cell table:style-name="ce1"/>
          <table:table-cell table:style-name="ce2" table:formula="of:=(([.$B97]+[.K$4])^2*[.$K$1]+[.$K$2])/([.$B97]^2*[.$K$1])" office:value-type="float" office:value="1.02284183994959">
            <text:p>1.0228</text:p>
          </table:table-cell>
          <table:table-cell table:style-name="ce2" table:formula="of:=(([.$B97]+[.L$4])^2*[.$K$1]+[.$K$2])/([.$B97]^2*[.$K$1])" office:value-type="float" office:value="1.04493541272842">
            <text:p>1.0449</text:p>
          </table:table-cell>
        </table:table-row>
        <table:table-row table:style-name="ro2">
          <table:table-cell/>
          <table:table-cell table:style-name="ce1" office:value-type="float" office:value="93">
            <text:p>93</text:p>
          </table:table-cell>
          <table:table-cell table:style-name="ce2" table:formula="of:=(([.$B98]+[.C$4])^2*[.$C$1]+[.$C$2])/([.$B98]^2*[.$C$1])" office:value-type="float" office:value="1.02162099664701">
            <text:p>1.0216</text:p>
          </table:table-cell>
          <table:table-cell table:style-name="ce2" table:formula="of:=(([.$B98]+[.D$4])^2*[.$C$1]+[.$C$2])/([.$B98]^2*[.$C$1])" office:value-type="float" office:value="1.04347323389987">
            <text:p>1.0435</text:p>
          </table:table-cell>
          <table:table-cell/>
          <table:table-cell table:style-name="ce1"/>
          <table:table-cell table:style-name="ce2" table:formula="of:=(([.$B98]+[.G$4])^2*[.$G$1]+[.$G$2])/([.$B98]^2*[.$G$1])" office:value-type="float" office:value="1.02171734689945">
            <text:p>1.0217</text:p>
          </table:table-cell>
          <table:table-cell table:style-name="ce2" table:formula="of:=(([.$B98]+[.H$4])^2*[.$G$1]+[.$G$2])/([.$B98]^2*[.$G$1])" office:value-type="float" office:value="1.04356958415231">
            <text:p>1.0436</text:p>
          </table:table-cell>
          <table:table-cell/>
          <table:table-cell table:style-name="ce1"/>
          <table:table-cell table:style-name="ce2" table:formula="of:=(([.$B98]+[.K$4])^2*[.$K$1]+[.$K$2])/([.$B98]^2*[.$K$1])" office:value-type="float" office:value="1.02258449917139">
            <text:p>1.0226</text:p>
          </table:table-cell>
          <table:table-cell table:style-name="ce2" table:formula="of:=(([.$B98]+[.L$4])^2*[.$K$1]+[.$K$2])/([.$B98]^2*[.$K$1])" office:value-type="float" office:value="1.04443673642425">
            <text:p>1.0444</text:p>
          </table:table-cell>
        </table:table-row>
        <table:table-row table:style-name="ro2">
          <table:table-cell/>
          <table:table-cell table:style-name="ce1" office:value-type="float" office:value="94">
            <text:p>94</text:p>
          </table:table-cell>
          <table:table-cell table:style-name="ce2" table:formula="of:=(([.$B99]+[.C$4])^2*[.$C$1]+[.$C$2])/([.$B99]^2*[.$C$1])" office:value-type="float" office:value="1.0213897691263">
            <text:p>1.0214</text:p>
          </table:table-cell>
          <table:table-cell table:style-name="ce2" table:formula="of:=(([.$B99]+[.D$4])^2*[.$C$1]+[.$C$2])/([.$B99]^2*[.$C$1])" office:value-type="float" office:value="1.04300588501584">
            <text:p>1.0430</text:p>
          </table:table-cell>
          <table:table-cell/>
          <table:table-cell table:style-name="ce1"/>
          <table:table-cell table:style-name="ce2" table:formula="of:=(([.$B99]+[.G$4])^2*[.$G$1]+[.$G$2])/([.$B99]^2*[.$G$1])" office:value-type="float" office:value="1.02148408027765">
            <text:p>1.0215</text:p>
          </table:table-cell>
          <table:table-cell table:style-name="ce2" table:formula="of:=(([.$B99]+[.H$4])^2*[.$G$1]+[.$G$2])/([.$B99]^2*[.$G$1])" office:value-type="float" office:value="1.04310019616719">
            <text:p>1.0431</text:p>
          </table:table-cell>
          <table:table-cell/>
          <table:table-cell table:style-name="ce1"/>
          <table:table-cell table:style-name="ce2" table:formula="of:=(([.$B99]+[.K$4])^2*[.$K$1]+[.$K$2])/([.$B99]^2*[.$K$1])" office:value-type="float" office:value="1.02233288063981">
            <text:p>1.0223</text:p>
          </table:table-cell>
          <table:table-cell table:style-name="ce2" table:formula="of:=(([.$B99]+[.L$4])^2*[.$K$1]+[.$K$2])/([.$B99]^2*[.$K$1])" office:value-type="float" office:value="1.04394899652935">
            <text:p>1.0439</text:p>
          </table:table-cell>
        </table:table-row>
        <table:table-row table:style-name="ro2">
          <table:table-cell/>
          <table:table-cell table:style-name="ce1" office:value-type="float" office:value="95">
            <text:p>95</text:p>
          </table:table-cell>
          <table:table-cell table:style-name="ce2" table:formula="of:=(([.$B100]+[.C$4])^2*[.$C$1]+[.$C$2])/([.$B100]^2*[.$C$1])" office:value-type="float" office:value="1.02116343490305">
            <text:p>1.0212</text:p>
          </table:table-cell>
          <table:table-cell table:style-name="ce2" table:formula="of:=(([.$B100]+[.D$4])^2*[.$C$1]+[.$C$2])/([.$B100]^2*[.$C$1])" office:value-type="float" office:value="1.04254847645429">
            <text:p>1.0425</text:p>
          </table:table-cell>
          <table:table-cell/>
          <table:table-cell table:style-name="ce1"/>
          <table:table-cell table:style-name="ce2" table:formula="of:=(([.$B100]+[.G$4])^2*[.$G$1]+[.$G$2])/([.$B100]^2*[.$G$1])" office:value-type="float" office:value="1.02125577100646">
            <text:p>1.0213</text:p>
          </table:table-cell>
          <table:table-cell table:style-name="ce2" table:formula="of:=(([.$B100]+[.H$4])^2*[.$G$1]+[.$G$2])/([.$B100]^2*[.$G$1])" office:value-type="float" office:value="1.04264081255771">
            <text:p>1.0426</text:p>
          </table:table-cell>
          <table:table-cell/>
          <table:table-cell table:style-name="ce1"/>
          <table:table-cell table:style-name="ce2" table:formula="of:=(([.$B100]+[.K$4])^2*[.$K$1]+[.$K$2])/([.$B100]^2*[.$K$1])" office:value-type="float" office:value="1.02208679593721">
            <text:p>1.0221</text:p>
          </table:table-cell>
          <table:table-cell table:style-name="ce2" table:formula="of:=(([.$B100]+[.L$4])^2*[.$K$1]+[.$K$2])/([.$B100]^2*[.$K$1])" office:value-type="float" office:value="1.04347183748846">
            <text:p>1.0435</text:p>
          </table:table-cell>
        </table:table-row>
        <table:table-row table:style-name="ro2">
          <table:table-cell/>
          <table:table-cell table:style-name="ce1" office:value-type="float" office:value="96">
            <text:p>96</text:p>
          </table:table-cell>
          <table:table-cell table:style-name="ce2" table:formula="of:=(([.$B101]+[.C$4])^2*[.$C$1]+[.$C$2])/([.$B101]^2*[.$C$1])" office:value-type="float" office:value="1.02094184027778">
            <text:p>1.0209</text:p>
          </table:table-cell>
          <table:table-cell table:style-name="ce2" table:formula="of:=(([.$B101]+[.D$4])^2*[.$C$1]+[.$C$2])/([.$B101]^2*[.$C$1])" office:value-type="float" office:value="1.04210069444444">
            <text:p>1.0421</text:p>
          </table:table-cell>
          <table:table-cell/>
          <table:table-cell table:style-name="ce1"/>
          <table:table-cell table:style-name="ce2" table:formula="of:=(([.$B101]+[.G$4])^2*[.$G$1]+[.$G$2])/([.$B101]^2*[.$G$1])" office:value-type="float" office:value="1.02103226273148">
            <text:p>1.0210</text:p>
          </table:table-cell>
          <table:table-cell table:style-name="ce2" table:formula="of:=(([.$B101]+[.H$4])^2*[.$G$1]+[.$G$2])/([.$B101]^2*[.$G$1])" office:value-type="float" office:value="1.04219111689815">
            <text:p>1.0422</text:p>
          </table:table-cell>
          <table:table-cell/>
          <table:table-cell table:style-name="ce1"/>
          <table:table-cell table:style-name="ce2" table:formula="of:=(([.$B101]+[.K$4])^2*[.$K$1]+[.$K$2])/([.$B101]^2*[.$K$1])" office:value-type="float" office:value="1.02184606481481">
            <text:p>1.0218</text:p>
          </table:table-cell>
          <table:table-cell table:style-name="ce2" table:formula="of:=(([.$B101]+[.L$4])^2*[.$K$1]+[.$K$2])/([.$B101]^2*[.$K$1])" office:value-type="float" office:value="1.04300491898148">
            <text:p>1.0430</text:p>
          </table:table-cell>
        </table:table-row>
        <table:table-row table:style-name="ro2">
          <table:table-cell/>
          <table:table-cell table:style-name="ce1" office:value-type="float" office:value="97">
            <text:p>97</text:p>
          </table:table-cell>
          <table:table-cell table:style-name="ce2" table:formula="of:=(([.$B102]+[.C$4])^2*[.$C$1]+[.$C$2])/([.$B102]^2*[.$C$1])" office:value-type="float" office:value="1.02072483792114">
            <text:p>1.0207</text:p>
          </table:table-cell>
          <table:table-cell table:style-name="ce2" table:formula="of:=(([.$B102]+[.D$4])^2*[.$C$1]+[.$C$2])/([.$B102]^2*[.$C$1])" office:value-type="float" office:value="1.0416622382825">
            <text:p>1.0417</text:p>
          </table:table-cell>
          <table:table-cell/>
          <table:table-cell table:style-name="ce1"/>
          <table:table-cell table:style-name="ce2" table:formula="of:=(([.$B102]+[.G$4])^2*[.$G$1]+[.$G$2])/([.$B102]^2*[.$G$1])" office:value-type="float" office:value="1.02081340560456">
            <text:p>1.0208</text:p>
          </table:table-cell>
          <table:table-cell table:style-name="ce2" table:formula="of:=(([.$B102]+[.H$4])^2*[.$G$1]+[.$G$2])/([.$B102]^2*[.$G$1])" office:value-type="float" office:value="1.04175080596592">
            <text:p>1.0418</text:p>
          </table:table-cell>
          <table:table-cell/>
          <table:table-cell table:style-name="ce1"/>
          <table:table-cell table:style-name="ce2" table:formula="of:=(([.$B102]+[.K$4])^2*[.$K$1]+[.$K$2])/([.$B102]^2*[.$K$1])" office:value-type="float" office:value="1.02161051475538">
            <text:p>1.0216</text:p>
          </table:table-cell>
          <table:table-cell table:style-name="ce2" table:formula="of:=(([.$B102]+[.L$4])^2*[.$K$1]+[.$K$2])/([.$B102]^2*[.$K$1])" office:value-type="float" office:value="1.04254791511673">
            <text:p>1.0425</text:p>
          </table:table-cell>
        </table:table-row>
        <table:table-row table:style-name="ro2">
          <table:table-cell/>
          <table:table-cell table:style-name="ce1" office:value-type="float" office:value="98">
            <text:p>98</text:p>
          </table:table-cell>
          <table:table-cell table:style-name="ce2" table:formula="of:=(([.$B103]+[.C$4])^2*[.$C$1]+[.$C$2])/([.$B103]^2*[.$C$1])" office:value-type="float" office:value="1.02051228654727">
            <text:p>1.0205</text:p>
          </table:table-cell>
          <table:table-cell table:style-name="ce2" table:formula="of:=(([.$B103]+[.D$4])^2*[.$C$1]+[.$C$2])/([.$B103]^2*[.$C$1])" office:value-type="float" office:value="1.04123281965848">
            <text:p>1.0412</text:p>
          </table:table-cell>
          <table:table-cell/>
          <table:table-cell table:style-name="ce1"/>
          <table:table-cell table:style-name="ce2" table:formula="of:=(([.$B103]+[.G$4])^2*[.$G$1]+[.$G$2])/([.$B103]^2*[.$G$1])" office:value-type="float" office:value="1.02059905594891">
            <text:p>1.0206</text:p>
          </table:table-cell>
          <table:table-cell table:style-name="ce2" table:formula="of:=(([.$B103]+[.H$4])^2*[.$G$1]+[.$G$2])/([.$B103]^2*[.$G$1])" office:value-type="float" office:value="1.04131958906011">
            <text:p>1.0413</text:p>
          </table:table-cell>
          <table:table-cell/>
          <table:table-cell table:style-name="ce1"/>
          <table:table-cell table:style-name="ce2" table:formula="of:=(([.$B103]+[.K$4])^2*[.$K$1]+[.$K$2])/([.$B103]^2*[.$K$1])" office:value-type="float" office:value="1.02137998056365">
            <text:p>1.0214</text:p>
          </table:table-cell>
          <table:table-cell table:style-name="ce2" table:formula="of:=(([.$B103]+[.L$4])^2*[.$K$1]+[.$K$2])/([.$B103]^2*[.$K$1])" office:value-type="float" office:value="1.04210051367486">
            <text:p>1.0421</text:p>
          </table:table-cell>
        </table:table-row>
        <table:table-row table:style-name="ro2">
          <table:table-cell/>
          <table:table-cell table:style-name="ce1" office:value-type="float" office:value="99">
            <text:p>99</text:p>
          </table:table-cell>
          <table:table-cell table:style-name="ce2" table:formula="of:=(([.$B104]+[.C$4])^2*[.$C$1]+[.$C$2])/([.$B104]^2*[.$C$1])" office:value-type="float" office:value="1.02030405060708">
            <text:p>1.0203</text:p>
          </table:table-cell>
          <table:table-cell table:style-name="ce2" table:formula="of:=(([.$B104]+[.D$4])^2*[.$C$1]+[.$C$2])/([.$B104]^2*[.$C$1])" office:value-type="float" office:value="1.04081216202428">
            <text:p>1.0408</text:p>
          </table:table-cell>
          <table:table-cell/>
          <table:table-cell table:style-name="ce1"/>
          <table:table-cell table:style-name="ce2" table:formula="of:=(([.$B104]+[.G$4])^2*[.$G$1]+[.$G$2])/([.$B104]^2*[.$G$1])" office:value-type="float" office:value="1.02038907594463">
            <text:p>1.0204</text:p>
          </table:table-cell>
          <table:table-cell table:style-name="ce2" table:formula="of:=(([.$B104]+[.H$4])^2*[.$G$1]+[.$G$2])/([.$B104]^2*[.$G$1])" office:value-type="float" office:value="1.04089718736183">
            <text:p>1.0409</text:p>
          </table:table-cell>
          <table:table-cell/>
          <table:table-cell table:style-name="ce1"/>
          <table:table-cell table:style-name="ce2" table:formula="of:=(([.$B104]+[.K$4])^2*[.$K$1]+[.$K$2])/([.$B104]^2*[.$K$1])" office:value-type="float" office:value="1.02115430398259">
            <text:p>1.0212</text:p>
          </table:table-cell>
          <table:table-cell table:style-name="ce2" table:formula="of:=(([.$B104]+[.L$4])^2*[.$K$1]+[.$K$2])/([.$B104]^2*[.$K$1])" office:value-type="float" office:value="1.04166241539979">
            <text:p>1.0417</text:p>
          </table:table-cell>
        </table:table-row>
        <table:table-row table:style-name="ro2" table:number-rows-repeated="1048471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8">00/00/0000</text:date>, <text:time style:data-style-name="N2" text:time-value="0000-00-00T08:40: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tof </meta:initial-creator>
    <meta:creation-date>2013-11-07T11:49:29</meta:creation-date>
    <dc:date>2013-11-08T08:41:24</dc:date>
    <dc:creator>Kristof </dc:creator>
    <meta:editing-duration>PT1H21M10S</meta:editing-duration>
    <meta:editing-cycles>8</meta:editing-cycles>
    <meta:generator>LibreOffice/4.0.2.2$Linux_X86_64 LibreOffice_project/400m0$Build-2</meta:generator>
    <meta:document-statistic meta:table-count="1" meta:cell-count="731" meta:object-count="0"/>
  </office:meta>
</office:document-meta>
</file>